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2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" manifest:media-type="application/vnd.sun.star.oleobjec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@Arial Unicode MS" svg:font-family="'@Arial Unicode MS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56mm"/>
    </style:style>
    <style:style style:name="co2" style:family="table-column">
      <style:table-column-properties fo:break-before="auto" style:column-width="36.6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4.89mm"/>
    </style:style>
    <style:style style:name="co5" style:family="table-column">
      <style:table-column-properties fo:break-before="auto" style:column-width="42.51mm"/>
    </style:style>
    <style:style style:name="co6" style:family="table-column">
      <style:table-column-properties fo:break-before="auto" style:column-width="18.73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19.01mm"/>
    </style:style>
    <style:style style:name="co10" style:family="table-column">
      <style:table-column-properties fo:break-before="auto" style:column-width="19.86mm"/>
    </style:style>
    <style:style style:name="co11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19.3mm"/>
    </style:style>
    <style:style style:name="co13" style:family="table-column">
      <style:table-column-properties fo:break-before="auto" style:column-width="20.97mm"/>
    </style:style>
    <style:style style:name="co14" style:family="table-column">
      <style:table-column-properties fo:break-before="auto" style:column-width="21.2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ta1" style:family="table" style:master-page-name="PageStyle_5f_Ill._20_A">
      <style:table-properties table:display="true" style:writing-mode="lr-tb"/>
    </style:style>
    <style:style style:name="ta2" style:family="table" style:master-page-name="PageStyle_5f_D65">
      <style:table-properties table:display="true" style:writing-mode="lr-tb"/>
    </style:style>
    <style:style style:name="ta3" style:family="table" style:master-page-name="PageStyle_5f_Daylight_20_comp">
      <style:table-properties table:display="true" style:writing-mode="lr-tb"/>
    </style:style>
    <style:style style:name="ta4" style:family="table" style:master-page-name="PageStyle_5f_1931_20_col_20_observer">
      <style:table-properties table:display="true" style:writing-mode="lr-tb"/>
    </style:style>
    <style:style style:name="ta5" style:family="table" style:master-page-name="PageStyle_5f_1964_20_col_20_observe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ymbo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36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6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6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7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37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 style:data-style-name="N3">
      <style:table-cell-properties fo:padding="0.71mm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6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3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6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Symbo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 style:data-style-name="N136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6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ole-draw-aspect="1" style:protect="size"/>
    </style:style>
    <style:style style:name="gr2" style:family="graphic">
      <style:graphic-properties draw:textarea-horizontal-align="justify" draw:textarea-vertical-align="middle" draw:visible-area-left="0mm" draw:visible-area-top="0mm" draw:visible-area-width="194.73mm" draw:visible-area-height="127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@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complex="@Arial Unicode M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-33%" style:font-size-asian="10pt" style:font-size-complex="10pt" style:font-weight-asian="normal" style:font-weight-complex="normal" style:font-style-asian="normal" style:font-name="Arial"/>
    </style:style>
    <style:style style:name="T4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name="Arial" style:text-position="0%"/>
    </style:style>
    <style:style style:name="T5" style:family="text">
      <style:text-properties fo:font-size="10pt" fo:font-weight="normal" style:text-underline-style="none" style:text-underline-color="font-color" style:text-line-through-type="none" style:text-outline="false" fo:text-shadow="none" style:font-size-asian="10pt" style:font-size-complex="10pt" style:font-weight-asian="normal" style:font-weight-complex="normal" style:text-position="0%" style:font-name="Symbol" fo:font-style="italic" style:font-style-asian="italic" style:font-style-complex="italic"/>
    </style:style>
    <style:style style:name="T6" style:family="text">
      <style:text-properties fo:font-size="10pt" fo:font-weight="normal" style:text-underline-style="none" style:text-underline-color="font-color" style:text-line-through-type="none" style:text-outline="false" fo:text-shadow="none" style:font-size-asian="10pt" style:font-size-complex="10pt" style:font-weight-asian="normal" style:font-weight-complex="normal" style:text-position="0%" style:font-name="Arial" fo:font-style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Ill. 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ative spectral power distribution of CIE Standard Illuminant 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l,<text:span text:style-name="T1">nm</text:span></text:p>
          </table:table-cell>
          <table:table-cell table:style-name="ce5" office:value-type="string" calcext:value-type="string">
            <text:p>Standard Illuminant A</text:p>
          </table:table-cell>
          <table:table-cell table:number-columns-repeated="1022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0.930483" calcext:value-type="float">
            <text:p>0.930483</text:p>
          </table:table-cell>
          <table:table-cell table:number-columns-repeated="1022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float" office:value="1.12821" calcext:value-type="float">
            <text:p>1.128210</text:p>
          </table:table-cell>
          <table:table-cell table:number-columns-repeated="1022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float" office:value="1.35769" calcext:value-type="float">
            <text:p>1.357690</text:p>
          </table:table-cell>
          <table:table-cell table:number-columns-repeated="1022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float" office:value="1.62219" calcext:value-type="float">
            <text:p>1.622190</text:p>
          </table:table-cell>
          <table:table-cell table:number-columns-repeated="1022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float" office:value="1.92508" calcext:value-type="float">
            <text:p>1.925080</text:p>
          </table:table-cell>
          <table:table-cell table:number-columns-repeated="1022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float" office:value="2.2698" calcext:value-type="float">
            <text:p>2.269800</text:p>
          </table:table-cell>
          <table:table-cell table:number-columns-repeated="1022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float" office:value="2.65981" calcext:value-type="float">
            <text:p>2.659810</text:p>
          </table:table-cell>
          <table:table-cell table:number-columns-repeated="1022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float" office:value="3.09861" calcext:value-type="float">
            <text:p>3.098610</text:p>
          </table:table-cell>
          <table:table-cell table:number-columns-repeated="1022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float" office:value="3.58968" calcext:value-type="float">
            <text:p>3.589680</text:p>
          </table:table-cell>
          <table:table-cell table:number-columns-repeated="1022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float" office:value="4.13648" calcext:value-type="float">
            <text:p>4.136480</text:p>
          </table:table-cell>
          <table:table-cell table:number-columns-repeated="1022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float" office:value="4.74238" calcext:value-type="float">
            <text:p>4.742380</text:p>
          </table:table-cell>
          <table:table-cell table:number-columns-repeated="1022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float" office:value="5.4107" calcext:value-type="float">
            <text:p>5.410700</text:p>
          </table:table-cell>
          <table:table-cell table:number-columns-repeated="1022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float" office:value="6.14462" calcext:value-type="float">
            <text:p>6.144620</text:p>
          </table:table-cell>
          <table:table-cell table:number-columns-repeated="1022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float" office:value="6.9472" calcext:value-type="float">
            <text:p>6.947200</text:p>
          </table:table-cell>
          <table:table-cell table:number-columns-repeated="1022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float" office:value="7.82135" calcext:value-type="float">
            <text:p>7.821350</text:p>
          </table:table-cell>
          <table:table-cell table:number-columns-repeated="1022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float" office:value="8.7698" calcext:value-type="float">
            <text:p>8.769800</text:p>
          </table:table-cell>
          <table:table-cell table:number-columns-repeated="1022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float" office:value="9.7951" calcext:value-type="float">
            <text:p>9.795100</text:p>
          </table:table-cell>
          <table:table-cell table:number-columns-repeated="1022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float" office:value="10.8996" calcext:value-type="float">
            <text:p>10.899600</text:p>
          </table:table-cell>
          <table:table-cell table:number-columns-repeated="1022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float" office:value="12.0853" calcext:value-type="float">
            <text:p>12.085300</text:p>
          </table:table-cell>
          <table:table-cell table:number-columns-repeated="1022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float" office:value="13.3543" calcext:value-type="float">
            <text:p>13.354300</text:p>
          </table:table-cell>
          <table:table-cell table:number-columns-repeated="1022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float" office:value="14.708" calcext:value-type="float">
            <text:p>14.708000</text:p>
          </table:table-cell>
          <table:table-cell table:number-columns-repeated="1022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float" office:value="16.148" calcext:value-type="float">
            <text:p>16.148000</text:p>
          </table:table-cell>
          <table:table-cell table:number-columns-repeated="1022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float" office:value="17.6753" calcext:value-type="float">
            <text:p>17.675300</text:p>
          </table:table-cell>
          <table:table-cell table:number-columns-repeated="1022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float" office:value="19.2907" calcext:value-type="float">
            <text:p>19.290700</text:p>
          </table:table-cell>
          <table:table-cell table:number-columns-repeated="1022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float" office:value="20.995" calcext:value-type="float">
            <text:p>20.995000</text:p>
          </table:table-cell>
          <table:table-cell table:number-columns-repeated="1022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float" office:value="22.7883" calcext:value-type="float">
            <text:p>22.788300</text:p>
          </table:table-cell>
          <table:table-cell table:number-columns-repeated="1022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float" office:value="24.6709" calcext:value-type="float">
            <text:p>24.670900</text:p>
          </table:table-cell>
          <table:table-cell table:number-columns-repeated="1022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float" office:value="26.6425" calcext:value-type="float">
            <text:p>26.642500</text:p>
          </table:table-cell>
          <table:table-cell table:number-columns-repeated="1022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float" office:value="28.7027" calcext:value-type="float">
            <text:p>28.702700</text:p>
          </table:table-cell>
          <table:table-cell table:number-columns-repeated="1022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float" office:value="30.8508" calcext:value-type="float">
            <text:p>30.850800</text:p>
          </table:table-cell>
          <table:table-cell table:number-columns-repeated="1022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float" office:value="33.0859" calcext:value-type="float">
            <text:p>33.085900</text:p>
          </table:table-cell>
          <table:table-cell table:number-columns-repeated="1022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float" office:value="35.4068" calcext:value-type="float">
            <text:p>35.406800</text:p>
          </table:table-cell>
          <table:table-cell table:number-columns-repeated="1022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float" office:value="37.8121" calcext:value-type="float">
            <text:p>37.812100</text:p>
          </table:table-cell>
          <table:table-cell table:number-columns-repeated="1022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float" office:value="40.3002" calcext:value-type="float">
            <text:p>40.300200</text:p>
          </table:table-cell>
          <table:table-cell table:number-columns-repeated="1022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float" office:value="42.8693" calcext:value-type="float">
            <text:p>42.869300</text:p>
          </table:table-cell>
          <table:table-cell table:number-columns-repeated="1022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float" office:value="45.5174" calcext:value-type="float">
            <text:p>45.517400</text:p>
          </table:table-cell>
          <table:table-cell table:number-columns-repeated="1022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float" office:value="48.2423" calcext:value-type="float">
            <text:p>48.242300</text:p>
          </table:table-cell>
          <table:table-cell table:number-columns-repeated="1022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float" office:value="51.0418" calcext:value-type="float">
            <text:p>51.041800</text:p>
          </table:table-cell>
          <table:table-cell table:number-columns-repeated="1022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float" office:value="53.9132" calcext:value-type="float">
            <text:p>53.913200</text:p>
          </table:table-cell>
          <table:table-cell table:number-columns-repeated="1022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float" office:value="56.8539" calcext:value-type="float">
            <text:p>56.853900</text:p>
          </table:table-cell>
          <table:table-cell table:number-columns-repeated="1022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59.8611" calcext:value-type="float">
            <text:p>59.861100</text:p>
          </table:table-cell>
          <table:table-cell table:number-columns-repeated="1022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float" office:value="62.932" calcext:value-type="float">
            <text:p>62.932000</text:p>
          </table:table-cell>
          <table:table-cell table:number-columns-repeated="1022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float" office:value="66.0635" calcext:value-type="float">
            <text:p>66.063500</text:p>
          </table:table-cell>
          <table:table-cell table:number-columns-repeated="1022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float" office:value="69.2525" calcext:value-type="float">
            <text:p>69.252500</text:p>
          </table:table-cell>
          <table:table-cell table:number-columns-repeated="1022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float" office:value="72.4959" calcext:value-type="float">
            <text:p>72.495900</text:p>
          </table:table-cell>
          <table:table-cell table:number-columns-repeated="1022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float" office:value="75.7903" calcext:value-type="float">
            <text:p>75.790300</text:p>
          </table:table-cell>
          <table:table-cell table:number-columns-repeated="1022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float" office:value="79.1326" calcext:value-type="float">
            <text:p>79.132600</text:p>
          </table:table-cell>
          <table:table-cell table:number-columns-repeated="1022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float" office:value="82.5193" calcext:value-type="float">
            <text:p>82.519300</text:p>
          </table:table-cell>
          <table:table-cell table:number-columns-repeated="1022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float" office:value="85.947" calcext:value-type="float">
            <text:p>85.947000</text:p>
          </table:table-cell>
          <table:table-cell table:number-columns-repeated="1022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float" office:value="89.4124" calcext:value-type="float">
            <text:p>89.412400</text:p>
          </table:table-cell>
          <table:table-cell table:number-columns-repeated="1022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float" office:value="92.912" calcext:value-type="float">
            <text:p>92.912000</text:p>
          </table:table-cell>
          <table:table-cell table:number-columns-repeated="1022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float" office:value="96.4423" calcext:value-type="float">
            <text:p>96.442300</text:p>
          </table:table-cell>
          <table:table-cell table:number-columns-repeated="1022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float" office:value="100" calcext:value-type="float">
            <text:p>100.000000</text:p>
          </table:table-cell>
          <table:table-cell table:number-columns-repeated="1022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float" office:value="103.582" calcext:value-type="float">
            <text:p>103.582000</text:p>
          </table:table-cell>
          <table:table-cell table:number-columns-repeated="1022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float" office:value="107.184" calcext:value-type="float">
            <text:p>107.184000</text:p>
          </table:table-cell>
          <table:table-cell table:number-columns-repeated="1022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float" office:value="110.803" calcext:value-type="float">
            <text:p>110.803000</text:p>
          </table:table-cell>
          <table:table-cell table:number-columns-repeated="1022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float" office:value="114.436" calcext:value-type="float">
            <text:p>114.436000</text:p>
          </table:table-cell>
          <table:table-cell table:number-columns-repeated="1022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float" office:value="118.08" calcext:value-type="float">
            <text:p>118.080000</text:p>
          </table:table-cell>
          <table:table-cell table:number-columns-repeated="1022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float" office:value="121.731" calcext:value-type="float">
            <text:p>121.731000</text:p>
          </table:table-cell>
          <table:table-cell table:number-columns-repeated="1022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table:style-name="ce6" office:value-type="float" office:value="125.386" calcext:value-type="float">
            <text:p>125.386000</text:p>
          </table:table-cell>
          <table:table-cell table:number-columns-repeated="1022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6" office:value-type="float" office:value="129.043" calcext:value-type="float">
            <text:p>129.043000</text:p>
          </table:table-cell>
          <table:table-cell table:number-columns-repeated="1022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table:style-name="ce6" office:value-type="float" office:value="132.697" calcext:value-type="float">
            <text:p>132.697000</text:p>
          </table:table-cell>
          <table:table-cell table:number-columns-repeated="1022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table:style-name="ce6" office:value-type="float" office:value="136.346" calcext:value-type="float">
            <text:p>136.346000</text:p>
          </table:table-cell>
          <table:table-cell table:number-columns-repeated="1022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table:style-name="ce6" office:value-type="float" office:value="139.988" calcext:value-type="float">
            <text:p>139.988000</text:p>
          </table:table-cell>
          <table:table-cell table:number-columns-repeated="1022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table:style-name="ce6" office:value-type="float" office:value="143.618" calcext:value-type="float">
            <text:p>143.618000</text:p>
          </table:table-cell>
          <table:table-cell table:number-columns-repeated="1022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6" office:value-type="float" office:value="147.235" calcext:value-type="float">
            <text:p>147.235000</text:p>
          </table:table-cell>
          <table:table-cell table:number-columns-repeated="1022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6" office:value-type="float" office:value="150.836" calcext:value-type="float">
            <text:p>150.836000</text:p>
          </table:table-cell>
          <table:table-cell table:number-columns-repeated="1022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table:style-name="ce6" office:value-type="float" office:value="154.418" calcext:value-type="float">
            <text:p>154.418000</text:p>
          </table:table-cell>
          <table:table-cell table:number-columns-repeated="1022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table:style-name="ce6" office:value-type="float" office:value="157.979" calcext:value-type="float">
            <text:p>157.979000</text:p>
          </table:table-cell>
          <table:table-cell table:number-columns-repeated="1022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table:style-name="ce6" office:value-type="float" office:value="161.516" calcext:value-type="float">
            <text:p>161.516000</text:p>
          </table:table-cell>
          <table:table-cell table:number-columns-repeated="1022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table:style-name="ce6" office:value-type="float" office:value="165.028" calcext:value-type="float">
            <text:p>165.028000</text:p>
          </table:table-cell>
          <table:table-cell table:number-columns-repeated="1022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table:style-name="ce6" office:value-type="float" office:value="168.51" calcext:value-type="float">
            <text:p>168.510000</text:p>
          </table:table-cell>
          <table:table-cell table:number-columns-repeated="1022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style-name="ce6" office:value-type="float" office:value="171.963" calcext:value-type="float">
            <text:p>171.963000</text:p>
          </table:table-cell>
          <table:table-cell table:number-columns-repeated="1022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table:style-name="ce6" office:value-type="float" office:value="175.383" calcext:value-type="float">
            <text:p>175.383000</text:p>
          </table:table-cell>
          <table:table-cell table:number-columns-repeated="1022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table:style-name="ce6" office:value-type="float" office:value="178.769" calcext:value-type="float">
            <text:p>178.769000</text:p>
          </table:table-cell>
          <table:table-cell table:number-columns-repeated="1022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table:style-name="ce6" office:value-type="float" office:value="182.118" calcext:value-type="float">
            <text:p>182.118000</text:p>
          </table:table-cell>
          <table:table-cell table:number-columns-repeated="1022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table:style-name="ce6" office:value-type="float" office:value="185.429" calcext:value-type="float">
            <text:p>185.429000</text:p>
          </table:table-cell>
          <table:table-cell table:number-columns-repeated="1022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table:style-name="ce6" office:value-type="float" office:value="188.701" calcext:value-type="float">
            <text:p>188.701000</text:p>
          </table:table-cell>
          <table:table-cell table:number-columns-repeated="1022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table:style-name="ce6" office:value-type="float" office:value="191.931" calcext:value-type="float">
            <text:p>191.931000</text:p>
          </table:table-cell>
          <table:table-cell table:number-columns-repeated="1022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table:style-name="ce6" office:value-type="float" office:value="195.118" calcext:value-type="float">
            <text:p>195.118000</text:p>
          </table:table-cell>
          <table:table-cell table:number-columns-repeated="1022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6" office:value-type="float" office:value="198.261" calcext:value-type="float">
            <text:p>198.261000</text:p>
          </table:table-cell>
          <table:table-cell table:number-columns-repeated="1022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table:style-name="ce6" office:value-type="float" office:value="201.359" calcext:value-type="float">
            <text:p>201.359000</text:p>
          </table:table-cell>
          <table:table-cell table:number-columns-repeated="1022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table:style-name="ce6" office:value-type="float" office:value="204.409" calcext:value-type="float">
            <text:p>204.409000</text:p>
          </table:table-cell>
          <table:table-cell table:number-columns-repeated="1022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table:style-name="ce6" office:value-type="float" office:value="207.411" calcext:value-type="float">
            <text:p>207.411000</text:p>
          </table:table-cell>
          <table:table-cell table:number-columns-repeated="1022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table:style-name="ce6" office:value-type="float" office:value="210.365" calcext:value-type="float">
            <text:p>210.365000</text:p>
          </table:table-cell>
          <table:table-cell table:number-columns-repeated="1022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table:style-name="ce6" office:value-type="float" office:value="213.268" calcext:value-type="float">
            <text:p>213.268000</text:p>
          </table:table-cell>
          <table:table-cell table:number-columns-repeated="1022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table:style-name="ce6" office:value-type="float" office:value="216.12" calcext:value-type="float">
            <text:p>216.120000</text:p>
          </table:table-cell>
          <table:table-cell table:number-columns-repeated="1022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table:style-name="ce6" office:value-type="float" office:value="218.92" calcext:value-type="float">
            <text:p>218.920000</text:p>
          </table:table-cell>
          <table:table-cell table:number-columns-repeated="1022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table:style-name="ce6" office:value-type="float" office:value="221.667" calcext:value-type="float">
            <text:p>221.667000</text:p>
          </table:table-cell>
          <table:table-cell table:number-columns-repeated="1022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table:style-name="ce6" office:value-type="float" office:value="224.361" calcext:value-type="float">
            <text:p>224.361000</text:p>
          </table:table-cell>
          <table:table-cell table:number-columns-repeated="1022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6" office:value-type="float" office:value="227" calcext:value-type="float">
            <text:p>227.000000</text:p>
          </table:table-cell>
          <table:table-cell table:number-columns-repeated="1022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table:style-name="ce6" office:value-type="float" office:value="229.585" calcext:value-type="float">
            <text:p>229.585000</text:p>
          </table:table-cell>
          <table:table-cell table:number-columns-repeated="1022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table:style-name="ce6" office:value-type="float" office:value="232.115" calcext:value-type="float">
            <text:p>232.115000</text:p>
          </table:table-cell>
          <table:table-cell table:number-columns-repeated="1022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table:style-name="ce6" office:value-type="float" office:value="234.589" calcext:value-type="float">
            <text:p>234.589000</text:p>
          </table:table-cell>
          <table:table-cell table:number-columns-repeated="1022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table:style-name="ce6" office:value-type="float" office:value="237.008" calcext:value-type="float">
            <text:p>237.008000</text:p>
          </table:table-cell>
          <table:table-cell table:number-columns-repeated="1022"/>
        </table:table-row>
        <table:table-row table:style-name="ro1">
          <table:table-cell table:style-name="ce3" office:value-type="float" office:value="775" calcext:value-type="float">
            <text:p>775</text:p>
          </table:table-cell>
          <table:table-cell table:style-name="ce6" office:value-type="float" office:value="239.37" calcext:value-type="float">
            <text:p>239.370000</text:p>
          </table:table-cell>
          <table:table-cell table:number-columns-repeated="1022"/>
        </table:table-row>
        <table:table-row table:style-name="ro2">
          <table:table-cell table:style-name="ce4" office:value-type="float" office:value="780" calcext:value-type="float">
            <text:p>780</text:p>
          </table:table-cell>
          <table:table-cell table:style-name="ce7" office:value-type="float" office:value="241.675" calcext:value-type="float">
            <text:p>241.675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65" table:style-name="ta2">
        <table:table-column table:style-name="co4" table:default-cell-style-name="ce1"/>
        <table:table-column table:style-name="co5" table:default-cell-style-name="ce1"/>
        <table:table-column table:style-name="co3" table:default-cell-style-name="Default"/>
        <table:table-column table:style-name="co6" table:default-cell-style-name="ce14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lative spectral power distribution of CIE Standard Illuminant D6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l,<text:span text:style-name="T1">nm</text:span></text:p>
          </table:table-cell>
          <table:table-cell table:style-name="ce5" office:value-type="string" calcext:value-type="string">
            <text:p>Standard Illuminant D65</text:p>
          </table:table-cell>
          <table:table-cell table:number-columns-repeated="1022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0.0341" calcext:value-type="float">
            <text:p>0.034100</text:p>
          </table:table-cell>
          <table:table-cell table:number-columns-repeated="1022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float" office:value="1.6643" calcext:value-type="float">
            <text:p>1.6643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float" office:value="3.2945" calcext:value-type="float">
            <text:p>3.2945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float" office:value="11.7652" calcext:value-type="float">
            <text:p>11.7652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float" office:value="20.236" calcext:value-type="float">
            <text:p>20.236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float" office:value="28.6447" calcext:value-type="float">
            <text:p>28.6447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float" office:value="37.0535" calcext:value-type="float">
            <text:p>37.0535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float" office:value="38.5011" calcext:value-type="float">
            <text:p>38.5011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float" office:value="39.9488" calcext:value-type="float">
            <text:p>39.9488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float" office:value="42.4302" calcext:value-type="float">
            <text:p>42.4302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float" office:value="44.9117" calcext:value-type="float">
            <text:p>44.9117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float" office:value="45.775" calcext:value-type="float">
            <text:p>45.775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float" office:value="46.6383" calcext:value-type="float">
            <text:p>46.6383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float" office:value="49.3637" calcext:value-type="float">
            <text:p>49.3637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float" office:value="52.0891" calcext:value-type="float">
            <text:p>52.0891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float" office:value="51.0323" calcext:value-type="float">
            <text:p>51.0323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float" office:value="49.9755" calcext:value-type="float">
            <text:p>49.9755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float" office:value="52.3118" calcext:value-type="float">
            <text:p>52.3118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float" office:value="54.6482" calcext:value-type="float">
            <text:p>54.6482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float" office:value="68.7015" calcext:value-type="float">
            <text:p>68.7015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float" office:value="82.7549" calcext:value-type="float">
            <text:p>82.7549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float" office:value="87.1204" calcext:value-type="float">
            <text:p>87.1204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float" office:value="91.486" calcext:value-type="float">
            <text:p>91.486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float" office:value="92.4589" calcext:value-type="float">
            <text:p>92.4589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float" office:value="93.4318" calcext:value-type="float">
            <text:p>93.4318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float" office:value="90.057" calcext:value-type="float">
            <text:p>90.057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float" office:value="86.6823" calcext:value-type="float">
            <text:p>86.6823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float" office:value="95.7736" calcext:value-type="float">
            <text:p>95.7736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float" office:value="104.865" calcext:value-type="float">
            <text:p>104.865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float" office:value="110.936" calcext:value-type="float">
            <text:p>110.936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float" office:value="117.008" calcext:value-type="float">
            <text:p>117.008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float" office:value="117.41" calcext:value-type="float">
            <text:p>117.410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float" office:value="117.812" calcext:value-type="float">
            <text:p>117.812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float" office:value="116.336" calcext:value-type="float">
            <text:p>116.336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float" office:value="114.861" calcext:value-type="float">
            <text:p>114.861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float" office:value="115.392" calcext:value-type="float">
            <text:p>115.392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float" office:value="115.923" calcext:value-type="float">
            <text:p>115.923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float" office:value="112.367" calcext:value-type="float">
            <text:p>112.367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float" office:value="108.811" calcext:value-type="float">
            <text:p>108.811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float" office:value="109.082" calcext:value-type="float">
            <text:p>109.082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109.354" calcext:value-type="float">
            <text:p>109.354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float" office:value="108.578" calcext:value-type="float">
            <text:p>108.578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float" office:value="107.802" calcext:value-type="float">
            <text:p>107.802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float" office:value="106.296" calcext:value-type="float">
            <text:p>106.296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float" office:value="104.79" calcext:value-type="float">
            <text:p>104.790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float" office:value="106.239" calcext:value-type="float">
            <text:p>106.239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float" office:value="107.689" calcext:value-type="float">
            <text:p>107.689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float" office:value="106.047" calcext:value-type="float">
            <text:p>106.047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float" office:value="104.405" calcext:value-type="float">
            <text:p>104.405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float" office:value="104.225" calcext:value-type="float">
            <text:p>104.225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float" office:value="104.046" calcext:value-type="float">
            <text:p>104.046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float" office:value="102.023" calcext:value-type="float">
            <text:p>102.023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float" office:value="100" calcext:value-type="float">
            <text:p>100.000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float" office:value="98.1671" calcext:value-type="float">
            <text:p>98.1671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float" office:value="96.3342" calcext:value-type="float">
            <text:p>96.3342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float" office:value="96.0611" calcext:value-type="float">
            <text:p>96.0611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float" office:value="95.788" calcext:value-type="float">
            <text:p>95.788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float" office:value="92.2368" calcext:value-type="float">
            <text:p>92.2368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float" office:value="88.6856" calcext:value-type="float">
            <text:p>88.6856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table:style-name="ce6" office:value-type="float" office:value="89.3459" calcext:value-type="float">
            <text:p>89.3459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6" office:value-type="float" office:value="90.0062" calcext:value-type="float">
            <text:p>90.0062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table:style-name="ce6" office:value-type="float" office:value="89.8026" calcext:value-type="float">
            <text:p>89.8026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table:style-name="ce6" office:value-type="float" office:value="89.5991" calcext:value-type="float">
            <text:p>89.5991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table:style-name="ce6" office:value-type="float" office:value="88.6489" calcext:value-type="float">
            <text:p>88.6489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table:style-name="ce6" office:value-type="float" office:value="87.6987" calcext:value-type="float">
            <text:p>87.6987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6" office:value-type="float" office:value="85.4936" calcext:value-type="float">
            <text:p>85.4936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6" office:value-type="float" office:value="83.2886" calcext:value-type="float">
            <text:p>83.2886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table:style-name="ce6" office:value-type="float" office:value="83.4939" calcext:value-type="float">
            <text:p>83.4939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table:style-name="ce6" office:value-type="float" office:value="83.6992" calcext:value-type="float">
            <text:p>83.6992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table:style-name="ce6" office:value-type="float" office:value="81.863" calcext:value-type="float">
            <text:p>81.863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table:style-name="ce6" office:value-type="float" office:value="80.0268" calcext:value-type="float">
            <text:p>80.0268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table:style-name="ce6" office:value-type="float" office:value="80.1207" calcext:value-type="float">
            <text:p>80.1207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style-name="ce6" office:value-type="float" office:value="80.2146" calcext:value-type="float">
            <text:p>80.2146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table:style-name="ce6" office:value-type="float" office:value="81.2462" calcext:value-type="float">
            <text:p>81.2462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table:style-name="ce6" office:value-type="float" office:value="82.2778" calcext:value-type="float">
            <text:p>82.2778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table:style-name="ce6" office:value-type="float" office:value="80.281" calcext:value-type="float">
            <text:p>80.281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table:style-name="ce6" office:value-type="float" office:value="78.2842" calcext:value-type="float">
            <text:p>78.2842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table:style-name="ce6" office:value-type="float" office:value="74.0027" calcext:value-type="float">
            <text:p>74.0027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table:style-name="ce6" office:value-type="float" office:value="69.7213" calcext:value-type="float">
            <text:p>69.7213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table:style-name="ce6" office:value-type="float" office:value="70.6652" calcext:value-type="float">
            <text:p>70.6652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6" office:value-type="float" office:value="71.6091" calcext:value-type="float">
            <text:p>71.6091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table:style-name="ce6" office:value-type="float" office:value="72.979" calcext:value-type="float">
            <text:p>72.979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table:style-name="ce6" office:value-type="float" office:value="74.349" calcext:value-type="float">
            <text:p>74.349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table:style-name="ce6" office:value-type="float" office:value="67.9765" calcext:value-type="float">
            <text:p>67.9765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table:style-name="ce6" office:value-type="float" office:value="61.604" calcext:value-type="float">
            <text:p>61.604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table:style-name="ce6" office:value-type="float" office:value="65.7448" calcext:value-type="float">
            <text:p>65.7448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table:style-name="ce6" office:value-type="float" office:value="69.8856" calcext:value-type="float">
            <text:p>69.8856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table:style-name="ce6" office:value-type="float" office:value="72.4863" calcext:value-type="float">
            <text:p>72.4863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table:style-name="ce6" office:value-type="float" office:value="75.087" calcext:value-type="float">
            <text:p>75.0870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table:style-name="ce6" office:value-type="float" office:value="69.3398" calcext:value-type="float">
            <text:p>69.3398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6" office:value-type="float" office:value="63.5927" calcext:value-type="float">
            <text:p>63.5927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table:style-name="ce6" office:value-type="float" office:value="55.0054" calcext:value-type="float">
            <text:p>55.0054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table:style-name="ce6" office:value-type="float" office:value="46.4182" calcext:value-type="float">
            <text:p>46.4182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table:style-name="ce6" office:value-type="float" office:value="56.6118" calcext:value-type="float">
            <text:p>56.6118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table:style-name="ce6" office:value-type="float" office:value="66.8054" calcext:value-type="float">
            <text:p>66.8054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775" calcext:value-type="float">
            <text:p>775</text:p>
          </table:table-cell>
          <table:table-cell table:style-name="ce6" office:value-type="float" office:value="65.0941" calcext:value-type="float">
            <text:p>65.0941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8" office:value-type="float" office:value="780" calcext:value-type="float">
            <text:p>780</text:p>
          </table:table-cell>
          <table:table-cell table:style-name="ce11" office:value-type="float" office:value="63.3828" calcext:value-type="float">
            <text:p>63.382800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9" office:value-type="float" office:value="785" calcext:value-type="float">
            <text:p>785</text:p>
          </table:table-cell>
          <table:table-cell table:style-name="ce12" office:value-type="float" office:value="63.8434" calcext:value-type="float">
            <text:p>63.843400</text:p>
          </table:table-cell>
          <table:table-cell table:number-columns-repeated="1022"/>
        </table:table-row>
        <table:table-row table:style-name="ro1">
          <table:table-cell table:style-name="ce9" office:value-type="float" office:value="790" calcext:value-type="float">
            <text:p>790</text:p>
          </table:table-cell>
          <table:table-cell table:style-name="ce12" office:value-type="float" office:value="64.304" calcext:value-type="float">
            <text:p>64.304000</text:p>
          </table:table-cell>
          <table:table-cell table:number-columns-repeated="1022"/>
        </table:table-row>
        <table:table-row table:style-name="ro1"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61.8779" calcext:value-type="float">
            <text:p>61.877900</text:p>
          </table:table-cell>
          <table:table-cell table:number-columns-repeated="1022"/>
        </table:table-row>
        <table:table-row table:style-name="ro1">
          <table:table-cell table:style-name="ce9" office:value-type="float" office:value="800" calcext:value-type="float">
            <text:p>800</text:p>
          </table:table-cell>
          <table:table-cell table:style-name="ce12" office:value-type="float" office:value="59.4519" calcext:value-type="float">
            <text:p>59.451900</text:p>
          </table:table-cell>
          <table:table-cell table:number-columns-repeated="1022"/>
        </table:table-row>
        <table:table-row table:style-name="ro1">
          <table:table-cell table:style-name="ce9" office:value-type="float" office:value="805" calcext:value-type="float">
            <text:p>805</text:p>
          </table:table-cell>
          <table:table-cell table:style-name="ce12" office:value-type="float" office:value="55.7054" calcext:value-type="float">
            <text:p>55.705400</text:p>
          </table:table-cell>
          <table:table-cell table:number-columns-repeated="1022"/>
        </table:table-row>
        <table:table-row table:style-name="ro1">
          <table:table-cell table:style-name="ce9" office:value-type="float" office:value="810" calcext:value-type="float">
            <text:p>810</text:p>
          </table:table-cell>
          <table:table-cell table:style-name="ce12" office:value-type="float" office:value="51.959" calcext:value-type="float">
            <text:p>51.959000</text:p>
          </table:table-cell>
          <table:table-cell table:number-columns-repeated="1022"/>
        </table:table-row>
        <table:table-row table:style-name="ro1">
          <table:table-cell table:style-name="ce9" office:value-type="float" office:value="815" calcext:value-type="float">
            <text:p>815</text:p>
          </table:table-cell>
          <table:table-cell table:style-name="ce12" office:value-type="float" office:value="54.6998" calcext:value-type="float">
            <text:p>54.699800</text:p>
          </table:table-cell>
          <table:table-cell table:number-columns-repeated="1022"/>
        </table:table-row>
        <table:table-row table:style-name="ro1">
          <table:table-cell table:style-name="ce9" office:value-type="float" office:value="820" calcext:value-type="float">
            <text:p>820</text:p>
          </table:table-cell>
          <table:table-cell table:style-name="ce12" office:value-type="float" office:value="57.4406" calcext:value-type="float">
            <text:p>57.440600</text:p>
          </table:table-cell>
          <table:table-cell table:number-columns-repeated="1022"/>
        </table:table-row>
        <table:table-row table:style-name="ro1">
          <table:table-cell table:style-name="ce9" office:value-type="float" office:value="825" calcext:value-type="float">
            <text:p>825</text:p>
          </table:table-cell>
          <table:table-cell table:style-name="ce12" office:value-type="float" office:value="58.8765" calcext:value-type="float">
            <text:p>58.876500</text:p>
          </table:table-cell>
          <table:table-cell table:number-columns-repeated="1022"/>
        </table:table-row>
        <table:table-row table:style-name="ro2">
          <table:table-cell table:style-name="ce10" office:value-type="float" office:value="830" calcext:value-type="float">
            <text:p>830</text:p>
          </table:table-cell>
          <table:table-cell table:style-name="ce13" office:value-type="float" office:value="60.3125" calcext:value-type="float">
            <text:p>60.3125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ylight comp" table:style-name="ta3">
        <table:table-column table:style-name="co7" table:number-columns-repeated="4" table:default-cell-style-name="ce1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ylight compon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l<text:span text:style-name="T2">, nm</text:span></text:p>
          </table:table-cell>
          <table:table-cell table:style-name="ce18" office:value-type="string" calcext:value-type="string">
            <text:p>S<text:span text:style-name="T3">0</text:span><text:span text:style-name="T4">(</text:span><text:span text:style-name="T5">l</text:span><text:span text:style-name="T6">)</text:span></text:p>
          </table:table-cell>
          <table:table-cell table:style-name="ce18" office:value-type="string" calcext:value-type="string">
            <text:p>S<text:span text:style-name="T3">1</text:span><text:span text:style-name="T4">(</text:span><text:span text:style-name="T5">l</text:span><text:span text:style-name="T6">)</text:span></text:p>
          </table:table-cell>
          <table:table-cell table:style-name="ce21" office:value-type="string" calcext:value-type="string">
            <text:p>S<text:span text:style-name="T3">2</text:span><text:span text:style-name="T4">(</text:span><text:span text:style-name="T5">l</text:span><text:span text:style-name="T6">)</text:span></text:p>
          </table:table-cell>
          <table:table-cell table:number-columns-repeated="1020"/>
        </table:table-row>
        <table:table-row table:style-name="ro2">
          <table:table-cell table:style-name="ce16" office:value-type="float" office:value="300" calcext:value-type="float">
            <text:p>3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02" calcext:value-type="float">
            <text:p>0.02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6" office:value-type="float" office:value="305" calcext:value-type="float">
            <text:p>305</text:p>
          </table:table-cell>
          <table:table-cell table:style-name="ce19" office:value-type="float" office:value="3.02" calcext:value-type="float">
            <text:p>3.02</text:p>
          </table:table-cell>
          <table:table-cell table:style-name="ce19" office:value-type="float" office:value="2.26" calcext:value-type="float">
            <text:p>2.26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1020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table:style-name="ce19" office:value-type="float" office:value="6" calcext:value-type="float">
            <text:p>6.00</text:p>
          </table:table-cell>
          <table:table-cell table:style-name="ce19" office:value-type="float" office:value="4.5" calcext:value-type="float">
            <text:p>4.50</text:p>
          </table:table-cell>
          <table:table-cell table:style-name="ce22" office:value-type="float" office:value="2" calcext:value-type="float">
            <text:p>2.00</text:p>
          </table:table-cell>
          <table:table-cell table:number-columns-repeated="1020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table:style-name="ce19" office:value-type="float" office:value="17.8" calcext:value-type="float">
            <text:p>17.80</text:p>
          </table:table-cell>
          <table:table-cell table:style-name="ce19" office:value-type="float" office:value="13.45" calcext:value-type="float">
            <text:p>13.45</text:p>
          </table:table-cell>
          <table:table-cell table:style-name="ce22" office:value-type="float" office:value="3" calcext:value-type="float">
            <text:p>3.00</text:p>
          </table:table-cell>
          <table:table-cell table:number-columns-repeated="1020"/>
        </table:table-row>
        <table:table-row table:style-name="ro1">
          <table:table-cell table:style-name="ce16" office:value-type="float" office:value="320" calcext:value-type="float">
            <text:p>320</text:p>
          </table:table-cell>
          <table:table-cell table:style-name="ce19" office:value-type="float" office:value="29.6" calcext:value-type="float">
            <text:p>29.60</text:p>
          </table:table-cell>
          <table:table-cell table:style-name="ce19" office:value-type="float" office:value="22.4" calcext:value-type="float">
            <text:p>22.40</text:p>
          </table:table-cell>
          <table:table-cell table:style-name="ce22" office:value-type="float" office:value="4" calcext:value-type="float">
            <text:p>4.00</text:p>
          </table:table-cell>
          <table:table-cell table:number-columns-repeated="1020"/>
        </table:table-row>
        <table:table-row table:style-name="ro1">
          <table:table-cell table:style-name="ce16" office:value-type="float" office:value="325" calcext:value-type="float">
            <text:p>325</text:p>
          </table:table-cell>
          <table:table-cell table:style-name="ce19" office:value-type="float" office:value="42.45" calcext:value-type="float">
            <text:p>42.45</text:p>
          </table:table-cell>
          <table:table-cell table:style-name="ce19" office:value-type="float" office:value="32.2" calcext:value-type="float">
            <text:p>32.20</text:p>
          </table:table-cell>
          <table:table-cell table:style-name="ce22"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style-name="ce16" office:value-type="float" office:value="330" calcext:value-type="float">
            <text:p>330</text:p>
          </table:table-cell>
          <table:table-cell table:style-name="ce19" office:value-type="float" office:value="55.3" calcext:value-type="float">
            <text:p>55.30</text:p>
          </table:table-cell>
          <table:table-cell table:style-name="ce19" office:value-type="float" office:value="42" calcext:value-type="float">
            <text:p>42.00</text:p>
          </table:table-cell>
          <table:table-cell table:style-name="ce22" office:value-type="float" office:value="8.5" calcext:value-type="float">
            <text:p>8.50</text:p>
          </table:table-cell>
          <table:table-cell table:number-columns-repeated="1020"/>
        </table:table-row>
        <table:table-row table:style-name="ro1">
          <table:table-cell table:style-name="ce16" office:value-type="float" office:value="335" calcext:value-type="float">
            <text:p>335</text:p>
          </table:table-cell>
          <table:table-cell table:style-name="ce19" office:value-type="float" office:value="56.3" calcext:value-type="float">
            <text:p>56.30</text:p>
          </table:table-cell>
          <table:table-cell table:style-name="ce19" office:value-type="float" office:value="41.3" calcext:value-type="float">
            <text:p>41.30</text:p>
          </table:table-cell>
          <table:table-cell table:style-name="ce22" office:value-type="float" office:value="8.15" calcext:value-type="float">
            <text:p>8.15</text:p>
          </table:table-cell>
          <table:table-cell table:number-columns-repeated="1020"/>
        </table:table-row>
        <table:table-row table:style-name="ro1">
          <table:table-cell table:style-name="ce16" office:value-type="float" office:value="340" calcext:value-type="float">
            <text:p>340</text:p>
          </table:table-cell>
          <table:table-cell table:style-name="ce19" office:value-type="float" office:value="57.3" calcext:value-type="float">
            <text:p>57.30</text:p>
          </table:table-cell>
          <table:table-cell table:style-name="ce19" office:value-type="float" office:value="40.6" calcext:value-type="float">
            <text:p>40.60</text:p>
          </table:table-cell>
          <table:table-cell table:style-name="ce22" office:value-type="float" office:value="7.8" calcext:value-type="float">
            <text:p>7.80</text:p>
          </table:table-cell>
          <table:table-cell table:number-columns-repeated="1020"/>
        </table:table-row>
        <table:table-row table:style-name="ro1">
          <table:table-cell table:style-name="ce16" office:value-type="float" office:value="345" calcext:value-type="float">
            <text:p>345</text:p>
          </table:table-cell>
          <table:table-cell table:style-name="ce19" office:value-type="float" office:value="59.55" calcext:value-type="float">
            <text:p>59.55</text:p>
          </table:table-cell>
          <table:table-cell table:style-name="ce19" office:value-type="float" office:value="41.1" calcext:value-type="float">
            <text:p>41.10</text:p>
          </table:table-cell>
          <table:table-cell table:style-name="ce22" office:value-type="float" office:value="7.25" calcext:value-type="float">
            <text:p>7.25</text:p>
          </table:table-cell>
          <table:table-cell table:number-columns-repeated="1020"/>
        </table:table-row>
        <table:table-row table:style-name="ro1">
          <table:table-cell table:style-name="ce16" office:value-type="float" office:value="350" calcext:value-type="float">
            <text:p>350</text:p>
          </table:table-cell>
          <table:table-cell table:style-name="ce19" office:value-type="float" office:value="61.8" calcext:value-type="float">
            <text:p>61.80</text:p>
          </table:table-cell>
          <table:table-cell table:style-name="ce19" office:value-type="float" office:value="41.6" calcext:value-type="float">
            <text:p>41.60</text:p>
          </table:table-cell>
          <table:table-cell table:style-name="ce22" office:value-type="float" office:value="6.7" calcext:value-type="float">
            <text:p>6.70</text:p>
          </table:table-cell>
          <table:table-cell table:number-columns-repeated="1020"/>
        </table:table-row>
        <table:table-row table:style-name="ro1">
          <table:table-cell table:style-name="ce16" office:value-type="float" office:value="355" calcext:value-type="float">
            <text:p>355</text:p>
          </table:table-cell>
          <table:table-cell table:style-name="ce19" office:value-type="float" office:value="61.65" calcext:value-type="float">
            <text:p>61.65</text:p>
          </table:table-cell>
          <table:table-cell table:style-name="ce19" office:value-type="float" office:value="39.8" calcext:value-type="float">
            <text:p>39.80</text:p>
          </table:table-cell>
          <table:table-cell table:style-name="ce22" office:value-type="float" office:value="6" calcext:value-type="float">
            <text:p>6.00</text:p>
          </table:table-cell>
          <table:table-cell table:number-columns-repeated="1020"/>
        </table:table-row>
        <table:table-row table:style-name="ro1">
          <table:table-cell table:style-name="ce16" office:value-type="float" office:value="360" calcext:value-type="float">
            <text:p>360</text:p>
          </table:table-cell>
          <table:table-cell table:style-name="ce19" office:value-type="float" office:value="61.5" calcext:value-type="float">
            <text:p>61.50</text:p>
          </table:table-cell>
          <table:table-cell table:style-name="ce19" office:value-type="float" office:value="38" calcext:value-type="float">
            <text:p>38.00</text:p>
          </table:table-cell>
          <table:table-cell table:style-name="ce22" office:value-type="float" office:value="5.3" calcext:value-type="float">
            <text:p>5.30</text:p>
          </table:table-cell>
          <table:table-cell table:number-columns-repeated="1020"/>
        </table:table-row>
        <table:table-row table:style-name="ro1">
          <table:table-cell table:style-name="ce16" office:value-type="float" office:value="365" calcext:value-type="float">
            <text:p>365</text:p>
          </table:table-cell>
          <table:table-cell table:style-name="ce19" office:value-type="float" office:value="65.15" calcext:value-type="float">
            <text:p>65.15</text:p>
          </table:table-cell>
          <table:table-cell table:style-name="ce19" office:value-type="float" office:value="40.2" calcext:value-type="float">
            <text:p>40.20</text:p>
          </table:table-cell>
          <table:table-cell table:style-name="ce22" office:value-type="float" office:value="5.7" calcext:value-type="float">
            <text:p>5.70</text:p>
          </table:table-cell>
          <table:table-cell table:number-columns-repeated="1020"/>
        </table:table-row>
        <table:table-row table:style-name="ro1">
          <table:table-cell table:style-name="ce16" office:value-type="float" office:value="370" calcext:value-type="float">
            <text:p>370</text:p>
          </table:table-cell>
          <table:table-cell table:style-name="ce19" office:value-type="float" office:value="68.8" calcext:value-type="float">
            <text:p>68.80</text:p>
          </table:table-cell>
          <table:table-cell table:style-name="ce19" office:value-type="float" office:value="42.4" calcext:value-type="float">
            <text:p>42.40</text:p>
          </table:table-cell>
          <table:table-cell table:style-name="ce22" office:value-type="float" office:value="6.1" calcext:value-type="float">
            <text:p>6.10</text:p>
          </table:table-cell>
          <table:table-cell table:number-columns-repeated="1020"/>
        </table:table-row>
        <table:table-row table:style-name="ro1">
          <table:table-cell table:style-name="ce16" office:value-type="float" office:value="375" calcext:value-type="float">
            <text:p>375</text:p>
          </table:table-cell>
          <table:table-cell table:style-name="ce19" office:value-type="float" office:value="66.1" calcext:value-type="float">
            <text:p>66.10</text:p>
          </table:table-cell>
          <table:table-cell table:style-name="ce19" office:value-type="float" office:value="40.45" calcext:value-type="float">
            <text:p>40.45</text:p>
          </table:table-cell>
          <table:table-cell table:style-name="ce22" office:value-type="float" office:value="4.55" calcext:value-type="float">
            <text:p>4.55</text:p>
          </table:table-cell>
          <table:table-cell table:number-columns-repeated="1020"/>
        </table:table-row>
        <table:table-row table:style-name="ro1">
          <table:table-cell table:style-name="ce16" office:value-type="float" office:value="380" calcext:value-type="float">
            <text:p>380</text:p>
          </table:table-cell>
          <table:table-cell table:style-name="ce19" office:value-type="float" office:value="63.4" calcext:value-type="float">
            <text:p>63.40</text:p>
          </table:table-cell>
          <table:table-cell table:style-name="ce19" office:value-type="float" office:value="38.5" calcext:value-type="float">
            <text:p>38.50</text:p>
          </table:table-cell>
          <table:table-cell table:style-name="ce22" office:value-type="float" office:value="3" calcext:value-type="float">
            <text:p>3.00</text:p>
          </table:table-cell>
          <table:table-cell table:number-columns-repeated="1020"/>
        </table:table-row>
        <table:table-row table:style-name="ro1">
          <table:table-cell table:style-name="ce16" office:value-type="float" office:value="385" calcext:value-type="float">
            <text:p>385</text:p>
          </table:table-cell>
          <table:table-cell table:style-name="ce19" office:value-type="float" office:value="64.6" calcext:value-type="float">
            <text:p>64.60</text:p>
          </table:table-cell>
          <table:table-cell table:style-name="ce19" office:value-type="float" office:value="36.75" calcext:value-type="float">
            <text:p>36.75</text:p>
          </table:table-cell>
          <table:table-cell table:style-name="ce22" office:value-type="float" office:value="2.1" calcext:value-type="float">
            <text:p>2.10</text:p>
          </table:table-cell>
          <table:table-cell table:number-columns-repeated="1020"/>
        </table:table-row>
        <table:table-row table:style-name="ro1">
          <table:table-cell table:style-name="ce16" office:value-type="float" office:value="390" calcext:value-type="float">
            <text:p>390</text:p>
          </table:table-cell>
          <table:table-cell table:style-name="ce19" office:value-type="float" office:value="65.8" calcext:value-type="float">
            <text:p>65.80</text:p>
          </table:table-cell>
          <table:table-cell table:style-name="ce19" office:value-type="float" office:value="35" calcext:value-type="float">
            <text:p>35.00</text:p>
          </table:table-cell>
          <table:table-cell table:style-name="ce22" office:value-type="float" office:value="1.2" calcext:value-type="float">
            <text:p>1.20</text:p>
          </table:table-cell>
          <table:table-cell table:number-columns-repeated="1020"/>
        </table:table-row>
        <table:table-row table:style-name="ro1">
          <table:table-cell table:style-name="ce16" office:value-type="float" office:value="395" calcext:value-type="float">
            <text:p>395</text:p>
          </table:table-cell>
          <table:table-cell table:style-name="ce19" office:value-type="float" office:value="80.3" calcext:value-type="float">
            <text:p>80.30</text:p>
          </table:table-cell>
          <table:table-cell table:style-name="ce19" office:value-type="float" office:value="39.2" calcext:value-type="float">
            <text:p>39.20</text:p>
          </table:table-cell>
          <table:table-cell table:style-name="ce22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style-name="ce16" office:value-type="float" office:value="400" calcext:value-type="float">
            <text:p>400</text:p>
          </table:table-cell>
          <table:table-cell table:style-name="ce19" office:value-type="float" office:value="94.8" calcext:value-type="float">
            <text:p>94.80</text:p>
          </table:table-cell>
          <table:table-cell table:style-name="ce19" office:value-type="float" office:value="43.4" calcext:value-type="float">
            <text:p>43.40</text:p>
          </table:table-cell>
          <table:table-cell table:style-name="ce22" office:value-type="float" office:value="-1.1" calcext:value-type="float">
            <text:p>-1.10</text:p>
          </table:table-cell>
          <table:table-cell table:number-columns-repeated="1020"/>
        </table:table-row>
        <table:table-row table:style-name="ro1">
          <table:table-cell table:style-name="ce16" office:value-type="float" office:value="405" calcext:value-type="float">
            <text:p>405</text:p>
          </table:table-cell>
          <table:table-cell table:style-name="ce19" office:value-type="float" office:value="99.8" calcext:value-type="float">
            <text:p>99.80</text:p>
          </table:table-cell>
          <table:table-cell table:style-name="ce19" office:value-type="float" office:value="44.85" calcext:value-type="float">
            <text:p>44.85</text:p>
          </table:table-cell>
          <table:table-cell table:style-name="ce22" office:value-type="float" office:value="-0.8" calcext:value-type="float">
            <text:p>-0.80</text:p>
          </table:table-cell>
          <table:table-cell table:number-columns-repeated="1020"/>
        </table:table-row>
        <table:table-row table:style-name="ro1">
          <table:table-cell table:style-name="ce16" office:value-type="float" office:value="410" calcext:value-type="float">
            <text:p>410</text:p>
          </table:table-cell>
          <table:table-cell table:style-name="ce19" office:value-type="float" office:value="104.8" calcext:value-type="float">
            <text:p>104.80</text:p>
          </table:table-cell>
          <table:table-cell table:style-name="ce19" office:value-type="float" office:value="46.3" calcext:value-type="float">
            <text:p>46.30</text:p>
          </table:table-cell>
          <table:table-cell table:style-name="ce22" office:value-type="float" office:value="-0.5" calcext:value-type="float">
            <text:p>-0.50</text:p>
          </table:table-cell>
          <table:table-cell table:number-columns-repeated="1020"/>
        </table:table-row>
        <table:table-row table:style-name="ro1">
          <table:table-cell table:style-name="ce16" office:value-type="float" office:value="415" calcext:value-type="float">
            <text:p>415</text:p>
          </table:table-cell>
          <table:table-cell table:style-name="ce19" office:value-type="float" office:value="105.35" calcext:value-type="float">
            <text:p>105.35</text:p>
          </table:table-cell>
          <table:table-cell table:style-name="ce19" office:value-type="float" office:value="45.1" calcext:value-type="float">
            <text:p>45.10</text:p>
          </table:table-cell>
          <table:table-cell table:style-name="ce22" office:value-type="float" office:value="-0.6" calcext:value-type="float">
            <text:p>-0.60</text:p>
          </table:table-cell>
          <table:table-cell table:number-columns-repeated="1020"/>
        </table:table-row>
        <table:table-row table:style-name="ro1">
          <table:table-cell table:style-name="ce16" office:value-type="float" office:value="420" calcext:value-type="float">
            <text:p>420</text:p>
          </table:table-cell>
          <table:table-cell table:style-name="ce19" office:value-type="float" office:value="105.9" calcext:value-type="float">
            <text:p>105.90</text:p>
          </table:table-cell>
          <table:table-cell table:style-name="ce19" office:value-type="float" office:value="43.9" calcext:value-type="float">
            <text:p>43.90</text:p>
          </table:table-cell>
          <table:table-cell table:style-name="ce22" office:value-type="float" office:value="-0.7" calcext:value-type="float">
            <text:p>-0.70</text:p>
          </table:table-cell>
          <table:table-cell table:number-columns-repeated="1020"/>
        </table:table-row>
        <table:table-row table:style-name="ro1">
          <table:table-cell table:style-name="ce16" office:value-type="float" office:value="425" calcext:value-type="float">
            <text:p>425</text:p>
          </table:table-cell>
          <table:table-cell table:style-name="ce19" office:value-type="float" office:value="101.35" calcext:value-type="float">
            <text:p>101.35</text:p>
          </table:table-cell>
          <table:table-cell table:style-name="ce19" office:value-type="float" office:value="40.5" calcext:value-type="float">
            <text:p>40.50</text:p>
          </table:table-cell>
          <table:table-cell table:style-name="ce22" office:value-type="float" office:value="-0.95" calcext:value-type="float">
            <text:p>-0.95</text:p>
          </table:table-cell>
          <table:table-cell table:number-columns-repeated="1020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table:style-name="ce19" office:value-type="float" office:value="96.8" calcext:value-type="float">
            <text:p>96.80</text:p>
          </table:table-cell>
          <table:table-cell table:style-name="ce19" office:value-type="float" office:value="37.1" calcext:value-type="float">
            <text:p>37.10</text:p>
          </table:table-cell>
          <table:table-cell table:style-name="ce22" office:value-type="float" office:value="-1.2" calcext:value-type="float">
            <text:p>-1.20</text:p>
          </table:table-cell>
          <table:table-cell table:number-columns-repeated="1020"/>
        </table:table-row>
        <table:table-row table:style-name="ro1">
          <table:table-cell table:style-name="ce16" office:value-type="float" office:value="435" calcext:value-type="float">
            <text:p>435</text:p>
          </table:table-cell>
          <table:table-cell table:style-name="ce19" office:value-type="float" office:value="105.35" calcext:value-type="float">
            <text:p>105.35</text:p>
          </table:table-cell>
          <table:table-cell table:style-name="ce19" office:value-type="float" office:value="36.9" calcext:value-type="float">
            <text:p>36.90</text:p>
          </table:table-cell>
          <table:table-cell table:style-name="ce22" office:value-type="float" office:value="-1.9" calcext:value-type="float">
            <text:p>-1.90</text:p>
          </table:table-cell>
          <table:table-cell table:number-columns-repeated="1020"/>
        </table:table-row>
        <table:table-row table:style-name="ro1">
          <table:table-cell table:style-name="ce16" office:value-type="float" office:value="440" calcext:value-type="float">
            <text:p>440</text:p>
          </table:table-cell>
          <table:table-cell table:style-name="ce19" office:value-type="float" office:value="113.9" calcext:value-type="float">
            <text:p>113.90</text:p>
          </table:table-cell>
          <table:table-cell table:style-name="ce19" office:value-type="float" office:value="36.7" calcext:value-type="float">
            <text:p>36.70</text:p>
          </table:table-cell>
          <table:table-cell table:style-name="ce22" office:value-type="float" office:value="-2.6" calcext:value-type="float">
            <text:p>-2.60</text:p>
          </table:table-cell>
          <table:table-cell table:number-columns-repeated="1020"/>
        </table:table-row>
        <table:table-row table:style-name="ro1">
          <table:table-cell table:style-name="ce16" office:value-type="float" office:value="445" calcext:value-type="float">
            <text:p>445</text:p>
          </table:table-cell>
          <table:table-cell table:style-name="ce19" office:value-type="float" office:value="119.75" calcext:value-type="float">
            <text:p>119.75</text:p>
          </table:table-cell>
          <table:table-cell table:style-name="ce19" office:value-type="float" office:value="36.3" calcext:value-type="float">
            <text:p>36.30</text:p>
          </table:table-cell>
          <table:table-cell table:style-name="ce22" office:value-type="float" office:value="-2.75" calcext:value-type="float">
            <text:p>-2.75</text:p>
          </table:table-cell>
          <table:table-cell table:number-columns-repeated="1020"/>
        </table:table-row>
        <table:table-row table:style-name="ro1">
          <table:table-cell table:style-name="ce16" office:value-type="float" office:value="450" calcext:value-type="float">
            <text:p>450</text:p>
          </table:table-cell>
          <table:table-cell table:style-name="ce19" office:value-type="float" office:value="125.6" calcext:value-type="float">
            <text:p>125.60</text:p>
          </table:table-cell>
          <table:table-cell table:style-name="ce19" office:value-type="float" office:value="35.9" calcext:value-type="float">
            <text:p>35.90</text:p>
          </table:table-cell>
          <table:table-cell table:style-name="ce22" office:value-type="float" office:value="-2.9" calcext:value-type="float">
            <text:p>-2.90</text:p>
          </table:table-cell>
          <table:table-cell table:number-columns-repeated="1020"/>
        </table:table-row>
        <table:table-row table:style-name="ro1">
          <table:table-cell table:style-name="ce16" office:value-type="float" office:value="455" calcext:value-type="float">
            <text:p>455</text:p>
          </table:table-cell>
          <table:table-cell table:style-name="ce19" office:value-type="float" office:value="125.55" calcext:value-type="float">
            <text:p>125.55</text:p>
          </table:table-cell>
          <table:table-cell table:style-name="ce19" office:value-type="float" office:value="34.25" calcext:value-type="float">
            <text:p>34.25</text:p>
          </table:table-cell>
          <table:table-cell table:style-name="ce22" office:value-type="float" office:value="-2.85" calcext:value-type="float">
            <text:p>-2.85</text:p>
          </table:table-cell>
          <table:table-cell table:number-columns-repeated="1020"/>
        </table:table-row>
        <table:table-row table:style-name="ro1">
          <table:table-cell table:style-name="ce16" office:value-type="float" office:value="460" calcext:value-type="float">
            <text:p>460</text:p>
          </table:table-cell>
          <table:table-cell table:style-name="ce19" office:value-type="float" office:value="125.5" calcext:value-type="float">
            <text:p>125.50</text:p>
          </table:table-cell>
          <table:table-cell table:style-name="ce19" office:value-type="float" office:value="32.6" calcext:value-type="float">
            <text:p>32.60</text:p>
          </table:table-cell>
          <table:table-cell table:style-name="ce22" office:value-type="float" office:value="-2.8" calcext:value-type="float">
            <text:p>-2.80</text:p>
          </table:table-cell>
          <table:table-cell table:number-columns-repeated="1020"/>
        </table:table-row>
        <table:table-row table:style-name="ro1">
          <table:table-cell table:style-name="ce16" office:value-type="float" office:value="465" calcext:value-type="float">
            <text:p>465</text:p>
          </table:table-cell>
          <table:table-cell table:style-name="ce19" office:value-type="float" office:value="123.4" calcext:value-type="float">
            <text:p>123.40</text:p>
          </table:table-cell>
          <table:table-cell table:style-name="ce19" office:value-type="float" office:value="30.25" calcext:value-type="float">
            <text:p>30.25</text:p>
          </table:table-cell>
          <table:table-cell table:style-name="ce22" office:value-type="float" office:value="-2.7" calcext:value-type="float">
            <text:p>-2.70</text:p>
          </table:table-cell>
          <table:table-cell table:number-columns-repeated="1020"/>
        </table:table-row>
        <table:table-row table:style-name="ro1">
          <table:table-cell table:style-name="ce16" office:value-type="float" office:value="470" calcext:value-type="float">
            <text:p>470</text:p>
          </table:table-cell>
          <table:table-cell table:style-name="ce19" office:value-type="float" office:value="121.3" calcext:value-type="float">
            <text:p>121.30</text:p>
          </table:table-cell>
          <table:table-cell table:style-name="ce19" office:value-type="float" office:value="27.9" calcext:value-type="float">
            <text:p>27.90</text:p>
          </table:table-cell>
          <table:table-cell table:style-name="ce22" office:value-type="float" office:value="-2.6" calcext:value-type="float">
            <text:p>-2.60</text:p>
          </table:table-cell>
          <table:table-cell table:number-columns-repeated="1020"/>
        </table:table-row>
        <table:table-row table:style-name="ro1">
          <table:table-cell table:style-name="ce16" office:value-type="float" office:value="475" calcext:value-type="float">
            <text:p>475</text:p>
          </table:table-cell>
          <table:table-cell table:style-name="ce19" office:value-type="float" office:value="121.3" calcext:value-type="float">
            <text:p>121.30</text:p>
          </table:table-cell>
          <table:table-cell table:style-name="ce19" office:value-type="float" office:value="26.1" calcext:value-type="float">
            <text:p>26.10</text:p>
          </table:table-cell>
          <table:table-cell table:style-name="ce22" office:value-type="float" office:value="-2.6" calcext:value-type="float">
            <text:p>-2.60</text:p>
          </table:table-cell>
          <table:table-cell table:number-columns-repeated="1020"/>
        </table:table-row>
        <table:table-row table:style-name="ro1">
          <table:table-cell table:style-name="ce16" office:value-type="float" office:value="480" calcext:value-type="float">
            <text:p>480</text:p>
          </table:table-cell>
          <table:table-cell table:style-name="ce19" office:value-type="float" office:value="121.3" calcext:value-type="float">
            <text:p>121.30</text:p>
          </table:table-cell>
          <table:table-cell table:style-name="ce19" office:value-type="float" office:value="24.3" calcext:value-type="float">
            <text:p>24.30</text:p>
          </table:table-cell>
          <table:table-cell table:style-name="ce22" office:value-type="float" office:value="-2.6" calcext:value-type="float">
            <text:p>-2.60</text:p>
          </table:table-cell>
          <table:table-cell table:number-columns-repeated="1020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float" office:value="117.4" calcext:value-type="float">
            <text:p>117.40</text:p>
          </table:table-cell>
          <table:table-cell table:style-name="ce19" office:value-type="float" office:value="22.2" calcext:value-type="float">
            <text:p>22.20</text:p>
          </table:table-cell>
          <table:table-cell table:style-name="ce22" office:value-type="float" office:value="-2.2" calcext:value-type="float">
            <text:p>-2.20</text:p>
          </table:table-cell>
          <table:table-cell table:number-columns-repeated="1020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table:style-name="ce19" office:value-type="float" office:value="113.5" calcext:value-type="float">
            <text:p>113.50</text:p>
          </table:table-cell>
          <table:table-cell table:style-name="ce19" office:value-type="float" office:value="20.1" calcext:value-type="float">
            <text:p>20.10</text:p>
          </table:table-cell>
          <table:table-cell table:style-name="ce22" office:value-type="float" office:value="-1.8" calcext:value-type="float">
            <text:p>-1.80</text:p>
          </table:table-cell>
          <table:table-cell table:number-columns-repeated="1020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table:style-name="ce19" office:value-type="float" office:value="113.3" calcext:value-type="float">
            <text:p>113.30</text:p>
          </table:table-cell>
          <table:table-cell table:style-name="ce19" office:value-type="float" office:value="18.15" calcext:value-type="float">
            <text:p>18.15</text:p>
          </table:table-cell>
          <table:table-cell table:style-name="ce22" office:value-type="float" office:value="-1.65" calcext:value-type="float">
            <text:p>-1.65</text:p>
          </table:table-cell>
          <table:table-cell table:number-columns-repeated="1020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9" office:value-type="float" office:value="113.1" calcext:value-type="float">
            <text:p>113.10</text:p>
          </table:table-cell>
          <table:table-cell table:style-name="ce19" office:value-type="float" office:value="16.2" calcext:value-type="float">
            <text:p>16.20</text:p>
          </table:table-cell>
          <table:table-cell table:style-name="ce22" office:value-type="float" office:value="-1.5" calcext:value-type="float">
            <text:p>-1.50</text:p>
          </table:table-cell>
          <table:table-cell table:number-columns-repeated="1020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table:style-name="ce19" office:value-type="float" office:value="111.95" calcext:value-type="float">
            <text:p>111.95</text:p>
          </table:table-cell>
          <table:table-cell table:style-name="ce19" office:value-type="float" office:value="14.7" calcext:value-type="float">
            <text:p>14.70</text:p>
          </table:table-cell>
          <table:table-cell table:style-name="ce22" office:value-type="float" office:value="-1.4" calcext:value-type="float">
            <text:p>-1.40</text:p>
          </table:table-cell>
          <table:table-cell table:number-columns-repeated="1020"/>
        </table:table-row>
        <table:table-row table:style-name="ro1">
          <table:table-cell table:style-name="ce16" office:value-type="float" office:value="510" calcext:value-type="float">
            <text:p>510</text:p>
          </table:table-cell>
          <table:table-cell table:style-name="ce19" office:value-type="float" office:value="110.8" calcext:value-type="float">
            <text:p>110.80</text:p>
          </table:table-cell>
          <table:table-cell table:style-name="ce19" office:value-type="float" office:value="13.2" calcext:value-type="float">
            <text:p>13.20</text:p>
          </table:table-cell>
          <table:table-cell table:style-name="ce22" office:value-type="float" office:value="-1.3" calcext:value-type="float">
            <text:p>-1.30</text:p>
          </table:table-cell>
          <table:table-cell table:number-columns-repeated="1020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float" office:value="108.65" calcext:value-type="float">
            <text:p>108.65</text:p>
          </table:table-cell>
          <table:table-cell table:style-name="ce19" office:value-type="float" office:value="10.9" calcext:value-type="float">
            <text:p>10.90</text:p>
          </table:table-cell>
          <table:table-cell table:style-name="ce22" office:value-type="float" office:value="-1.25" calcext:value-type="float">
            <text:p>-1.25</text:p>
          </table:table-cell>
          <table:table-cell table:number-columns-repeated="1020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table:style-name="ce19" office:value-type="float" office:value="106.5" calcext:value-type="float">
            <text:p>106.50</text:p>
          </table:table-cell>
          <table:table-cell table:style-name="ce19" office:value-type="float" office:value="8.6" calcext:value-type="float">
            <text:p>8.60</text:p>
          </table:table-cell>
          <table:table-cell table:style-name="ce22" office:value-type="float" office:value="-1.2" calcext:value-type="float">
            <text:p>-1.20</text:p>
          </table:table-cell>
          <table:table-cell table:number-columns-repeated="1020"/>
        </table:table-row>
        <table:table-row table:style-name="ro1">
          <table:table-cell table:style-name="ce16" office:value-type="float" office:value="525" calcext:value-type="float">
            <text:p>525</text:p>
          </table:table-cell>
          <table:table-cell table:style-name="ce19" office:value-type="float" office:value="107.65" calcext:value-type="float">
            <text:p>107.65</text:p>
          </table:table-cell>
          <table:table-cell table:style-name="ce19" office:value-type="float" office:value="7.35" calcext:value-type="float">
            <text:p>7.35</text:p>
          </table:table-cell>
          <table:table-cell table:style-name="ce22" office:value-type="float" office:value="-1.1" calcext:value-type="float">
            <text:p>-1.10</text:p>
          </table:table-cell>
          <table:table-cell table:number-columns-repeated="1020"/>
        </table:table-row>
        <table:table-row table:style-name="ro1">
          <table:table-cell table:style-name="ce16" office:value-type="float" office:value="530" calcext:value-type="float">
            <text:p>530</text:p>
          </table:table-cell>
          <table:table-cell table:style-name="ce19" office:value-type="float" office:value="108.8" calcext:value-type="float">
            <text:p>108.80</text:p>
          </table:table-cell>
          <table:table-cell table:style-name="ce19" office:value-type="float" office:value="6.1" calcext:value-type="float">
            <text:p>6.10</text:p>
          </table:table-cell>
          <table:table-cell table:style-name="ce22" office:value-type="float" office:value="-1" calcext:value-type="float">
            <text:p>-1.00</text:p>
          </table:table-cell>
          <table:table-cell table:number-columns-repeated="1020"/>
        </table:table-row>
        <table:table-row table:style-name="ro1">
          <table:table-cell table:style-name="ce16" office:value-type="float" office:value="535" calcext:value-type="float">
            <text:p>535</text:p>
          </table:table-cell>
          <table:table-cell table:style-name="ce19" office:value-type="float" office:value="107.05" calcext:value-type="float">
            <text:p>107.05</text:p>
          </table:table-cell>
          <table:table-cell table:style-name="ce19" office:value-type="float" office:value="5.15" calcext:value-type="float">
            <text:p>5.15</text:p>
          </table:table-cell>
          <table:table-cell table:style-name="ce22" office:value-type="float" office:value="-0.75" calcext:value-type="float">
            <text:p>-0.75</text:p>
          </table:table-cell>
          <table:table-cell table:number-columns-repeated="1020"/>
        </table:table-row>
        <table:table-row table:style-name="ro1">
          <table:table-cell table:style-name="ce16" office:value-type="float" office:value="540" calcext:value-type="float">
            <text:p>540</text:p>
          </table:table-cell>
          <table:table-cell table:style-name="ce19" office:value-type="float" office:value="105.3" calcext:value-type="float">
            <text:p>105.30</text:p>
          </table:table-cell>
          <table:table-cell table:style-name="ce19" office:value-type="float" office:value="4.2" calcext:value-type="float">
            <text:p>4.20</text:p>
          </table:table-cell>
          <table:table-cell table:style-name="ce22" office:value-type="float" office:value="-0.5" calcext:value-type="float">
            <text:p>-0.50</text:p>
          </table:table-cell>
          <table:table-cell table:number-columns-repeated="1020"/>
        </table:table-row>
        <table:table-row table:style-name="ro1">
          <table:table-cell table:style-name="ce16" office:value-type="float" office:value="545" calcext:value-type="float">
            <text:p>545</text:p>
          </table:table-cell>
          <table:table-cell table:style-name="ce19" office:value-type="float" office:value="104.85" calcext:value-type="float">
            <text:p>104.85</text:p>
          </table:table-cell>
          <table:table-cell table:style-name="ce19" office:value-type="float" office:value="3.05" calcext:value-type="float">
            <text:p>3.05</text:p>
          </table:table-cell>
          <table:table-cell table:style-name="ce22" office:value-type="float" office:value="-0.4" calcext:value-type="float">
            <text:p>-0.40</text:p>
          </table:table-cell>
          <table:table-cell table:number-columns-repeated="1020"/>
        </table:table-row>
        <table:table-row table:style-name="ro1">
          <table:table-cell table:style-name="ce16" office:value-type="float" office:value="550" calcext:value-type="float">
            <text:p>550</text:p>
          </table:table-cell>
          <table:table-cell table:style-name="ce19" office:value-type="float" office:value="104.4" calcext:value-type="float">
            <text:p>104.40</text:p>
          </table:table-cell>
          <table:table-cell table:style-name="ce19" office:value-type="float" office:value="1.9" calcext:value-type="float">
            <text:p>1.90</text:p>
          </table:table-cell>
          <table:table-cell table:style-name="ce22" office:value-type="float" office:value="-0.3" calcext:value-type="float">
            <text:p>-0.30</text:p>
          </table:table-cell>
          <table:table-cell table:number-columns-repeated="1020"/>
        </table:table-row>
        <table:table-row table:style-name="ro1">
          <table:table-cell table:style-name="ce16" office:value-type="float" office:value="555" calcext:value-type="float">
            <text:p>555</text:p>
          </table:table-cell>
          <table:table-cell table:style-name="ce19" office:value-type="float" office:value="102.2" calcext:value-type="float">
            <text:p>102.20</text:p>
          </table:table-cell>
          <table:table-cell table:style-name="ce19" office:value-type="float" office:value="0.95" calcext:value-type="float">
            <text:p>0.95</text:p>
          </table:table-cell>
          <table:table-cell table:style-name="ce22" office:value-type="float" office:value="-0.15" calcext:value-type="float">
            <text:p>-0.15</text:p>
          </table:table-cell>
          <table:table-cell table:number-columns-repeated="1020"/>
        </table:table-row>
        <table:table-row table:style-name="ro1">
          <table:table-cell table:style-name="ce16" office:value-type="float" office:value="560" calcext:value-type="float">
            <text:p>560</text:p>
          </table:table-cell>
          <table:table-cell table:style-name="ce19" office:value-type="float" office:value="100" calcext:value-type="float">
            <text:p>10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6" office:value-type="float" office:value="565" calcext:value-type="float">
            <text:p>565</text:p>
          </table:table-cell>
          <table:table-cell table:style-name="ce19" office:value-type="float" office:value="98" calcext:value-type="float">
            <text:p>98.00</text:p>
          </table:table-cell>
          <table:table-cell table:style-name="ce19" office:value-type="float" office:value="-0.8" calcext:value-type="float">
            <text:p>-0.80</text:p>
          </table:table-cell>
          <table:table-cell table:style-name="ce22" office:value-type="float" office:value="0.1" calcext:value-type="float">
            <text:p>0.10</text:p>
          </table:table-cell>
          <table:table-cell table:number-columns-repeated="1020"/>
        </table:table-row>
        <table:table-row table:style-name="ro1">
          <table:table-cell table:style-name="ce16" office:value-type="float" office:value="570" calcext:value-type="float">
            <text:p>570</text:p>
          </table:table-cell>
          <table:table-cell table:style-name="ce19" office:value-type="float" office:value="96" calcext:value-type="float">
            <text:p>96.00</text:p>
          </table:table-cell>
          <table:table-cell table:style-name="ce19" office:value-type="float" office:value="-1.6" calcext:value-type="float">
            <text:p>-1.60</text:p>
          </table:table-cell>
          <table:table-cell table:style-name="ce22" office:value-type="float" office:value="0.2" calcext:value-type="float">
            <text:p>0.20</text:p>
          </table:table-cell>
          <table:table-cell table:number-columns-repeated="1020"/>
        </table:table-row>
        <table:table-row table:style-name="ro1">
          <table:table-cell table:style-name="ce16" office:value-type="float" office:value="575" calcext:value-type="float">
            <text:p>575</text:p>
          </table:table-cell>
          <table:table-cell table:style-name="ce19" office:value-type="float" office:value="95.55" calcext:value-type="float">
            <text:p>95.55</text:p>
          </table:table-cell>
          <table:table-cell table:style-name="ce19" office:value-type="float" office:value="-2.55" calcext:value-type="float">
            <text:p>-2.55</text:p>
          </table:table-cell>
          <table:table-cell table:style-name="ce22" office:value-type="float" office:value="0.35" calcext:value-type="float">
            <text:p>0.35</text:p>
          </table:table-cell>
          <table:table-cell table:number-columns-repeated="1020"/>
        </table:table-row>
        <table:table-row table:style-name="ro1">
          <table:table-cell table:style-name="ce16" office:value-type="float" office:value="580" calcext:value-type="float">
            <text:p>580</text:p>
          </table:table-cell>
          <table:table-cell table:style-name="ce19" office:value-type="float" office:value="95.1" calcext:value-type="float">
            <text:p>95.10</text:p>
          </table:table-cell>
          <table:table-cell table:style-name="ce19" office:value-type="float" office:value="-3.5" calcext:value-type="float">
            <text:p>-3.50</text:p>
          </table:table-cell>
          <table:table-cell table:style-name="ce22" office:value-type="float" office:value="0.5" calcext:value-type="float">
            <text:p>0.50</text:p>
          </table:table-cell>
          <table:table-cell table:number-columns-repeated="1020"/>
        </table:table-row>
        <table:table-row table:style-name="ro1">
          <table:table-cell table:style-name="ce16" office:value-type="float" office:value="585" calcext:value-type="float">
            <text:p>585</text:p>
          </table:table-cell>
          <table:table-cell table:style-name="ce19" office:value-type="float" office:value="92.1" calcext:value-type="float">
            <text:p>92.10</text:p>
          </table:table-cell>
          <table:table-cell table:style-name="ce19" office:value-type="float" office:value="-3.5" calcext:value-type="float">
            <text:p>-3.50</text:p>
          </table:table-cell>
          <table:table-cell table:style-name="ce22" office:value-type="float" office:value="1.3" calcext:value-type="float">
            <text:p>1.30</text:p>
          </table:table-cell>
          <table:table-cell table:number-columns-repeated="1020"/>
        </table:table-row>
        <table:table-row table:style-name="ro1">
          <table:table-cell table:style-name="ce16" office:value-type="float" office:value="590" calcext:value-type="float">
            <text:p>590</text:p>
          </table:table-cell>
          <table:table-cell table:style-name="ce19" office:value-type="float" office:value="89.1" calcext:value-type="float">
            <text:p>89.10</text:p>
          </table:table-cell>
          <table:table-cell table:style-name="ce19" office:value-type="float" office:value="-3.5" calcext:value-type="float">
            <text:p>-3.50</text:p>
          </table:table-cell>
          <table:table-cell table:style-name="ce22" office:value-type="float" office:value="2.1" calcext:value-type="float">
            <text:p>2.10</text:p>
          </table:table-cell>
          <table:table-cell table:number-columns-repeated="1020"/>
        </table:table-row>
        <table:table-row table:style-name="ro1">
          <table:table-cell table:style-name="ce16" office:value-type="float" office:value="595" calcext:value-type="float">
            <text:p>595</text:p>
          </table:table-cell>
          <table:table-cell table:style-name="ce19" office:value-type="float" office:value="89.8" calcext:value-type="float">
            <text:p>89.80</text:p>
          </table:table-cell>
          <table:table-cell table:style-name="ce19" office:value-type="float" office:value="-4.65" calcext:value-type="float">
            <text:p>-4.65</text:p>
          </table:table-cell>
          <table:table-cell table:style-name="ce22" office:value-type="float" office:value="2.65" calcext:value-type="float">
            <text:p>2.65</text:p>
          </table:table-cell>
          <table:table-cell table:number-columns-repeated="1020"/>
        </table:table-row>
        <table:table-row table:style-name="ro1">
          <table:table-cell table:style-name="ce16" office:value-type="float" office:value="600" calcext:value-type="float">
            <text:p>600</text:p>
          </table:table-cell>
          <table:table-cell table:style-name="ce19" office:value-type="float" office:value="90.5" calcext:value-type="float">
            <text:p>90.50</text:p>
          </table:table-cell>
          <table:table-cell table:style-name="ce19" office:value-type="float" office:value="-5.8" calcext:value-type="float">
            <text:p>-5.80</text:p>
          </table:table-cell>
          <table:table-cell table:style-name="ce22" office:value-type="float" office:value="3.2" calcext:value-type="float">
            <text:p>3.20</text:p>
          </table:table-cell>
          <table:table-cell table:number-columns-repeated="1020"/>
        </table:table-row>
        <table:table-row table:style-name="ro1">
          <table:table-cell table:style-name="ce16" office:value-type="float" office:value="605" calcext:value-type="float">
            <text:p>605</text:p>
          </table:table-cell>
          <table:table-cell table:style-name="ce19" office:value-type="float" office:value="90.4" calcext:value-type="float">
            <text:p>90.40</text:p>
          </table:table-cell>
          <table:table-cell table:style-name="ce19" office:value-type="float" office:value="-6.5" calcext:value-type="float">
            <text:p>-6.50</text:p>
          </table:table-cell>
          <table:table-cell table:style-name="ce22" office:value-type="float" office:value="3.65" calcext:value-type="float">
            <text:p>3.65</text:p>
          </table:table-cell>
          <table:table-cell table:number-columns-repeated="1020"/>
        </table:table-row>
        <table:table-row table:style-name="ro1">
          <table:table-cell table:style-name="ce16" office:value-type="float" office:value="610" calcext:value-type="float">
            <text:p>610</text:p>
          </table:table-cell>
          <table:table-cell table:style-name="ce19" office:value-type="float" office:value="90.3" calcext:value-type="float">
            <text:p>90.30</text:p>
          </table:table-cell>
          <table:table-cell table:style-name="ce19" office:value-type="float" office:value="-7.2" calcext:value-type="float">
            <text:p>-7.20</text:p>
          </table:table-cell>
          <table:table-cell table:style-name="ce22" office:value-type="float" office:value="4.1" calcext:value-type="float">
            <text:p>4.10</text:p>
          </table:table-cell>
          <table:table-cell table:number-columns-repeated="1020"/>
        </table:table-row>
        <table:table-row table:style-name="ro1">
          <table:table-cell table:style-name="ce16" office:value-type="float" office:value="615" calcext:value-type="float">
            <text:p>615</text:p>
          </table:table-cell>
          <table:table-cell table:style-name="ce19" office:value-type="float" office:value="89.35" calcext:value-type="float">
            <text:p>89.35</text:p>
          </table:table-cell>
          <table:table-cell table:style-name="ce19" office:value-type="float" office:value="-7.9" calcext:value-type="float">
            <text:p>-7.90</text:p>
          </table:table-cell>
          <table:table-cell table:style-name="ce22" office:value-type="float" office:value="4.4" calcext:value-type="float">
            <text:p>4.40</text:p>
          </table:table-cell>
          <table:table-cell table:number-columns-repeated="1020"/>
        </table:table-row>
        <table:table-row table:style-name="ro1">
          <table:table-cell table:style-name="ce16" office:value-type="float" office:value="620" calcext:value-type="float">
            <text:p>620</text:p>
          </table:table-cell>
          <table:table-cell table:style-name="ce19" office:value-type="float" office:value="88.4" calcext:value-type="float">
            <text:p>88.40</text:p>
          </table:table-cell>
          <table:table-cell table:style-name="ce19" office:value-type="float" office:value="-8.6" calcext:value-type="float">
            <text:p>-8.60</text:p>
          </table:table-cell>
          <table:table-cell table:style-name="ce22" office:value-type="float" office:value="4.7" calcext:value-type="float">
            <text:p>4.70</text:p>
          </table:table-cell>
          <table:table-cell table:number-columns-repeated="1020"/>
        </table:table-row>
        <table:table-row table:style-name="ro1">
          <table:table-cell table:style-name="ce16" office:value-type="float" office:value="625" calcext:value-type="float">
            <text:p>625</text:p>
          </table:table-cell>
          <table:table-cell table:style-name="ce19" office:value-type="float" office:value="86.2" calcext:value-type="float">
            <text:p>86.20</text:p>
          </table:table-cell>
          <table:table-cell table:style-name="ce19" office:value-type="float" office:value="-9.05" calcext:value-type="float">
            <text:p>-9.05</text:p>
          </table:table-cell>
          <table:table-cell table:style-name="ce22" office:value-type="float" office:value="4.9" calcext:value-type="float">
            <text:p>4.90</text:p>
          </table:table-cell>
          <table:table-cell table:number-columns-repeated="1020"/>
        </table:table-row>
        <table:table-row table:style-name="ro1">
          <table:table-cell table:style-name="ce16" office:value-type="float" office:value="630" calcext:value-type="float">
            <text:p>630</text:p>
          </table:table-cell>
          <table:table-cell table:style-name="ce19" office:value-type="float" office:value="84" calcext:value-type="float">
            <text:p>84.00</text:p>
          </table:table-cell>
          <table:table-cell table:style-name="ce19" office:value-type="float" office:value="-9.5" calcext:value-type="float">
            <text:p>-9.50</text:p>
          </table:table-cell>
          <table:table-cell table:style-name="ce22" office:value-type="float" office:value="5.1" calcext:value-type="float">
            <text:p>5.10</text:p>
          </table:table-cell>
          <table:table-cell table:number-columns-repeated="1020"/>
        </table:table-row>
        <table:table-row table:style-name="ro1">
          <table:table-cell table:style-name="ce16" office:value-type="float" office:value="635" calcext:value-type="float">
            <text:p>635</text:p>
          </table:table-cell>
          <table:table-cell table:style-name="ce19" office:value-type="float" office:value="84.55" calcext:value-type="float">
            <text:p>84.55</text:p>
          </table:table-cell>
          <table:table-cell table:style-name="ce19" office:value-type="float" office:value="-10.2" calcext:value-type="float">
            <text:p>-10.20</text:p>
          </table:table-cell>
          <table:table-cell table:style-name="ce22" office:value-type="float" office:value="5.9" calcext:value-type="float">
            <text:p>5.90</text:p>
          </table:table-cell>
          <table:table-cell table:number-columns-repeated="1020"/>
        </table:table-row>
        <table:table-row table:style-name="ro1">
          <table:table-cell table:style-name="ce16" office:value-type="float" office:value="640" calcext:value-type="float">
            <text:p>640</text:p>
          </table:table-cell>
          <table:table-cell table:style-name="ce19" office:value-type="float" office:value="85.1" calcext:value-type="float">
            <text:p>85.10</text:p>
          </table:table-cell>
          <table:table-cell table:style-name="ce19" office:value-type="float" office:value="-10.9" calcext:value-type="float">
            <text:p>-10.90</text:p>
          </table:table-cell>
          <table:table-cell table:style-name="ce22" office:value-type="float" office:value="6.7" calcext:value-type="float">
            <text:p>6.70</text:p>
          </table:table-cell>
          <table:table-cell table:number-columns-repeated="1020"/>
        </table:table-row>
        <table:table-row table:style-name="ro1">
          <table:table-cell table:style-name="ce16" office:value-type="float" office:value="645" calcext:value-type="float">
            <text:p>645</text:p>
          </table:table-cell>
          <table:table-cell table:style-name="ce19" office:value-type="float" office:value="83.5" calcext:value-type="float">
            <text:p>83.50</text:p>
          </table:table-cell>
          <table:table-cell table:style-name="ce19" office:value-type="float" office:value="-10.8" calcext:value-type="float">
            <text:p>-10.80</text:p>
          </table:table-cell>
          <table:table-cell table:style-name="ce22" office:value-type="float" office:value="7" calcext:value-type="float">
            <text:p>7.00</text:p>
          </table:table-cell>
          <table:table-cell table:number-columns-repeated="1020"/>
        </table:table-row>
        <table:table-row table:style-name="ro1">
          <table:table-cell table:style-name="ce16" office:value-type="float" office:value="650" calcext:value-type="float">
            <text:p>650</text:p>
          </table:table-cell>
          <table:table-cell table:style-name="ce19" office:value-type="float" office:value="81.9" calcext:value-type="float">
            <text:p>81.90</text:p>
          </table:table-cell>
          <table:table-cell table:style-name="ce19" office:value-type="float" office:value="-10.7" calcext:value-type="float">
            <text:p>-10.70</text:p>
          </table:table-cell>
          <table:table-cell table:style-name="ce22" office:value-type="float" office:value="7.3" calcext:value-type="float">
            <text:p>7.30</text:p>
          </table:table-cell>
          <table:table-cell table:number-columns-repeated="1020"/>
        </table:table-row>
        <table:table-row table:style-name="ro1">
          <table:table-cell table:style-name="ce16" office:value-type="float" office:value="655" calcext:value-type="float">
            <text:p>655</text:p>
          </table:table-cell>
          <table:table-cell table:style-name="ce19" office:value-type="float" office:value="82.25" calcext:value-type="float">
            <text:p>82.25</text:p>
          </table:table-cell>
          <table:table-cell table:style-name="ce19" office:value-type="float" office:value="-11.35" calcext:value-type="float">
            <text:p>-11.35</text:p>
          </table:table-cell>
          <table:table-cell table:style-name="ce22" office:value-type="float" office:value="7.95" calcext:value-type="float">
            <text:p>7.95</text:p>
          </table:table-cell>
          <table:table-cell table:number-columns-repeated="1020"/>
        </table:table-row>
        <table:table-row table:style-name="ro1">
          <table:table-cell table:style-name="ce16" office:value-type="float" office:value="660" calcext:value-type="float">
            <text:p>660</text:p>
          </table:table-cell>
          <table:table-cell table:style-name="ce19" office:value-type="float" office:value="82.6" calcext:value-type="float">
            <text:p>82.60</text:p>
          </table:table-cell>
          <table:table-cell table:style-name="ce19" office:value-type="float" office:value="-12" calcext:value-type="float">
            <text:p>-12.00</text:p>
          </table:table-cell>
          <table:table-cell table:style-name="ce22" office:value-type="float" office:value="8.6" calcext:value-type="float">
            <text:p>8.60</text:p>
          </table:table-cell>
          <table:table-cell table:number-columns-repeated="1020"/>
        </table:table-row>
        <table:table-row table:style-name="ro1">
          <table:table-cell table:style-name="ce16" office:value-type="float" office:value="665" calcext:value-type="float">
            <text:p>665</text:p>
          </table:table-cell>
          <table:table-cell table:style-name="ce19" office:value-type="float" office:value="83.75" calcext:value-type="float">
            <text:p>83.75</text:p>
          </table:table-cell>
          <table:table-cell table:style-name="ce19" office:value-type="float" office:value="-13" calcext:value-type="float">
            <text:p>-13.00</text:p>
          </table:table-cell>
          <table:table-cell table:style-name="ce22" office:value-type="float" office:value="9.2" calcext:value-type="float">
            <text:p>9.20</text:p>
          </table:table-cell>
          <table:table-cell table:number-columns-repeated="1020"/>
        </table:table-row>
        <table:table-row table:style-name="ro1">
          <table:table-cell table:style-name="ce16" office:value-type="float" office:value="670" calcext:value-type="float">
            <text:p>670</text:p>
          </table:table-cell>
          <table:table-cell table:style-name="ce19" office:value-type="float" office:value="84.9" calcext:value-type="float">
            <text:p>84.90</text:p>
          </table:table-cell>
          <table:table-cell table:style-name="ce19" office:value-type="float" office:value="-14" calcext:value-type="float">
            <text:p>-14.00</text:p>
          </table:table-cell>
          <table:table-cell table:style-name="ce22" office:value-type="float" office:value="9.8" calcext:value-type="float">
            <text:p>9.80</text:p>
          </table:table-cell>
          <table:table-cell table:number-columns-repeated="1020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9" office:value-type="float" office:value="83.1" calcext:value-type="float">
            <text:p>83.10</text:p>
          </table:table-cell>
          <table:table-cell table:style-name="ce19" office:value-type="float" office:value="-13.8" calcext:value-type="float">
            <text:p>-13.80</text:p>
          </table:table-cell>
          <table:table-cell table:style-name="ce22" office:value-type="float" office:value="10" calcext:value-type="float">
            <text:p>10.00</text:p>
          </table:table-cell>
          <table:table-cell table:number-columns-repeated="1020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19" office:value-type="float" office:value="81.3" calcext:value-type="float">
            <text:p>81.30</text:p>
          </table:table-cell>
          <table:table-cell table:style-name="ce19" office:value-type="float" office:value="-13.6" calcext:value-type="float">
            <text:p>-13.60</text:p>
          </table:table-cell>
          <table:table-cell table:style-name="ce22" office:value-type="float" office:value="10.2" calcext:value-type="float">
            <text:p>10.20</text:p>
          </table:table-cell>
          <table:table-cell table:number-columns-repeated="1020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9" office:value-type="float" office:value="76.6" calcext:value-type="float">
            <text:p>76.60</text:p>
          </table:table-cell>
          <table:table-cell table:style-name="ce19" office:value-type="float" office:value="-12.8" calcext:value-type="float">
            <text:p>-12.80</text:p>
          </table:table-cell>
          <table:table-cell table:style-name="ce22" office:value-type="float" office:value="9.25" calcext:value-type="float">
            <text:p>9.25</text:p>
          </table:table-cell>
          <table:table-cell table:number-columns-repeated="1020"/>
        </table:table-row>
        <table:table-row table:style-name="ro1">
          <table:table-cell table:style-name="ce16" office:value-type="float" office:value="690" calcext:value-type="float">
            <text:p>690</text:p>
          </table:table-cell>
          <table:table-cell table:style-name="ce19" office:value-type="float" office:value="71.9" calcext:value-type="float">
            <text:p>71.90</text:p>
          </table:table-cell>
          <table:table-cell table:style-name="ce19" office:value-type="float" office:value="-12" calcext:value-type="float">
            <text:p>-12.00</text:p>
          </table:table-cell>
          <table:table-cell table:style-name="ce22" office:value-type="float" office:value="8.3" calcext:value-type="float">
            <text:p>8.30</text:p>
          </table:table-cell>
          <table:table-cell table:number-columns-repeated="1020"/>
        </table:table-row>
        <table:table-row table:style-name="ro1">
          <table:table-cell table:style-name="ce16" office:value-type="float" office:value="695" calcext:value-type="float">
            <text:p>695</text:p>
          </table:table-cell>
          <table:table-cell table:style-name="ce19" office:value-type="float" office:value="73.1" calcext:value-type="float">
            <text:p>73.10</text:p>
          </table:table-cell>
          <table:table-cell table:style-name="ce19" office:value-type="float" office:value="-12.65" calcext:value-type="float">
            <text:p>-12.65</text:p>
          </table:table-cell>
          <table:table-cell table:style-name="ce22" office:value-type="float" office:value="8.95" calcext:value-type="float">
            <text:p>8.95</text:p>
          </table:table-cell>
          <table:table-cell table:number-columns-repeated="1020"/>
        </table:table-row>
        <table:table-row table:style-name="ro1">
          <table:table-cell table:style-name="ce16" office:value-type="float" office:value="700" calcext:value-type="float">
            <text:p>700</text:p>
          </table:table-cell>
          <table:table-cell table:style-name="ce19" office:value-type="float" office:value="74.3" calcext:value-type="float">
            <text:p>74.30</text:p>
          </table:table-cell>
          <table:table-cell table:style-name="ce19" office:value-type="float" office:value="-13.3" calcext:value-type="float">
            <text:p>-13.30</text:p>
          </table:table-cell>
          <table:table-cell table:style-name="ce22" office:value-type="float" office:value="9.6" calcext:value-type="float">
            <text:p>9.60</text:p>
          </table:table-cell>
          <table:table-cell table:number-columns-repeated="1020"/>
        </table:table-row>
        <table:table-row table:style-name="ro1">
          <table:table-cell table:style-name="ce16" office:value-type="float" office:value="705" calcext:value-type="float">
            <text:p>705</text:p>
          </table:table-cell>
          <table:table-cell table:style-name="ce19" office:value-type="float" office:value="75.35" calcext:value-type="float">
            <text:p>75.35</text:p>
          </table:table-cell>
          <table:table-cell table:style-name="ce19" office:value-type="float" office:value="-13.1" calcext:value-type="float">
            <text:p>-13.10</text:p>
          </table:table-cell>
          <table:table-cell table:style-name="ce22" office:value-type="float" office:value="9.05" calcext:value-type="float">
            <text:p>9.05</text:p>
          </table:table-cell>
          <table:table-cell table:number-columns-repeated="1020"/>
        </table:table-row>
        <table:table-row table:style-name="ro1">
          <table:table-cell table:style-name="ce16" office:value-type="float" office:value="710" calcext:value-type="float">
            <text:p>710</text:p>
          </table:table-cell>
          <table:table-cell table:style-name="ce19" office:value-type="float" office:value="76.4" calcext:value-type="float">
            <text:p>76.40</text:p>
          </table:table-cell>
          <table:table-cell table:style-name="ce19" office:value-type="float" office:value="-12.9" calcext:value-type="float">
            <text:p>-12.90</text:p>
          </table:table-cell>
          <table:table-cell table:style-name="ce22" office:value-type="float" office:value="8.5" calcext:value-type="float">
            <text:p>8.50</text:p>
          </table:table-cell>
          <table:table-cell table:number-columns-repeated="1020"/>
        </table:table-row>
        <table:table-row table:style-name="ro1">
          <table:table-cell table:style-name="ce16" office:value-type="float" office:value="715" calcext:value-type="float">
            <text:p>715</text:p>
          </table:table-cell>
          <table:table-cell table:style-name="ce19" office:value-type="float" office:value="69.85" calcext:value-type="float">
            <text:p>69.85</text:p>
          </table:table-cell>
          <table:table-cell table:style-name="ce19" office:value-type="float" office:value="-11.75" calcext:value-type="float">
            <text:p>-11.75</text:p>
          </table:table-cell>
          <table:table-cell table:style-name="ce22" office:value-type="float" office:value="7.75" calcext:value-type="float">
            <text:p>7.75</text:p>
          </table:table-cell>
          <table:table-cell table:number-columns-repeated="1020"/>
        </table:table-row>
        <table:table-row table:style-name="ro1">
          <table:table-cell table:style-name="ce16" office:value-type="float" office:value="720" calcext:value-type="float">
            <text:p>720</text:p>
          </table:table-cell>
          <table:table-cell table:style-name="ce19" office:value-type="float" office:value="63.3" calcext:value-type="float">
            <text:p>63.30</text:p>
          </table:table-cell>
          <table:table-cell table:style-name="ce19" office:value-type="float" office:value="-10.6" calcext:value-type="float">
            <text:p>-10.60</text:p>
          </table:table-cell>
          <table:table-cell table:style-name="ce22" office:value-type="float" office:value="7" calcext:value-type="float">
            <text:p>7.00</text:p>
          </table:table-cell>
          <table:table-cell table:number-columns-repeated="1020"/>
        </table:table-row>
        <table:table-row table:style-name="ro1">
          <table:table-cell table:style-name="ce16" office:value-type="float" office:value="725" calcext:value-type="float">
            <text:p>725</text:p>
          </table:table-cell>
          <table:table-cell table:style-name="ce19" office:value-type="float" office:value="67.5" calcext:value-type="float">
            <text:p>67.50</text:p>
          </table:table-cell>
          <table:table-cell table:style-name="ce19" office:value-type="float" office:value="-11.1" calcext:value-type="float">
            <text:p>-11.10</text:p>
          </table:table-cell>
          <table:table-cell table:style-name="ce22" office:value-type="float" office:value="7.3" calcext:value-type="float">
            <text:p>7.30</text:p>
          </table:table-cell>
          <table:table-cell table:number-columns-repeated="1020"/>
        </table:table-row>
        <table:table-row table:style-name="ro1">
          <table:table-cell table:style-name="ce16" office:value-type="float" office:value="730" calcext:value-type="float">
            <text:p>730</text:p>
          </table:table-cell>
          <table:table-cell table:style-name="ce19" office:value-type="float" office:value="71.7" calcext:value-type="float">
            <text:p>71.70</text:p>
          </table:table-cell>
          <table:table-cell table:style-name="ce19" office:value-type="float" office:value="-11.6" calcext:value-type="float">
            <text:p>-11.60</text:p>
          </table:table-cell>
          <table:table-cell table:style-name="ce22" office:value-type="float" office:value="7.6" calcext:value-type="float">
            <text:p>7.60</text:p>
          </table:table-cell>
          <table:table-cell table:number-columns-repeated="1020"/>
        </table:table-row>
        <table:table-row table:style-name="ro1">
          <table:table-cell table:style-name="ce16" office:value-type="float" office:value="735" calcext:value-type="float">
            <text:p>735</text:p>
          </table:table-cell>
          <table:table-cell table:style-name="ce19" office:value-type="float" office:value="74.35" calcext:value-type="float">
            <text:p>74.35</text:p>
          </table:table-cell>
          <table:table-cell table:style-name="ce19" office:value-type="float" office:value="-11.9" calcext:value-type="float">
            <text:p>-11.90</text:p>
          </table:table-cell>
          <table:table-cell table:style-name="ce22" office:value-type="float" office:value="7.8" calcext:value-type="float">
            <text:p>7.80</text:p>
          </table:table-cell>
          <table:table-cell table:number-columns-repeated="1020"/>
        </table:table-row>
        <table:table-row table:style-name="ro1">
          <table:table-cell table:style-name="ce16" office:value-type="float" office:value="740" calcext:value-type="float">
            <text:p>740</text:p>
          </table:table-cell>
          <table:table-cell table:style-name="ce19" office:value-type="float" office:value="77" calcext:value-type="float">
            <text:p>77.00</text:p>
          </table:table-cell>
          <table:table-cell table:style-name="ce19" office:value-type="float" office:value="-12.2" calcext:value-type="float">
            <text:p>-12.20</text:p>
          </table:table-cell>
          <table:table-cell table:style-name="ce22" office:value-type="float" office:value="8" calcext:value-type="float">
            <text:p>8.00</text:p>
          </table:table-cell>
          <table:table-cell table:number-columns-repeated="1020"/>
        </table:table-row>
        <table:table-row table:style-name="ro1">
          <table:table-cell table:style-name="ce16" office:value-type="float" office:value="745" calcext:value-type="float">
            <text:p>745</text:p>
          </table:table-cell>
          <table:table-cell table:style-name="ce19" office:value-type="float" office:value="71.1" calcext:value-type="float">
            <text:p>71.10</text:p>
          </table:table-cell>
          <table:table-cell table:style-name="ce19" office:value-type="float" office:value="-11.2" calcext:value-type="float">
            <text:p>-11.20</text:p>
          </table:table-cell>
          <table:table-cell table:style-name="ce22" office:value-type="float" office:value="7.35" calcext:value-type="float">
            <text:p>7.35</text:p>
          </table:table-cell>
          <table:table-cell table:number-columns-repeated="1020"/>
        </table:table-row>
        <table:table-row table:style-name="ro1">
          <table:table-cell table:style-name="ce16" office:value-type="float" office:value="750" calcext:value-type="float">
            <text:p>750</text:p>
          </table:table-cell>
          <table:table-cell table:style-name="ce19" office:value-type="float" office:value="65.2" calcext:value-type="float">
            <text:p>65.20</text:p>
          </table:table-cell>
          <table:table-cell table:style-name="ce19" office:value-type="float" office:value="-10.2" calcext:value-type="float">
            <text:p>-10.20</text:p>
          </table:table-cell>
          <table:table-cell table:style-name="ce22" office:value-type="float" office:value="6.7" calcext:value-type="float">
            <text:p>6.70</text:p>
          </table:table-cell>
          <table:table-cell table:number-columns-repeated="1020"/>
        </table:table-row>
        <table:table-row table:style-name="ro1">
          <table:table-cell table:style-name="ce16" office:value-type="float" office:value="755" calcext:value-type="float">
            <text:p>755</text:p>
          </table:table-cell>
          <table:table-cell table:style-name="ce19" office:value-type="float" office:value="56.45" calcext:value-type="float">
            <text:p>56.45</text:p>
          </table:table-cell>
          <table:table-cell table:style-name="ce19" office:value-type="float" office:value="-9" calcext:value-type="float">
            <text:p>-9.00</text:p>
          </table:table-cell>
          <table:table-cell table:style-name="ce22" office:value-type="float" office:value="5.95" calcext:value-type="float">
            <text:p>5.95</text:p>
          </table:table-cell>
          <table:table-cell table:number-columns-repeated="1020"/>
        </table:table-row>
        <table:table-row table:style-name="ro1">
          <table:table-cell table:style-name="ce16" office:value-type="float" office:value="760" calcext:value-type="float">
            <text:p>760</text:p>
          </table:table-cell>
          <table:table-cell table:style-name="ce19" office:value-type="float" office:value="47.7" calcext:value-type="float">
            <text:p>47.70</text:p>
          </table:table-cell>
          <table:table-cell table:style-name="ce19" office:value-type="float" office:value="-7.8" calcext:value-type="float">
            <text:p>-7.80</text:p>
          </table:table-cell>
          <table:table-cell table:style-name="ce22" office:value-type="float" office:value="5.2" calcext:value-type="float">
            <text:p>5.20</text:p>
          </table:table-cell>
          <table:table-cell table:number-columns-repeated="1020"/>
        </table:table-row>
        <table:table-row table:style-name="ro1">
          <table:table-cell table:style-name="ce16" office:value-type="float" office:value="765" calcext:value-type="float">
            <text:p>765</text:p>
          </table:table-cell>
          <table:table-cell table:style-name="ce19" office:value-type="float" office:value="58.15" calcext:value-type="float">
            <text:p>58.15</text:p>
          </table:table-cell>
          <table:table-cell table:style-name="ce19" office:value-type="float" office:value="-9.5" calcext:value-type="float">
            <text:p>-9.50</text:p>
          </table:table-cell>
          <table:table-cell table:style-name="ce22" office:value-type="float" office:value="6.3" calcext:value-type="float">
            <text:p>6.30</text:p>
          </table:table-cell>
          <table:table-cell table:number-columns-repeated="1020"/>
        </table:table-row>
        <table:table-row table:style-name="ro1">
          <table:table-cell table:style-name="ce16" office:value-type="float" office:value="770" calcext:value-type="float">
            <text:p>770</text:p>
          </table:table-cell>
          <table:table-cell table:style-name="ce19" office:value-type="float" office:value="68.6" calcext:value-type="float">
            <text:p>68.60</text:p>
          </table:table-cell>
          <table:table-cell table:style-name="ce19" office:value-type="float" office:value="-11.2" calcext:value-type="float">
            <text:p>-11.20</text:p>
          </table:table-cell>
          <table:table-cell table:style-name="ce22" office:value-type="float" office:value="7.4" calcext:value-type="float">
            <text:p>7.40</text:p>
          </table:table-cell>
          <table:table-cell table:number-columns-repeated="1020"/>
        </table:table-row>
        <table:table-row table:style-name="ro1">
          <table:table-cell table:style-name="ce16" office:value-type="float" office:value="775" calcext:value-type="float">
            <text:p>775</text:p>
          </table:table-cell>
          <table:table-cell table:style-name="ce19" office:value-type="float" office:value="66.8" calcext:value-type="float">
            <text:p>66.80</text:p>
          </table:table-cell>
          <table:table-cell table:style-name="ce19" office:value-type="float" office:value="-10.8" calcext:value-type="float">
            <text:p>-10.80</text:p>
          </table:table-cell>
          <table:table-cell table:style-name="ce22" office:value-type="float" office:value="7.1" calcext:value-type="float">
            <text:p>7.10</text:p>
          </table:table-cell>
          <table:table-cell table:number-columns-repeated="1020"/>
        </table:table-row>
        <table:table-row table:style-name="ro1">
          <table:table-cell table:style-name="ce16" office:value-type="float" office:value="780" calcext:value-type="float">
            <text:p>780</text:p>
          </table:table-cell>
          <table:table-cell table:style-name="ce19" office:value-type="float" office:value="65" calcext:value-type="float">
            <text:p>65.00</text:p>
          </table:table-cell>
          <table:table-cell table:style-name="ce19" office:value-type="float" office:value="-10.4" calcext:value-type="float">
            <text:p>-10.40</text:p>
          </table:table-cell>
          <table:table-cell table:style-name="ce22" office:value-type="float" office:value="6.8" calcext:value-type="float">
            <text:p>6.80</text:p>
          </table:table-cell>
          <table:table-cell table:number-columns-repeated="1020"/>
        </table:table-row>
        <table:table-row table:style-name="ro1">
          <table:table-cell table:style-name="ce16" office:value-type="float" office:value="785" calcext:value-type="float">
            <text:p>785</text:p>
          </table:table-cell>
          <table:table-cell table:style-name="ce19" office:value-type="float" office:value="65.5" calcext:value-type="float">
            <text:p>65.50</text:p>
          </table:table-cell>
          <table:table-cell table:style-name="ce19" office:value-type="float" office:value="-10.5" calcext:value-type="float">
            <text:p>-10.50</text:p>
          </table:table-cell>
          <table:table-cell table:style-name="ce22" office:value-type="float" office:value="6.9" calcext:value-type="float">
            <text:p>6.90</text:p>
          </table:table-cell>
          <table:table-cell table:number-columns-repeated="1020"/>
        </table:table-row>
        <table:table-row table:style-name="ro1">
          <table:table-cell table:style-name="ce16" office:value-type="float" office:value="790" calcext:value-type="float">
            <text:p>790</text:p>
          </table:table-cell>
          <table:table-cell table:style-name="ce19" office:value-type="float" office:value="66" calcext:value-type="float">
            <text:p>66.00</text:p>
          </table:table-cell>
          <table:table-cell table:style-name="ce19" office:value-type="float" office:value="-10.6" calcext:value-type="float">
            <text:p>-10.60</text:p>
          </table:table-cell>
          <table:table-cell table:style-name="ce22" office:value-type="float" office:value="7" calcext:value-type="float">
            <text:p>7.00</text:p>
          </table:table-cell>
          <table:table-cell table:number-columns-repeated="1020"/>
        </table:table-row>
        <table:table-row table:style-name="ro1">
          <table:table-cell table:style-name="ce16" office:value-type="float" office:value="795" calcext:value-type="float">
            <text:p>795</text:p>
          </table:table-cell>
          <table:table-cell table:style-name="ce19" office:value-type="float" office:value="63.5" calcext:value-type="float">
            <text:p>63.50</text:p>
          </table:table-cell>
          <table:table-cell table:style-name="ce19" office:value-type="float" office:value="-10.15" calcext:value-type="float">
            <text:p>-10.15</text:p>
          </table:table-cell>
          <table:table-cell table:style-name="ce22" office:value-type="float" office:value="6.7" calcext:value-type="float">
            <text:p>6.70</text:p>
          </table:table-cell>
          <table:table-cell table:number-columns-repeated="1020"/>
        </table:table-row>
        <table:table-row table:style-name="ro1">
          <table:table-cell table:style-name="ce16" office:value-type="float" office:value="800" calcext:value-type="float">
            <text:p>800</text:p>
          </table:table-cell>
          <table:table-cell table:style-name="ce19" office:value-type="float" office:value="61" calcext:value-type="float">
            <text:p>61.00</text:p>
          </table:table-cell>
          <table:table-cell table:style-name="ce19" office:value-type="float" office:value="-9.7" calcext:value-type="float">
            <text:p>-9.70</text:p>
          </table:table-cell>
          <table:table-cell table:style-name="ce22" office:value-type="float" office:value="6.4" calcext:value-type="float">
            <text:p>6.40</text:p>
          </table:table-cell>
          <table:table-cell table:number-columns-repeated="1020"/>
        </table:table-row>
        <table:table-row table:style-name="ro1">
          <table:table-cell table:style-name="ce16" office:value-type="float" office:value="805" calcext:value-type="float">
            <text:p>805</text:p>
          </table:table-cell>
          <table:table-cell table:style-name="ce19" office:value-type="float" office:value="57.15" calcext:value-type="float">
            <text:p>57.15</text:p>
          </table:table-cell>
          <table:table-cell table:style-name="ce19" office:value-type="float" office:value="-9" calcext:value-type="float">
            <text:p>-9.00</text:p>
          </table:table-cell>
          <table:table-cell table:style-name="ce22" office:value-type="float" office:value="5.95" calcext:value-type="float">
            <text:p>5.95</text:p>
          </table:table-cell>
          <table:table-cell table:number-columns-repeated="1020"/>
        </table:table-row>
        <table:table-row table:style-name="ro1">
          <table:table-cell table:style-name="ce16" office:value-type="float" office:value="810" calcext:value-type="float">
            <text:p>810</text:p>
          </table:table-cell>
          <table:table-cell table:style-name="ce19" office:value-type="float" office:value="53.3" calcext:value-type="float">
            <text:p>53.30</text:p>
          </table:table-cell>
          <table:table-cell table:style-name="ce19" office:value-type="float" office:value="-8.3" calcext:value-type="float">
            <text:p>-8.30</text:p>
          </table:table-cell>
          <table:table-cell table:style-name="ce22" office:value-type="float" office:value="5.5" calcext:value-type="float">
            <text:p>5.50</text:p>
          </table:table-cell>
          <table:table-cell table:number-columns-repeated="1020"/>
        </table:table-row>
        <table:table-row table:style-name="ro1">
          <table:table-cell table:style-name="ce16" office:value-type="float" office:value="815" calcext:value-type="float">
            <text:p>815</text:p>
          </table:table-cell>
          <table:table-cell table:style-name="ce19" office:value-type="float" office:value="56.1" calcext:value-type="float">
            <text:p>56.10</text:p>
          </table:table-cell>
          <table:table-cell table:style-name="ce19" office:value-type="float" office:value="-8.8" calcext:value-type="float">
            <text:p>-8.80</text:p>
          </table:table-cell>
          <table:table-cell table:style-name="ce22" office:value-type="float" office:value="5.8" calcext:value-type="float">
            <text:p>5.80</text:p>
          </table:table-cell>
          <table:table-cell table:number-columns-repeated="1020"/>
        </table:table-row>
        <table:table-row table:style-name="ro1">
          <table:table-cell table:style-name="ce16" office:value-type="float" office:value="820" calcext:value-type="float">
            <text:p>820</text:p>
          </table:table-cell>
          <table:table-cell table:style-name="ce19" office:value-type="float" office:value="58.9" calcext:value-type="float">
            <text:p>58.90</text:p>
          </table:table-cell>
          <table:table-cell table:style-name="ce19" office:value-type="float" office:value="-9.3" calcext:value-type="float">
            <text:p>-9.30</text:p>
          </table:table-cell>
          <table:table-cell table:style-name="ce22" office:value-type="float" office:value="6.1" calcext:value-type="float">
            <text:p>6.10</text:p>
          </table:table-cell>
          <table:table-cell table:number-columns-repeated="1020"/>
        </table:table-row>
        <table:table-row table:style-name="ro1">
          <table:table-cell table:style-name="ce16" office:value-type="float" office:value="825" calcext:value-type="float">
            <text:p>825</text:p>
          </table:table-cell>
          <table:table-cell table:style-name="ce19" office:value-type="float" office:value="60.4" calcext:value-type="float">
            <text:p>60.40</text:p>
          </table:table-cell>
          <table:table-cell table:style-name="ce19" office:value-type="float" office:value="-9.55" calcext:value-type="float">
            <text:p>-9.55</text:p>
          </table:table-cell>
          <table:table-cell table:style-name="ce22" office:value-type="float" office:value="6.3" calcext:value-type="float">
            <text:p>6.30</text:p>
          </table:table-cell>
          <table:table-cell table:number-columns-repeated="1020"/>
        </table:table-row>
        <table:table-row table:style-name="ro2">
          <table:table-cell table:style-name="ce17" office:value-type="float" office:value="830" calcext:value-type="float">
            <text:p>830</text:p>
          </table:table-cell>
          <table:table-cell table:style-name="ce20" office:value-type="float" office:value="61.9" calcext:value-type="float">
            <text:p>61.90</text:p>
          </table:table-cell>
          <table:table-cell table:style-name="ce20" office:value-type="float" office:value="-9.8" calcext:value-type="float">
            <text:p>-9.80</text:p>
          </table:table-cell>
          <table:table-cell table:style-name="ce23" office:value-type="float" office:value="6.5" calcext:value-type="float">
            <text:p>6.5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31 col observer" table:style-name="ta4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E 1931 standard colorimetric observ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l<text:span text:style-name="T2">, nm</text:span></text:p>
          </table:table-cell>
          <table:table-cell table:style-name="ce24">
            <draw:frame table:end-cell-address="'1931 col observer'.B6" table:end-x="14.01mm" table:end-y="0.26mm" draw:z-index="0" draw:name="Picture 1" draw:style-name="gr1" draw:text-style-name="P1" svg:width="10.36mm" svg:height="5.28mm" svg:x="3.65mm" svg:y="0.01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4">
            <draw:frame table:end-cell-address="'1931 col observer'.C6" table:end-x="14.01mm" table:end-y="0.26mm" draw:z-index="1" draw:name="Picture 2" draw:style-name="gr1" draw:text-style-name="P1" svg:width="10.38mm" svg:height="5.28mm" svg:x="3.63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8">
            <draw:frame table:end-cell-address="'1931 col observer'.D6" table:end-x="13.44mm" table:end-y="0.26mm" draw:z-index="2" draw:name="Picture 3" draw:style-name="gr2" draw:text-style-name="P1" svg:width="10.36mm" svg:height="5.28mm" svg:x="3.08mm" svg:y="0.01mm">
              <loext:p draw:class-id="00000000-0000-0000-0000-000000000000"/>
              <draw:object-ole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3" office:value-type="float" office:value="380" calcext:value-type="float">
            <text:p>380</text:p>
          </table:table-cell>
          <table:table-cell table:style-name="ce25" office:value-type="float" office:value="0.001368" calcext:value-type="float">
            <text:p>0.001368</text:p>
          </table:table-cell>
          <table:table-cell table:style-name="ce25" office:value-type="float" office:value="0.000039" calcext:value-type="float">
            <text:p>0.000039</text:p>
          </table:table-cell>
          <table:table-cell table:style-name="ce29" office:value-type="float" office:value="0.00645" calcext:value-type="float">
            <text:p>0.006450</text:p>
          </table:table-cell>
          <table:table-cell table:number-columns-repeated="1020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25" office:value-type="float" office:value="0.002236" calcext:value-type="float">
            <text:p>0.002236</text:p>
          </table:table-cell>
          <table:table-cell table:style-name="ce25" office:value-type="float" office:value="0.000064" calcext:value-type="float">
            <text:p>0.000064</text:p>
          </table:table-cell>
          <table:table-cell table:style-name="ce29" office:value-type="float" office:value="0.01055" calcext:value-type="float">
            <text:p>0.010550</text:p>
          </table:table-cell>
          <table:table-cell table:number-columns-repeated="1020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25" office:value-type="float" office:value="0.004243" calcext:value-type="float">
            <text:p>0.004243</text:p>
          </table:table-cell>
          <table:table-cell table:style-name="ce25" office:value-type="float" office:value="0.00012" calcext:value-type="float">
            <text:p>0.000120</text:p>
          </table:table-cell>
          <table:table-cell table:style-name="ce29" office:value-type="float" office:value="0.02005" calcext:value-type="float">
            <text:p>0.020050</text:p>
          </table:table-cell>
          <table:table-cell table:number-columns-repeated="1020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25" office:value-type="float" office:value="0.00765" calcext:value-type="float">
            <text:p>0.007650</text:p>
          </table:table-cell>
          <table:table-cell table:style-name="ce25" office:value-type="float" office:value="0.000217" calcext:value-type="float">
            <text:p>0.000217</text:p>
          </table:table-cell>
          <table:table-cell table:style-name="ce29" office:value-type="float" office:value="0.03621" calcext:value-type="float">
            <text:p>0.036210</text:p>
          </table:table-cell>
          <table:table-cell table:number-columns-repeated="1020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25" office:value-type="float" office:value="0.01431" calcext:value-type="float">
            <text:p>0.014310</text:p>
          </table:table-cell>
          <table:table-cell table:style-name="ce25" office:value-type="float" office:value="0.000396" calcext:value-type="float">
            <text:p>0.000396</text:p>
          </table:table-cell>
          <table:table-cell table:style-name="ce29" office:value-type="float" office:value="0.06785" calcext:value-type="float">
            <text:p>0.067850</text:p>
          </table:table-cell>
          <table:table-cell table:number-columns-repeated="1020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25" office:value-type="float" office:value="0.02319" calcext:value-type="float">
            <text:p>0.023190</text:p>
          </table:table-cell>
          <table:table-cell table:style-name="ce25" office:value-type="float" office:value="0.00064" calcext:value-type="float">
            <text:p>0.000640</text:p>
          </table:table-cell>
          <table:table-cell table:style-name="ce29" office:value-type="float" office:value="0.1102" calcext:value-type="float">
            <text:p>0.110200</text:p>
          </table:table-cell>
          <table:table-cell table:number-columns-repeated="1020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25" office:value-type="float" office:value="0.04351" calcext:value-type="float">
            <text:p>0.043510</text:p>
          </table:table-cell>
          <table:table-cell table:style-name="ce25" office:value-type="float" office:value="0.00121" calcext:value-type="float">
            <text:p>0.001210</text:p>
          </table:table-cell>
          <table:table-cell table:style-name="ce29" office:value-type="float" office:value="0.2074" calcext:value-type="float">
            <text:p>0.207400</text:p>
          </table:table-cell>
          <table:table-cell table:number-columns-repeated="1020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25" office:value-type="float" office:value="0.07763" calcext:value-type="float">
            <text:p>0.077630</text:p>
          </table:table-cell>
          <table:table-cell table:style-name="ce25" office:value-type="float" office:value="0.00218" calcext:value-type="float">
            <text:p>0.002180</text:p>
          </table:table-cell>
          <table:table-cell table:style-name="ce29" office:value-type="float" office:value="0.3713" calcext:value-type="float">
            <text:p>0.371300</text:p>
          </table:table-cell>
          <table:table-cell table:number-columns-repeated="1020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25" office:value-type="float" office:value="0.13438" calcext:value-type="float">
            <text:p>0.134380</text:p>
          </table:table-cell>
          <table:table-cell table:style-name="ce25" office:value-type="float" office:value="0.004" calcext:value-type="float">
            <text:p>0.004000</text:p>
          </table:table-cell>
          <table:table-cell table:style-name="ce29" office:value-type="float" office:value="0.6456" calcext:value-type="float">
            <text:p>0.645600</text:p>
          </table:table-cell>
          <table:table-cell table:number-columns-repeated="1020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25" office:value-type="float" office:value="0.21477" calcext:value-type="float">
            <text:p>0.214770</text:p>
          </table:table-cell>
          <table:table-cell table:style-name="ce25" office:value-type="float" office:value="0.0073" calcext:value-type="float">
            <text:p>0.007300</text:p>
          </table:table-cell>
          <table:table-cell table:style-name="ce29" office:value-type="float" office:value="1.03905" calcext:value-type="float">
            <text:p>1.039050</text:p>
          </table:table-cell>
          <table:table-cell table:number-columns-repeated="1020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25" office:value-type="float" office:value="0.2839" calcext:value-type="float">
            <text:p>0.283900</text:p>
          </table:table-cell>
          <table:table-cell table:style-name="ce25" office:value-type="float" office:value="0.0116" calcext:value-type="float">
            <text:p>0.011600</text:p>
          </table:table-cell>
          <table:table-cell table:style-name="ce29" office:value-type="float" office:value="1.3856" calcext:value-type="float">
            <text:p>1.385600</text:p>
          </table:table-cell>
          <table:table-cell table:number-columns-repeated="1020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25" office:value-type="float" office:value="0.3285" calcext:value-type="float">
            <text:p>0.328500</text:p>
          </table:table-cell>
          <table:table-cell table:style-name="ce25" office:value-type="float" office:value="0.01684" calcext:value-type="float">
            <text:p>0.016840</text:p>
          </table:table-cell>
          <table:table-cell table:style-name="ce29" office:value-type="float" office:value="1.62296" calcext:value-type="float">
            <text:p>1.622960</text:p>
          </table:table-cell>
          <table:table-cell table:number-columns-repeated="1020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25" office:value-type="float" office:value="0.34828" calcext:value-type="float">
            <text:p>0.348280</text:p>
          </table:table-cell>
          <table:table-cell table:style-name="ce25" office:value-type="float" office:value="0.023" calcext:value-type="float">
            <text:p>0.023000</text:p>
          </table:table-cell>
          <table:table-cell table:style-name="ce29" office:value-type="float" office:value="1.74706" calcext:value-type="float">
            <text:p>1.747060</text:p>
          </table:table-cell>
          <table:table-cell table:number-columns-repeated="1020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25" office:value-type="float" office:value="0.34806" calcext:value-type="float">
            <text:p>0.348060</text:p>
          </table:table-cell>
          <table:table-cell table:style-name="ce25" office:value-type="float" office:value="0.0298" calcext:value-type="float">
            <text:p>0.029800</text:p>
          </table:table-cell>
          <table:table-cell table:style-name="ce29" office:value-type="float" office:value="1.7826" calcext:value-type="float">
            <text:p>1.782600</text:p>
          </table:table-cell>
          <table:table-cell table:number-columns-repeated="1020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25" office:value-type="float" office:value="0.3362" calcext:value-type="float">
            <text:p>0.336200</text:p>
          </table:table-cell>
          <table:table-cell table:style-name="ce25" office:value-type="float" office:value="0.038" calcext:value-type="float">
            <text:p>0.038000</text:p>
          </table:table-cell>
          <table:table-cell table:style-name="ce29" office:value-type="float" office:value="1.77211" calcext:value-type="float">
            <text:p>1.772110</text:p>
          </table:table-cell>
          <table:table-cell table:number-columns-repeated="1020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25" office:value-type="float" office:value="0.3187" calcext:value-type="float">
            <text:p>0.318700</text:p>
          </table:table-cell>
          <table:table-cell table:style-name="ce25" office:value-type="float" office:value="0.048" calcext:value-type="float">
            <text:p>0.048000</text:p>
          </table:table-cell>
          <table:table-cell table:style-name="ce29" office:value-type="float" office:value="1.7441" calcext:value-type="float">
            <text:p>1.744100</text:p>
          </table:table-cell>
          <table:table-cell table:number-columns-repeated="1020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25" office:value-type="float" office:value="0.2908" calcext:value-type="float">
            <text:p>0.290800</text:p>
          </table:table-cell>
          <table:table-cell table:style-name="ce25" office:value-type="float" office:value="0.06" calcext:value-type="float">
            <text:p>0.060000</text:p>
          </table:table-cell>
          <table:table-cell table:style-name="ce29" office:value-type="float" office:value="1.6692" calcext:value-type="float">
            <text:p>1.669200</text:p>
          </table:table-cell>
          <table:table-cell table:number-columns-repeated="1020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25" office:value-type="float" office:value="0.2511" calcext:value-type="float">
            <text:p>0.251100</text:p>
          </table:table-cell>
          <table:table-cell table:style-name="ce25" office:value-type="float" office:value="0.0739" calcext:value-type="float">
            <text:p>0.073900</text:p>
          </table:table-cell>
          <table:table-cell table:style-name="ce29" office:value-type="float" office:value="1.5281" calcext:value-type="float">
            <text:p>1.528100</text:p>
          </table:table-cell>
          <table:table-cell table:number-columns-repeated="1020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25" office:value-type="float" office:value="0.19536" calcext:value-type="float">
            <text:p>0.195360</text:p>
          </table:table-cell>
          <table:table-cell table:style-name="ce25" office:value-type="float" office:value="0.09098" calcext:value-type="float">
            <text:p>0.090980</text:p>
          </table:table-cell>
          <table:table-cell table:style-name="ce29" office:value-type="float" office:value="1.28764" calcext:value-type="float">
            <text:p>1.287640</text:p>
          </table:table-cell>
          <table:table-cell table:number-columns-repeated="1020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25" office:value-type="float" office:value="0.1421" calcext:value-type="float">
            <text:p>0.142100</text:p>
          </table:table-cell>
          <table:table-cell table:style-name="ce25" office:value-type="float" office:value="0.1126" calcext:value-type="float">
            <text:p>0.112600</text:p>
          </table:table-cell>
          <table:table-cell table:style-name="ce29" office:value-type="float" office:value="1.0419" calcext:value-type="float">
            <text:p>1.041900</text:p>
          </table:table-cell>
          <table:table-cell table:number-columns-repeated="1020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25" office:value-type="float" office:value="0.09564" calcext:value-type="float">
            <text:p>0.095640</text:p>
          </table:table-cell>
          <table:table-cell table:style-name="ce25" office:value-type="float" office:value="0.13902" calcext:value-type="float">
            <text:p>0.139020</text:p>
          </table:table-cell>
          <table:table-cell table:style-name="ce29" office:value-type="float" office:value="0.81295" calcext:value-type="float">
            <text:p>0.812950</text:p>
          </table:table-cell>
          <table:table-cell table:number-columns-repeated="1020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25" office:value-type="float" office:value="0.05795" calcext:value-type="float">
            <text:p>0.057950</text:p>
          </table:table-cell>
          <table:table-cell table:style-name="ce25" office:value-type="float" office:value="0.1693" calcext:value-type="float">
            <text:p>0.169300</text:p>
          </table:table-cell>
          <table:table-cell table:style-name="ce29" office:value-type="float" office:value="0.6162" calcext:value-type="float">
            <text:p>0.616200</text:p>
          </table:table-cell>
          <table:table-cell table:number-columns-repeated="1020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25" office:value-type="float" office:value="0.03201" calcext:value-type="float">
            <text:p>0.032010</text:p>
          </table:table-cell>
          <table:table-cell table:style-name="ce25" office:value-type="float" office:value="0.20802" calcext:value-type="float">
            <text:p>0.208020</text:p>
          </table:table-cell>
          <table:table-cell table:style-name="ce29" office:value-type="float" office:value="0.46518" calcext:value-type="float">
            <text:p>0.465180</text:p>
          </table:table-cell>
          <table:table-cell table:number-columns-repeated="1020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25" office:value-type="float" office:value="0.0147" calcext:value-type="float">
            <text:p>0.014700</text:p>
          </table:table-cell>
          <table:table-cell table:style-name="ce25" office:value-type="float" office:value="0.2586" calcext:value-type="float">
            <text:p>0.258600</text:p>
          </table:table-cell>
          <table:table-cell table:style-name="ce29" office:value-type="float" office:value="0.3533" calcext:value-type="float">
            <text:p>0.353300</text:p>
          </table:table-cell>
          <table:table-cell table:number-columns-repeated="1020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25" office:value-type="float" office:value="0.0049" calcext:value-type="float">
            <text:p>0.004900</text:p>
          </table:table-cell>
          <table:table-cell table:style-name="ce25" office:value-type="float" office:value="0.323" calcext:value-type="float">
            <text:p>0.323000</text:p>
          </table:table-cell>
          <table:table-cell table:style-name="ce29" office:value-type="float" office:value="0.272" calcext:value-type="float">
            <text:p>0.272000</text:p>
          </table:table-cell>
          <table:table-cell table:number-columns-repeated="1020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25" office:value-type="float" office:value="0.0024" calcext:value-type="float">
            <text:p>0.002400</text:p>
          </table:table-cell>
          <table:table-cell table:style-name="ce25" office:value-type="float" office:value="0.4073" calcext:value-type="float">
            <text:p>0.407300</text:p>
          </table:table-cell>
          <table:table-cell table:style-name="ce29" office:value-type="float" office:value="0.2123" calcext:value-type="float">
            <text:p>0.212300</text:p>
          </table:table-cell>
          <table:table-cell table:number-columns-repeated="1020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25" office:value-type="float" office:value="0.0093" calcext:value-type="float">
            <text:p>0.009300</text:p>
          </table:table-cell>
          <table:table-cell table:style-name="ce25" office:value-type="float" office:value="0.503" calcext:value-type="float">
            <text:p>0.503000</text:p>
          </table:table-cell>
          <table:table-cell table:style-name="ce29" office:value-type="float" office:value="0.1582" calcext:value-type="float">
            <text:p>0.158200</text:p>
          </table:table-cell>
          <table:table-cell table:number-columns-repeated="1020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25" office:value-type="float" office:value="0.0291" calcext:value-type="float">
            <text:p>0.029100</text:p>
          </table:table-cell>
          <table:table-cell table:style-name="ce25" office:value-type="float" office:value="0.6082" calcext:value-type="float">
            <text:p>0.608200</text:p>
          </table:table-cell>
          <table:table-cell table:style-name="ce29" office:value-type="float" office:value="0.1117" calcext:value-type="float">
            <text:p>0.111700</text:p>
          </table:table-cell>
          <table:table-cell table:number-columns-repeated="1020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25" office:value-type="float" office:value="0.06327" calcext:value-type="float">
            <text:p>0.063270</text:p>
          </table:table-cell>
          <table:table-cell table:style-name="ce25" office:value-type="float" office:value="0.71" calcext:value-type="float">
            <text:p>0.710000</text:p>
          </table:table-cell>
          <table:table-cell table:style-name="ce29" office:value-type="float" office:value="0.07825" calcext:value-type="float">
            <text:p>0.078250</text:p>
          </table:table-cell>
          <table:table-cell table:number-columns-repeated="1020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25" office:value-type="float" office:value="0.1096" calcext:value-type="float">
            <text:p>0.109600</text:p>
          </table:table-cell>
          <table:table-cell table:style-name="ce25" office:value-type="float" office:value="0.7932" calcext:value-type="float">
            <text:p>0.793200</text:p>
          </table:table-cell>
          <table:table-cell table:style-name="ce29" office:value-type="float" office:value="0.05725" calcext:value-type="float">
            <text:p>0.057250</text:p>
          </table:table-cell>
          <table:table-cell table:number-columns-repeated="1020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25" office:value-type="float" office:value="0.1655" calcext:value-type="float">
            <text:p>0.165500</text:p>
          </table:table-cell>
          <table:table-cell table:style-name="ce25" office:value-type="float" office:value="0.862" calcext:value-type="float">
            <text:p>0.862000</text:p>
          </table:table-cell>
          <table:table-cell table:style-name="ce29" office:value-type="float" office:value="0.04216" calcext:value-type="float">
            <text:p>0.042160</text:p>
          </table:table-cell>
          <table:table-cell table:number-columns-repeated="1020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25" office:value-type="float" office:value="0.22575" calcext:value-type="float">
            <text:p>0.225750</text:p>
          </table:table-cell>
          <table:table-cell table:style-name="ce25" office:value-type="float" office:value="0.91485" calcext:value-type="float">
            <text:p>0.914850</text:p>
          </table:table-cell>
          <table:table-cell table:style-name="ce29" office:value-type="float" office:value="0.02984" calcext:value-type="float">
            <text:p>0.029840</text:p>
          </table:table-cell>
          <table:table-cell table:number-columns-repeated="1020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25" office:value-type="float" office:value="0.2904" calcext:value-type="float">
            <text:p>0.290400</text:p>
          </table:table-cell>
          <table:table-cell table:style-name="ce25" office:value-type="float" office:value="0.954" calcext:value-type="float">
            <text:p>0.954000</text:p>
          </table:table-cell>
          <table:table-cell table:style-name="ce29" office:value-type="float" office:value="0.0203" calcext:value-type="float">
            <text:p>0.020300</text:p>
          </table:table-cell>
          <table:table-cell table:number-columns-repeated="1020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25" office:value-type="float" office:value="0.3597" calcext:value-type="float">
            <text:p>0.359700</text:p>
          </table:table-cell>
          <table:table-cell table:style-name="ce25" office:value-type="float" office:value="0.9803" calcext:value-type="float">
            <text:p>0.980300</text:p>
          </table:table-cell>
          <table:table-cell table:style-name="ce29" office:value-type="float" office:value="0.0134" calcext:value-type="float">
            <text:p>0.013400</text:p>
          </table:table-cell>
          <table:table-cell table:number-columns-repeated="1020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25" office:value-type="float" office:value="0.43345" calcext:value-type="float">
            <text:p>0.433450</text:p>
          </table:table-cell>
          <table:table-cell table:style-name="ce25" office:value-type="float" office:value="0.99495" calcext:value-type="float">
            <text:p>0.994950</text:p>
          </table:table-cell>
          <table:table-cell table:style-name="ce29" office:value-type="float" office:value="0.00875" calcext:value-type="float">
            <text:p>0.008750</text:p>
          </table:table-cell>
          <table:table-cell table:number-columns-repeated="1020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25" office:value-type="float" office:value="0.51205" calcext:value-type="float">
            <text:p>0.512050</text:p>
          </table:table-cell>
          <table:table-cell table:style-name="ce25" office:value-type="float" office:value="1" calcext:value-type="float">
            <text:p>1.000000</text:p>
          </table:table-cell>
          <table:table-cell table:style-name="ce29" office:value-type="float" office:value="0.00575" calcext:value-type="float">
            <text:p>0.005750</text:p>
          </table:table-cell>
          <table:table-cell table:number-columns-repeated="1020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25" office:value-type="float" office:value="0.5945" calcext:value-type="float">
            <text:p>0.594500</text:p>
          </table:table-cell>
          <table:table-cell table:style-name="ce25" office:value-type="float" office:value="0.995" calcext:value-type="float">
            <text:p>0.995000</text:p>
          </table:table-cell>
          <table:table-cell table:style-name="ce29" office:value-type="float" office:value="0.0039" calcext:value-type="float">
            <text:p>0.003900</text:p>
          </table:table-cell>
          <table:table-cell table:number-columns-repeated="1020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25" office:value-type="float" office:value="0.6784" calcext:value-type="float">
            <text:p>0.678400</text:p>
          </table:table-cell>
          <table:table-cell table:style-name="ce25" office:value-type="float" office:value="0.9786" calcext:value-type="float">
            <text:p>0.978600</text:p>
          </table:table-cell>
          <table:table-cell table:style-name="ce29" office:value-type="float" office:value="0.00275" calcext:value-type="float">
            <text:p>0.002750</text:p>
          </table:table-cell>
          <table:table-cell table:number-columns-repeated="1020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25" office:value-type="float" office:value="0.7621" calcext:value-type="float">
            <text:p>0.762100</text:p>
          </table:table-cell>
          <table:table-cell table:style-name="ce25" office:value-type="float" office:value="0.952" calcext:value-type="float">
            <text:p>0.952000</text:p>
          </table:table-cell>
          <table:table-cell table:style-name="ce29" office:value-type="float" office:value="0.0021" calcext:value-type="float">
            <text:p>0.002100</text:p>
          </table:table-cell>
          <table:table-cell table:number-columns-repeated="1020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25" office:value-type="float" office:value="0.8425" calcext:value-type="float">
            <text:p>0.842500</text:p>
          </table:table-cell>
          <table:table-cell table:style-name="ce25" office:value-type="float" office:value="0.9154" calcext:value-type="float">
            <text:p>0.915400</text:p>
          </table:table-cell>
          <table:table-cell table:style-name="ce29" office:value-type="float" office:value="0.0018" calcext:value-type="float">
            <text:p>0.001800</text:p>
          </table:table-cell>
          <table:table-cell table:number-columns-repeated="1020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25" office:value-type="float" office:value="0.9163" calcext:value-type="float">
            <text:p>0.916300</text:p>
          </table:table-cell>
          <table:table-cell table:style-name="ce25" office:value-type="float" office:value="0.87" calcext:value-type="float">
            <text:p>0.870000</text:p>
          </table:table-cell>
          <table:table-cell table:style-name="ce29" office:value-type="float" office:value="0.00165" calcext:value-type="float">
            <text:p>0.001650</text:p>
          </table:table-cell>
          <table:table-cell table:number-columns-repeated="1020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25" office:value-type="float" office:value="0.9786" calcext:value-type="float">
            <text:p>0.978600</text:p>
          </table:table-cell>
          <table:table-cell table:style-name="ce25" office:value-type="float" office:value="0.8163" calcext:value-type="float">
            <text:p>0.816300</text:p>
          </table:table-cell>
          <table:table-cell table:style-name="ce29" office:value-type="float" office:value="0.0014" calcext:value-type="float">
            <text:p>0.001400</text:p>
          </table:table-cell>
          <table:table-cell table:number-columns-repeated="1020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25" office:value-type="float" office:value="1.0263" calcext:value-type="float">
            <text:p>1.026300</text:p>
          </table:table-cell>
          <table:table-cell table:style-name="ce25" office:value-type="float" office:value="0.757" calcext:value-type="float">
            <text:p>0.757000</text:p>
          </table:table-cell>
          <table:table-cell table:style-name="ce29" office:value-type="float" office:value="0.0011" calcext:value-type="float">
            <text:p>0.001100</text:p>
          </table:table-cell>
          <table:table-cell table:number-columns-repeated="1020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table:style-name="ce25" office:value-type="float" office:value="1.0567" calcext:value-type="float">
            <text:p>1.056700</text:p>
          </table:table-cell>
          <table:table-cell table:style-name="ce25" office:value-type="float" office:value="0.6949" calcext:value-type="float">
            <text:p>0.694900</text:p>
          </table:table-cell>
          <table:table-cell table:style-name="ce29" office:value-type="float" office:value="0.001" calcext:value-type="float">
            <text:p>0.001000</text:p>
          </table:table-cell>
          <table:table-cell table:number-columns-repeated="1020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25" office:value-type="float" office:value="1.0622" calcext:value-type="float">
            <text:p>1.062200</text:p>
          </table:table-cell>
          <table:table-cell table:style-name="ce25" office:value-type="float" office:value="0.631" calcext:value-type="float">
            <text:p>0.631000</text:p>
          </table:table-cell>
          <table:table-cell table:style-name="ce29" office:value-type="float" office:value="0.0008" calcext:value-type="float">
            <text:p>0.000800</text:p>
          </table:table-cell>
          <table:table-cell table:number-columns-repeated="1020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table:style-name="ce25" office:value-type="float" office:value="1.0456" calcext:value-type="float">
            <text:p>1.045600</text:p>
          </table:table-cell>
          <table:table-cell table:style-name="ce25" office:value-type="float" office:value="0.5668" calcext:value-type="float">
            <text:p>0.566800</text:p>
          </table:table-cell>
          <table:table-cell table:style-name="ce29" office:value-type="float" office:value="0.0006" calcext:value-type="float">
            <text:p>0.000600</text:p>
          </table:table-cell>
          <table:table-cell table:number-columns-repeated="1020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table:style-name="ce25" office:value-type="float" office:value="1.0026" calcext:value-type="float">
            <text:p>1.002600</text:p>
          </table:table-cell>
          <table:table-cell table:style-name="ce25" office:value-type="float" office:value="0.503" calcext:value-type="float">
            <text:p>0.503000</text:p>
          </table:table-cell>
          <table:table-cell table:style-name="ce29" office:value-type="float" office:value="0.00034" calcext:value-type="float">
            <text:p>0.000340</text:p>
          </table:table-cell>
          <table:table-cell table:number-columns-repeated="1020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table:style-name="ce25" office:value-type="float" office:value="0.9384" calcext:value-type="float">
            <text:p>0.938400</text:p>
          </table:table-cell>
          <table:table-cell table:style-name="ce25" office:value-type="float" office:value="0.4412" calcext:value-type="float">
            <text:p>0.441200</text:p>
          </table:table-cell>
          <table:table-cell table:style-name="ce29" office:value-type="float" office:value="0.00024" calcext:value-type="float">
            <text:p>0.000240</text:p>
          </table:table-cell>
          <table:table-cell table:number-columns-repeated="1020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table:style-name="ce25" office:value-type="float" office:value="0.85445" calcext:value-type="float">
            <text:p>0.854450</text:p>
          </table:table-cell>
          <table:table-cell table:style-name="ce25" office:value-type="float" office:value="0.381" calcext:value-type="float">
            <text:p>0.381000</text:p>
          </table:table-cell>
          <table:table-cell table:style-name="ce29" office:value-type="float" office:value="0.00019" calcext:value-type="float">
            <text:p>0.000190</text:p>
          </table:table-cell>
          <table:table-cell table:number-columns-repeated="1020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25" office:value-type="float" office:value="0.7514" calcext:value-type="float">
            <text:p>0.751400</text:p>
          </table:table-cell>
          <table:table-cell table:style-name="ce25" office:value-type="float" office:value="0.321" calcext:value-type="float">
            <text:p>0.321000</text:p>
          </table:table-cell>
          <table:table-cell table:style-name="ce29" office:value-type="float" office:value="0.0001" calcext:value-type="float">
            <text:p>0.000100</text:p>
          </table:table-cell>
          <table:table-cell table:number-columns-repeated="1020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25" office:value-type="float" office:value="0.6424" calcext:value-type="float">
            <text:p>0.642400</text:p>
          </table:table-cell>
          <table:table-cell table:style-name="ce25" office:value-type="float" office:value="0.265" calcext:value-type="float">
            <text:p>0.265000</text:p>
          </table:table-cell>
          <table:table-cell table:style-name="ce29" office:value-type="float" office:value="0.00005" calcext:value-type="float">
            <text:p>0.000050</text:p>
          </table:table-cell>
          <table:table-cell table:number-columns-repeated="1020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table:style-name="ce25" office:value-type="float" office:value="0.5419" calcext:value-type="float">
            <text:p>0.541900</text:p>
          </table:table-cell>
          <table:table-cell table:style-name="ce25" office:value-type="float" office:value="0.217" calcext:value-type="float">
            <text:p>0.217000</text:p>
          </table:table-cell>
          <table:table-cell table:style-name="ce29" office:value-type="float" office:value="0.00003" calcext:value-type="float">
            <text:p>0.000030</text:p>
          </table:table-cell>
          <table:table-cell table:number-columns-repeated="1020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table:style-name="ce25" office:value-type="float" office:value="0.4479" calcext:value-type="float">
            <text:p>0.447900</text:p>
          </table:table-cell>
          <table:table-cell table:style-name="ce25" office:value-type="float" office:value="0.175" calcext:value-type="float">
            <text:p>0.175000</text:p>
          </table:table-cell>
          <table:table-cell table:style-name="ce29" office:value-type="float" office:value="0.00002" calcext:value-type="float">
            <text:p>0.000020</text:p>
          </table:table-cell>
          <table:table-cell table:number-columns-repeated="1020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table:style-name="ce25" office:value-type="float" office:value="0.3608" calcext:value-type="float">
            <text:p>0.360800</text:p>
          </table:table-cell>
          <table:table-cell table:style-name="ce25" office:value-type="float" office:value="0.1382" calcext:value-type="float">
            <text:p>0.138200</text:p>
          </table:table-cell>
          <table:table-cell table:style-name="ce29" office:value-type="float" office:value="0.00001" calcext:value-type="float">
            <text:p>0.000010</text:p>
          </table:table-cell>
          <table:table-cell table:number-columns-repeated="1020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table:style-name="ce25" office:value-type="float" office:value="0.2835" calcext:value-type="float">
            <text:p>0.283500</text:p>
          </table:table-cell>
          <table:table-cell table:style-name="ce25" office:value-type="float" office:value="0.107" calcext:value-type="float">
            <text:p>0.10700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table:style-name="ce25" office:value-type="float" office:value="0.2187" calcext:value-type="float">
            <text:p>0.218700</text:p>
          </table:table-cell>
          <table:table-cell table:style-name="ce25" office:value-type="float" office:value="0.0816" calcext:value-type="float">
            <text:p>0.08160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style-name="ce25" office:value-type="float" office:value="0.1649" calcext:value-type="float">
            <text:p>0.164900</text:p>
          </table:table-cell>
          <table:table-cell table:style-name="ce25" office:value-type="float" office:value="0.061" calcext:value-type="float">
            <text:p>0.06100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table:style-name="ce25" office:value-type="float" office:value="0.1212" calcext:value-type="float">
            <text:p>0.121200</text:p>
          </table:table-cell>
          <table:table-cell table:style-name="ce25" office:value-type="float" office:value="0.04458" calcext:value-type="float">
            <text:p>0.04458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table:style-name="ce25" office:value-type="float" office:value="0.0874" calcext:value-type="float">
            <text:p>0.087400</text:p>
          </table:table-cell>
          <table:table-cell table:style-name="ce25" office:value-type="float" office:value="0.032" calcext:value-type="float">
            <text:p>0.03200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table:style-name="ce25" office:value-type="float" office:value="0.0636" calcext:value-type="float">
            <text:p>0.063600</text:p>
          </table:table-cell>
          <table:table-cell table:style-name="ce25" office:value-type="float" office:value="0.0232" calcext:value-type="float">
            <text:p>0.02320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table:style-name="ce25" office:value-type="float" office:value="0.04677" calcext:value-type="float">
            <text:p>0.046770</text:p>
          </table:table-cell>
          <table:table-cell table:style-name="ce25" office:value-type="float" office:value="0.017" calcext:value-type="float">
            <text:p>0.01700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table:style-name="ce25" office:value-type="float" office:value="0.0329" calcext:value-type="float">
            <text:p>0.032900</text:p>
          </table:table-cell>
          <table:table-cell table:style-name="ce25" office:value-type="float" office:value="0.01192" calcext:value-type="float">
            <text:p>0.01192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table:style-name="ce25" office:value-type="float" office:value="0.0227" calcext:value-type="float">
            <text:p>0.022700</text:p>
          </table:table-cell>
          <table:table-cell table:style-name="ce25" office:value-type="float" office:value="0.00821" calcext:value-type="float">
            <text:p>0.00821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table:style-name="ce25" office:value-type="float" office:value="0.01584" calcext:value-type="float">
            <text:p>0.015840</text:p>
          </table:table-cell>
          <table:table-cell table:style-name="ce25" office:value-type="float" office:value="0.005723" calcext:value-type="float">
            <text:p>0.005723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25" office:value-type="float" office:value="0.011359" calcext:value-type="float">
            <text:p>0.011359</text:p>
          </table:table-cell>
          <table:table-cell table:style-name="ce25" office:value-type="float" office:value="0.004102" calcext:value-type="float">
            <text:p>0.004102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table:style-name="ce25" office:value-type="float" office:value="0.008111" calcext:value-type="float">
            <text:p>0.008111</text:p>
          </table:table-cell>
          <table:table-cell table:style-name="ce25" office:value-type="float" office:value="0.002929" calcext:value-type="float">
            <text:p>0.002929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table:style-name="ce25" office:value-type="float" office:value="0.00579" calcext:value-type="float">
            <text:p>0.005790</text:p>
          </table:table-cell>
          <table:table-cell table:style-name="ce25" office:value-type="float" office:value="0.002091" calcext:value-type="float">
            <text:p>0.002091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table:style-name="ce25" office:value-type="float" office:value="0.004109" calcext:value-type="float">
            <text:p>0.004109</text:p>
          </table:table-cell>
          <table:table-cell table:style-name="ce25" office:value-type="float" office:value="0.001484" calcext:value-type="float">
            <text:p>0.001484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table:style-name="ce25" office:value-type="float" office:value="0.002899" calcext:value-type="float">
            <text:p>0.002899</text:p>
          </table:table-cell>
          <table:table-cell table:style-name="ce25" office:value-type="float" office:value="0.001047" calcext:value-type="float">
            <text:p>0.001047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table:style-name="ce25" office:value-type="float" office:value="0.002049" calcext:value-type="float">
            <text:p>0.002049</text:p>
          </table:table-cell>
          <table:table-cell table:style-name="ce25" office:value-type="float" office:value="0.00074" calcext:value-type="float">
            <text:p>0.00074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table:style-name="ce25" office:value-type="float" office:value="0.00144" calcext:value-type="float">
            <text:p>0.001440</text:p>
          </table:table-cell>
          <table:table-cell table:style-name="ce25" office:value-type="float" office:value="0.00052" calcext:value-type="float">
            <text:p>0.00052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table:style-name="ce25" office:value-type="float" office:value="0.001" calcext:value-type="float">
            <text:p>0.001000</text:p>
          </table:table-cell>
          <table:table-cell table:style-name="ce25" office:value-type="float" office:value="0.000361" calcext:value-type="float">
            <text:p>0.000361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table:style-name="ce25" office:value-type="float" office:value="0.00069" calcext:value-type="float">
            <text:p>0.000690</text:p>
          </table:table-cell>
          <table:table-cell table:style-name="ce25" office:value-type="float" office:value="0.000249" calcext:value-type="float">
            <text:p>0.000249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table:style-name="ce25" office:value-type="float" office:value="0.000476" calcext:value-type="float">
            <text:p>0.000476</text:p>
          </table:table-cell>
          <table:table-cell table:style-name="ce25" office:value-type="float" office:value="0.000172" calcext:value-type="float">
            <text:p>0.000172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25" office:value-type="float" office:value="0.000332" calcext:value-type="float">
            <text:p>0.000332</text:p>
          </table:table-cell>
          <table:table-cell table:style-name="ce25" office:value-type="float" office:value="0.00012" calcext:value-type="float">
            <text:p>0.00012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table:style-name="ce25" office:value-type="float" office:value="0.000235" calcext:value-type="float">
            <text:p>0.000235</text:p>
          </table:table-cell>
          <table:table-cell table:style-name="ce25" office:value-type="float" office:value="0.000085" calcext:value-type="float">
            <text:p>0.000085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table:style-name="ce25" office:value-type="float" office:value="0.000166" calcext:value-type="float">
            <text:p>0.000166</text:p>
          </table:table-cell>
          <table:table-cell table:style-name="ce25" office:value-type="float" office:value="0.00006" calcext:value-type="float">
            <text:p>0.00006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table:style-name="ce25" office:value-type="float" office:value="0.000117" calcext:value-type="float">
            <text:p>0.000117</text:p>
          </table:table-cell>
          <table:table-cell table:style-name="ce25" office:value-type="float" office:value="0.000042" calcext:value-type="float">
            <text:p>0.000042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table:style-name="ce25" office:value-type="float" office:value="0.000083" calcext:value-type="float">
            <text:p>0.000083</text:p>
          </table:table-cell>
          <table:table-cell table:style-name="ce25" office:value-type="float" office:value="0.00003" calcext:value-type="float">
            <text:p>0.00003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3" office:value-type="float" office:value="775" calcext:value-type="float">
            <text:p>775</text:p>
          </table:table-cell>
          <table:table-cell table:style-name="ce25" office:value-type="float" office:value="0.000059" calcext:value-type="float">
            <text:p>0.000059</text:p>
          </table:table-cell>
          <table:table-cell table:style-name="ce25" office:value-type="float" office:value="0.000021" calcext:value-type="float">
            <text:p>0.000021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2">
          <table:table-cell table:style-name="ce4" office:value-type="float" office:value="780" calcext:value-type="float">
            <text:p>780</text:p>
          </table:table-cell>
          <table:table-cell table:style-name="ce26" office:value-type="float" office:value="0.000042" calcext:value-type="float">
            <text:p>0.000042</text:p>
          </table:table-cell>
          <table:table-cell table:style-name="ce26" office:value-type="float" office:value="0.000015" calcext:value-type="float">
            <text:p>0.000015</text:p>
          </table:table-cell>
          <table:table-cell table:style-name="ce30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.:</text:p>
          </table:table-cell>
          <table:table-cell table:style-name="ce27" table:formula="of:=SUM([.B6:.B86])" office:value-type="float" office:value="21.371524" calcext:value-type="float">
            <text:p>21.371524</text:p>
          </table:table-cell>
          <table:table-cell table:style-name="ce27" table:formula="of:=SUM([.C6:.C86])" office:value-type="float" office:value="21.371327" calcext:value-type="float">
            <text:p>21.371327</text:p>
          </table:table-cell>
          <table:table-cell table:style-name="ce27" table:formula="of:=SUM([.D6:.D86])" office:value-type="float" office:value="21.37154" calcext:value-type="float">
            <text:p>21.371540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4 col observer" table:style-name="ta5">
        <office:forms form:automatic-focus="false" form:apply-design-mode="false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E 1964 supplementary standard colorimetric observ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>
          <table:table-cell table:style-name="ce31" office:value-type="string" calcext:value-type="string">
            <text:p>l<text:span text:style-name="T2">,nm</text:span></text:p>
          </table:table-cell>
          <table:table-cell table:style-name="ce32">
            <draw:frame table:end-cell-address="'1964 col observer'.B6" table:end-x="15.12mm" table:end-y="0.26mm" draw:z-index="0" draw:name="Picture 1" draw:style-name="gr1" draw:text-style-name="P1" svg:width="10.36mm" svg:height="5.03mm" svg:x="4.76mm" svg:y="0.26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32">
            <draw:frame table:end-cell-address="'1964 col observer'.C6" table:end-x="16.53mm" table:end-y="0.26mm" draw:z-index="1" draw:name="Picture 2" draw:style-name="gr1" draw:text-style-name="P1" svg:width="10.38mm" svg:height="5.03mm" svg:x="6.15mm" svg:y="0.26m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33">
            <draw:frame table:end-cell-address="'1964 col observer'.D5" table:end-x="14.57mm" table:end-y="5.03mm" draw:z-index="2" draw:name="Picture 3" draw:style-name="gr1" draw:text-style-name="P1" svg:width="10.37mm" svg:height="5.02mm" svg:x="4.2mm" svg:y="0.01m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16" office:value-type="float" office:value="380" calcext:value-type="float">
            <text:p>380</text:p>
          </table:table-cell>
          <table:table-cell table:style-name="ce25" office:value-type="float" office:value="0.00016" calcext:value-type="float">
            <text:p>0.000160</text:p>
          </table:table-cell>
          <table:table-cell table:style-name="ce25" office:value-type="float" office:value="0.000017" calcext:value-type="float">
            <text:p>0.000017</text:p>
          </table:table-cell>
          <table:table-cell table:style-name="ce29" office:value-type="float" office:value="0.000705" calcext:value-type="float">
            <text:p>0.000705</text:p>
          </table:table-cell>
          <table:table-cell table:number-columns-repeated="1020"/>
        </table:table-row>
        <table:table-row table:style-name="ro1">
          <table:table-cell table:style-name="ce16" office:value-type="float" office:value="385" calcext:value-type="float">
            <text:p>385</text:p>
          </table:table-cell>
          <table:table-cell table:style-name="ce25" office:value-type="float" office:value="0.000662" calcext:value-type="float">
            <text:p>0.000662</text:p>
          </table:table-cell>
          <table:table-cell table:style-name="ce25" office:value-type="float" office:value="0.000072" calcext:value-type="float">
            <text:p>0.000072</text:p>
          </table:table-cell>
          <table:table-cell table:style-name="ce29" office:value-type="float" office:value="0.002928" calcext:value-type="float">
            <text:p>0.002928</text:p>
          </table:table-cell>
          <table:table-cell table:number-columns-repeated="1020"/>
        </table:table-row>
        <table:table-row table:style-name="ro1">
          <table:table-cell table:style-name="ce16" office:value-type="float" office:value="390" calcext:value-type="float">
            <text:p>390</text:p>
          </table:table-cell>
          <table:table-cell table:style-name="ce25" office:value-type="float" office:value="0.002362" calcext:value-type="float">
            <text:p>0.002362</text:p>
          </table:table-cell>
          <table:table-cell table:style-name="ce25" office:value-type="float" office:value="0.000253" calcext:value-type="float">
            <text:p>0.000253</text:p>
          </table:table-cell>
          <table:table-cell table:style-name="ce29" office:value-type="float" office:value="0.010482" calcext:value-type="float">
            <text:p>0.010482</text:p>
          </table:table-cell>
          <table:table-cell table:number-columns-repeated="1020"/>
        </table:table-row>
        <table:table-row table:style-name="ro1">
          <table:table-cell table:style-name="ce16" office:value-type="float" office:value="395" calcext:value-type="float">
            <text:p>395</text:p>
          </table:table-cell>
          <table:table-cell table:style-name="ce25" office:value-type="float" office:value="0.007242" calcext:value-type="float">
            <text:p>0.007242</text:p>
          </table:table-cell>
          <table:table-cell table:style-name="ce25" office:value-type="float" office:value="0.000769" calcext:value-type="float">
            <text:p>0.000769</text:p>
          </table:table-cell>
          <table:table-cell table:style-name="ce29" office:value-type="float" office:value="0.032344" calcext:value-type="float">
            <text:p>0.032344</text:p>
          </table:table-cell>
          <table:table-cell table:number-columns-repeated="1020"/>
        </table:table-row>
        <table:table-row table:style-name="ro1">
          <table:table-cell table:style-name="ce16" office:value-type="float" office:value="400" calcext:value-type="float">
            <text:p>400</text:p>
          </table:table-cell>
          <table:table-cell table:style-name="ce25" office:value-type="float" office:value="0.01911" calcext:value-type="float">
            <text:p>0.019110</text:p>
          </table:table-cell>
          <table:table-cell table:style-name="ce25" office:value-type="float" office:value="0.002004" calcext:value-type="float">
            <text:p>0.002004</text:p>
          </table:table-cell>
          <table:table-cell table:style-name="ce29" office:value-type="float" office:value="0.086011" calcext:value-type="float">
            <text:p>0.086011</text:p>
          </table:table-cell>
          <table:table-cell table:number-columns-repeated="1020"/>
        </table:table-row>
        <table:table-row table:style-name="ro1">
          <table:table-cell table:style-name="ce16" office:value-type="float" office:value="405" calcext:value-type="float">
            <text:p>405</text:p>
          </table:table-cell>
          <table:table-cell table:style-name="ce25" office:value-type="float" office:value="0.0434" calcext:value-type="float">
            <text:p>0.043400</text:p>
          </table:table-cell>
          <table:table-cell table:style-name="ce25" office:value-type="float" office:value="0.004509" calcext:value-type="float">
            <text:p>0.004509</text:p>
          </table:table-cell>
          <table:table-cell table:style-name="ce29" office:value-type="float" office:value="0.19712" calcext:value-type="float">
            <text:p>0.197120</text:p>
          </table:table-cell>
          <table:table-cell table:number-columns-repeated="1020"/>
        </table:table-row>
        <table:table-row table:style-name="ro1">
          <table:table-cell table:style-name="ce16" office:value-type="float" office:value="410" calcext:value-type="float">
            <text:p>410</text:p>
          </table:table-cell>
          <table:table-cell table:style-name="ce25" office:value-type="float" office:value="0.084736" calcext:value-type="float">
            <text:p>0.084736</text:p>
          </table:table-cell>
          <table:table-cell table:style-name="ce25" office:value-type="float" office:value="0.008756" calcext:value-type="float">
            <text:p>0.008756</text:p>
          </table:table-cell>
          <table:table-cell table:style-name="ce29" office:value-type="float" office:value="0.389366" calcext:value-type="float">
            <text:p>0.389366</text:p>
          </table:table-cell>
          <table:table-cell table:number-columns-repeated="1020"/>
        </table:table-row>
        <table:table-row table:style-name="ro1">
          <table:table-cell table:style-name="ce16" office:value-type="float" office:value="415" calcext:value-type="float">
            <text:p>415</text:p>
          </table:table-cell>
          <table:table-cell table:style-name="ce25" office:value-type="float" office:value="0.140638" calcext:value-type="float">
            <text:p>0.140638</text:p>
          </table:table-cell>
          <table:table-cell table:style-name="ce25" office:value-type="float" office:value="0.014456" calcext:value-type="float">
            <text:p>0.014456</text:p>
          </table:table-cell>
          <table:table-cell table:style-name="ce29" office:value-type="float" office:value="0.65676" calcext:value-type="float">
            <text:p>0.656760</text:p>
          </table:table-cell>
          <table:table-cell table:number-columns-repeated="1020"/>
        </table:table-row>
        <table:table-row table:style-name="ro1">
          <table:table-cell table:style-name="ce16" office:value-type="float" office:value="420" calcext:value-type="float">
            <text:p>420</text:p>
          </table:table-cell>
          <table:table-cell table:style-name="ce25" office:value-type="float" office:value="0.204492" calcext:value-type="float">
            <text:p>0.204492</text:p>
          </table:table-cell>
          <table:table-cell table:style-name="ce25" office:value-type="float" office:value="0.021391" calcext:value-type="float">
            <text:p>0.021391</text:p>
          </table:table-cell>
          <table:table-cell table:style-name="ce29" office:value-type="float" office:value="0.972542" calcext:value-type="float">
            <text:p>0.972542</text:p>
          </table:table-cell>
          <table:table-cell table:number-columns-repeated="1020"/>
        </table:table-row>
        <table:table-row table:style-name="ro1">
          <table:table-cell table:style-name="ce16" office:value-type="float" office:value="425" calcext:value-type="float">
            <text:p>425</text:p>
          </table:table-cell>
          <table:table-cell table:style-name="ce25" office:value-type="float" office:value="0.264737" calcext:value-type="float">
            <text:p>0.264737</text:p>
          </table:table-cell>
          <table:table-cell table:style-name="ce25" office:value-type="float" office:value="0.029497" calcext:value-type="float">
            <text:p>0.029497</text:p>
          </table:table-cell>
          <table:table-cell table:style-name="ce29" office:value-type="float" office:value="1.2825" calcext:value-type="float">
            <text:p>1.282500</text:p>
          </table:table-cell>
          <table:table-cell table:number-columns-repeated="1020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table:style-name="ce25" office:value-type="float" office:value="0.314679" calcext:value-type="float">
            <text:p>0.314679</text:p>
          </table:table-cell>
          <table:table-cell table:style-name="ce25" office:value-type="float" office:value="0.038676" calcext:value-type="float">
            <text:p>0.038676</text:p>
          </table:table-cell>
          <table:table-cell table:style-name="ce29" office:value-type="float" office:value="1.55348" calcext:value-type="float">
            <text:p>1.553480</text:p>
          </table:table-cell>
          <table:table-cell table:number-columns-repeated="1020"/>
        </table:table-row>
        <table:table-row table:style-name="ro1">
          <table:table-cell table:style-name="ce16" office:value-type="float" office:value="435" calcext:value-type="float">
            <text:p>435</text:p>
          </table:table-cell>
          <table:table-cell table:style-name="ce25" office:value-type="float" office:value="0.357719" calcext:value-type="float">
            <text:p>0.357719</text:p>
          </table:table-cell>
          <table:table-cell table:style-name="ce25" office:value-type="float" office:value="0.049602" calcext:value-type="float">
            <text:p>0.049602</text:p>
          </table:table-cell>
          <table:table-cell table:style-name="ce29" office:value-type="float" office:value="1.7985" calcext:value-type="float">
            <text:p>1.798500</text:p>
          </table:table-cell>
          <table:table-cell table:number-columns-repeated="1020"/>
        </table:table-row>
        <table:table-row table:style-name="ro1">
          <table:table-cell table:style-name="ce16" office:value-type="float" office:value="440" calcext:value-type="float">
            <text:p>440</text:p>
          </table:table-cell>
          <table:table-cell table:style-name="ce25" office:value-type="float" office:value="0.383734" calcext:value-type="float">
            <text:p>0.383734</text:p>
          </table:table-cell>
          <table:table-cell table:style-name="ce25" office:value-type="float" office:value="0.062077" calcext:value-type="float">
            <text:p>0.062077</text:p>
          </table:table-cell>
          <table:table-cell table:style-name="ce29" office:value-type="float" office:value="1.96728" calcext:value-type="float">
            <text:p>1.967280</text:p>
          </table:table-cell>
          <table:table-cell table:number-columns-repeated="1020"/>
        </table:table-row>
        <table:table-row table:style-name="ro1">
          <table:table-cell table:style-name="ce16" office:value-type="float" office:value="445" calcext:value-type="float">
            <text:p>445</text:p>
          </table:table-cell>
          <table:table-cell table:style-name="ce25" office:value-type="float" office:value="0.386726" calcext:value-type="float">
            <text:p>0.386726</text:p>
          </table:table-cell>
          <table:table-cell table:style-name="ce25" office:value-type="float" office:value="0.074704" calcext:value-type="float">
            <text:p>0.074704</text:p>
          </table:table-cell>
          <table:table-cell table:style-name="ce29" office:value-type="float" office:value="2.0273" calcext:value-type="float">
            <text:p>2.027300</text:p>
          </table:table-cell>
          <table:table-cell table:number-columns-repeated="1020"/>
        </table:table-row>
        <table:table-row table:style-name="ro1">
          <table:table-cell table:style-name="ce16" office:value-type="float" office:value="450" calcext:value-type="float">
            <text:p>450</text:p>
          </table:table-cell>
          <table:table-cell table:style-name="ce25" office:value-type="float" office:value="0.370702" calcext:value-type="float">
            <text:p>0.370702</text:p>
          </table:table-cell>
          <table:table-cell table:style-name="ce25" office:value-type="float" office:value="0.089456" calcext:value-type="float">
            <text:p>0.089456</text:p>
          </table:table-cell>
          <table:table-cell table:style-name="ce29" office:value-type="float" office:value="1.9948" calcext:value-type="float">
            <text:p>1.994800</text:p>
          </table:table-cell>
          <table:table-cell table:number-columns-repeated="1020"/>
        </table:table-row>
        <table:table-row table:style-name="ro1">
          <table:table-cell table:style-name="ce16" office:value-type="float" office:value="455" calcext:value-type="float">
            <text:p>455</text:p>
          </table:table-cell>
          <table:table-cell table:style-name="ce25" office:value-type="float" office:value="0.342957" calcext:value-type="float">
            <text:p>0.342957</text:p>
          </table:table-cell>
          <table:table-cell table:style-name="ce25" office:value-type="float" office:value="0.106256" calcext:value-type="float">
            <text:p>0.106256</text:p>
          </table:table-cell>
          <table:table-cell table:style-name="ce29" office:value-type="float" office:value="1.9007" calcext:value-type="float">
            <text:p>1.900700</text:p>
          </table:table-cell>
          <table:table-cell table:number-columns-repeated="1020"/>
        </table:table-row>
        <table:table-row table:style-name="ro1">
          <table:table-cell table:style-name="ce16" office:value-type="float" office:value="460" calcext:value-type="float">
            <text:p>460</text:p>
          </table:table-cell>
          <table:table-cell table:style-name="ce25" office:value-type="float" office:value="0.302273" calcext:value-type="float">
            <text:p>0.302273</text:p>
          </table:table-cell>
          <table:table-cell table:style-name="ce25" office:value-type="float" office:value="0.128201" calcext:value-type="float">
            <text:p>0.128201</text:p>
          </table:table-cell>
          <table:table-cell table:style-name="ce29" office:value-type="float" office:value="1.74537" calcext:value-type="float">
            <text:p>1.745370</text:p>
          </table:table-cell>
          <table:table-cell table:number-columns-repeated="1020"/>
        </table:table-row>
        <table:table-row table:style-name="ro1">
          <table:table-cell table:style-name="ce16" office:value-type="float" office:value="465" calcext:value-type="float">
            <text:p>465</text:p>
          </table:table-cell>
          <table:table-cell table:style-name="ce25" office:value-type="float" office:value="0.254085" calcext:value-type="float">
            <text:p>0.254085</text:p>
          </table:table-cell>
          <table:table-cell table:style-name="ce25" office:value-type="float" office:value="0.152761" calcext:value-type="float">
            <text:p>0.152761</text:p>
          </table:table-cell>
          <table:table-cell table:style-name="ce29" office:value-type="float" office:value="1.5549" calcext:value-type="float">
            <text:p>1.554900</text:p>
          </table:table-cell>
          <table:table-cell table:number-columns-repeated="1020"/>
        </table:table-row>
        <table:table-row table:style-name="ro1">
          <table:table-cell table:style-name="ce16" office:value-type="float" office:value="470" calcext:value-type="float">
            <text:p>470</text:p>
          </table:table-cell>
          <table:table-cell table:style-name="ce25" office:value-type="float" office:value="0.195618" calcext:value-type="float">
            <text:p>0.195618</text:p>
          </table:table-cell>
          <table:table-cell table:style-name="ce25" office:value-type="float" office:value="0.18519" calcext:value-type="float">
            <text:p>0.185190</text:p>
          </table:table-cell>
          <table:table-cell table:style-name="ce29" office:value-type="float" office:value="1.31756" calcext:value-type="float">
            <text:p>1.317560</text:p>
          </table:table-cell>
          <table:table-cell table:number-columns-repeated="1020"/>
        </table:table-row>
        <table:table-row table:style-name="ro1">
          <table:table-cell table:style-name="ce16" office:value-type="float" office:value="475" calcext:value-type="float">
            <text:p>475</text:p>
          </table:table-cell>
          <table:table-cell table:style-name="ce25" office:value-type="float" office:value="0.132349" calcext:value-type="float">
            <text:p>0.132349</text:p>
          </table:table-cell>
          <table:table-cell table:style-name="ce25" office:value-type="float" office:value="0.21994" calcext:value-type="float">
            <text:p>0.219940</text:p>
          </table:table-cell>
          <table:table-cell table:style-name="ce29" office:value-type="float" office:value="1.0302" calcext:value-type="float">
            <text:p>1.030200</text:p>
          </table:table-cell>
          <table:table-cell table:number-columns-repeated="1020"/>
        </table:table-row>
        <table:table-row table:style-name="ro1">
          <table:table-cell table:style-name="ce16" office:value-type="float" office:value="480" calcext:value-type="float">
            <text:p>480</text:p>
          </table:table-cell>
          <table:table-cell table:style-name="ce25" office:value-type="float" office:value="0.080507" calcext:value-type="float">
            <text:p>0.080507</text:p>
          </table:table-cell>
          <table:table-cell table:style-name="ce25" office:value-type="float" office:value="0.253589" calcext:value-type="float">
            <text:p>0.253589</text:p>
          </table:table-cell>
          <table:table-cell table:style-name="ce29" office:value-type="float" office:value="0.772125" calcext:value-type="float">
            <text:p>0.772125</text:p>
          </table:table-cell>
          <table:table-cell table:number-columns-repeated="1020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25" office:value-type="float" office:value="0.041072" calcext:value-type="float">
            <text:p>0.041072</text:p>
          </table:table-cell>
          <table:table-cell table:style-name="ce25" office:value-type="float" office:value="0.297665" calcext:value-type="float">
            <text:p>0.297665</text:p>
          </table:table-cell>
          <table:table-cell table:style-name="ce29" office:value-type="float" office:value="0.57006" calcext:value-type="float">
            <text:p>0.570060</text:p>
          </table:table-cell>
          <table:table-cell table:number-columns-repeated="1020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table:style-name="ce25" office:value-type="float" office:value="0.016172" calcext:value-type="float">
            <text:p>0.016172</text:p>
          </table:table-cell>
          <table:table-cell table:style-name="ce25" office:value-type="float" office:value="0.339133" calcext:value-type="float">
            <text:p>0.339133</text:p>
          </table:table-cell>
          <table:table-cell table:style-name="ce29" office:value-type="float" office:value="0.415254" calcext:value-type="float">
            <text:p>0.415254</text:p>
          </table:table-cell>
          <table:table-cell table:number-columns-repeated="1020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table:style-name="ce25" office:value-type="float" office:value="0.005132" calcext:value-type="float">
            <text:p>0.005132</text:p>
          </table:table-cell>
          <table:table-cell table:style-name="ce25" office:value-type="float" office:value="0.395379" calcext:value-type="float">
            <text:p>0.395379</text:p>
          </table:table-cell>
          <table:table-cell table:style-name="ce29" office:value-type="float" office:value="0.302356" calcext:value-type="float">
            <text:p>0.302356</text:p>
          </table:table-cell>
          <table:table-cell table:number-columns-repeated="1020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25" office:value-type="float" office:value="0.003816" calcext:value-type="float">
            <text:p>0.003816</text:p>
          </table:table-cell>
          <table:table-cell table:style-name="ce25" office:value-type="float" office:value="0.460777" calcext:value-type="float">
            <text:p>0.460777</text:p>
          </table:table-cell>
          <table:table-cell table:style-name="ce29" office:value-type="float" office:value="0.218502" calcext:value-type="float">
            <text:p>0.218502</text:p>
          </table:table-cell>
          <table:table-cell table:number-columns-repeated="1020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table:style-name="ce25" office:value-type="float" office:value="0.015444" calcext:value-type="float">
            <text:p>0.015444</text:p>
          </table:table-cell>
          <table:table-cell table:style-name="ce25" office:value-type="float" office:value="0.53136" calcext:value-type="float">
            <text:p>0.531360</text:p>
          </table:table-cell>
          <table:table-cell table:style-name="ce29" office:value-type="float" office:value="0.159249" calcext:value-type="float">
            <text:p>0.159249</text:p>
          </table:table-cell>
          <table:table-cell table:number-columns-repeated="1020"/>
        </table:table-row>
        <table:table-row table:style-name="ro1">
          <table:table-cell table:style-name="ce16" office:value-type="float" office:value="510" calcext:value-type="float">
            <text:p>510</text:p>
          </table:table-cell>
          <table:table-cell table:style-name="ce25" office:value-type="float" office:value="0.037465" calcext:value-type="float">
            <text:p>0.037465</text:p>
          </table:table-cell>
          <table:table-cell table:style-name="ce25" office:value-type="float" office:value="0.606741" calcext:value-type="float">
            <text:p>0.606741</text:p>
          </table:table-cell>
          <table:table-cell table:style-name="ce29" office:value-type="float" office:value="0.112044" calcext:value-type="float">
            <text:p>0.112044</text:p>
          </table:table-cell>
          <table:table-cell table:number-columns-repeated="1020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25" office:value-type="float" office:value="0.071358" calcext:value-type="float">
            <text:p>0.071358</text:p>
          </table:table-cell>
          <table:table-cell table:style-name="ce25" office:value-type="float" office:value="0.68566" calcext:value-type="float">
            <text:p>0.685660</text:p>
          </table:table-cell>
          <table:table-cell table:style-name="ce29" office:value-type="float" office:value="0.082248" calcext:value-type="float">
            <text:p>0.082248</text:p>
          </table:table-cell>
          <table:table-cell table:number-columns-repeated="1020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table:style-name="ce25" office:value-type="float" office:value="0.117749" calcext:value-type="float">
            <text:p>0.117749</text:p>
          </table:table-cell>
          <table:table-cell table:style-name="ce25" office:value-type="float" office:value="0.761757" calcext:value-type="float">
            <text:p>0.761757</text:p>
          </table:table-cell>
          <table:table-cell table:style-name="ce29" office:value-type="float" office:value="0.060709" calcext:value-type="float">
            <text:p>0.060709</text:p>
          </table:table-cell>
          <table:table-cell table:number-columns-repeated="1020"/>
        </table:table-row>
        <table:table-row table:style-name="ro1">
          <table:table-cell table:style-name="ce16" office:value-type="float" office:value="525" calcext:value-type="float">
            <text:p>525</text:p>
          </table:table-cell>
          <table:table-cell table:style-name="ce25" office:value-type="float" office:value="0.172953" calcext:value-type="float">
            <text:p>0.172953</text:p>
          </table:table-cell>
          <table:table-cell table:style-name="ce25" office:value-type="float" office:value="0.82333" calcext:value-type="float">
            <text:p>0.823330</text:p>
          </table:table-cell>
          <table:table-cell table:style-name="ce29" office:value-type="float" office:value="0.04305" calcext:value-type="float">
            <text:p>0.043050</text:p>
          </table:table-cell>
          <table:table-cell table:number-columns-repeated="1020"/>
        </table:table-row>
        <table:table-row table:style-name="ro1">
          <table:table-cell table:style-name="ce16" office:value-type="float" office:value="530" calcext:value-type="float">
            <text:p>530</text:p>
          </table:table-cell>
          <table:table-cell table:style-name="ce25" office:value-type="float" office:value="0.236491" calcext:value-type="float">
            <text:p>0.236491</text:p>
          </table:table-cell>
          <table:table-cell table:style-name="ce25" office:value-type="float" office:value="0.875211" calcext:value-type="float">
            <text:p>0.875211</text:p>
          </table:table-cell>
          <table:table-cell table:style-name="ce29" office:value-type="float" office:value="0.030451" calcext:value-type="float">
            <text:p>0.030451</text:p>
          </table:table-cell>
          <table:table-cell table:number-columns-repeated="1020"/>
        </table:table-row>
        <table:table-row table:style-name="ro1">
          <table:table-cell table:style-name="ce16" office:value-type="float" office:value="535" calcext:value-type="float">
            <text:p>535</text:p>
          </table:table-cell>
          <table:table-cell table:style-name="ce25" office:value-type="float" office:value="0.304213" calcext:value-type="float">
            <text:p>0.304213</text:p>
          </table:table-cell>
          <table:table-cell table:style-name="ce25" office:value-type="float" office:value="0.92381" calcext:value-type="float">
            <text:p>0.923810</text:p>
          </table:table-cell>
          <table:table-cell table:style-name="ce29" office:value-type="float" office:value="0.020584" calcext:value-type="float">
            <text:p>0.020584</text:p>
          </table:table-cell>
          <table:table-cell table:number-columns-repeated="1020"/>
        </table:table-row>
        <table:table-row table:style-name="ro1">
          <table:table-cell table:style-name="ce16" office:value-type="float" office:value="540" calcext:value-type="float">
            <text:p>540</text:p>
          </table:table-cell>
          <table:table-cell table:style-name="ce25" office:value-type="float" office:value="0.376772" calcext:value-type="float">
            <text:p>0.376772</text:p>
          </table:table-cell>
          <table:table-cell table:style-name="ce25" office:value-type="float" office:value="0.961988" calcext:value-type="float">
            <text:p>0.961988</text:p>
          </table:table-cell>
          <table:table-cell table:style-name="ce29" office:value-type="float" office:value="0.013676" calcext:value-type="float">
            <text:p>0.013676</text:p>
          </table:table-cell>
          <table:table-cell table:number-columns-repeated="1020"/>
        </table:table-row>
        <table:table-row table:style-name="ro1">
          <table:table-cell table:style-name="ce16" office:value-type="float" office:value="545" calcext:value-type="float">
            <text:p>545</text:p>
          </table:table-cell>
          <table:table-cell table:style-name="ce25" office:value-type="float" office:value="0.451584" calcext:value-type="float">
            <text:p>0.451584</text:p>
          </table:table-cell>
          <table:table-cell table:style-name="ce25" office:value-type="float" office:value="0.9822" calcext:value-type="float">
            <text:p>0.982200</text:p>
          </table:table-cell>
          <table:table-cell table:style-name="ce29" office:value-type="float" office:value="0.007918" calcext:value-type="float">
            <text:p>0.007918</text:p>
          </table:table-cell>
          <table:table-cell table:number-columns-repeated="1020"/>
        </table:table-row>
        <table:table-row table:style-name="ro1">
          <table:table-cell table:style-name="ce16" office:value-type="float" office:value="550" calcext:value-type="float">
            <text:p>550</text:p>
          </table:table-cell>
          <table:table-cell table:style-name="ce25" office:value-type="float" office:value="0.529826" calcext:value-type="float">
            <text:p>0.529826</text:p>
          </table:table-cell>
          <table:table-cell table:style-name="ce25" office:value-type="float" office:value="0.991761" calcext:value-type="float">
            <text:p>0.991761</text:p>
          </table:table-cell>
          <table:table-cell table:style-name="ce29" office:value-type="float" office:value="0.003988" calcext:value-type="float">
            <text:p>0.003988</text:p>
          </table:table-cell>
          <table:table-cell table:number-columns-repeated="1020"/>
        </table:table-row>
        <table:table-row table:style-name="ro1">
          <table:table-cell table:style-name="ce16" office:value-type="float" office:value="555" calcext:value-type="float">
            <text:p>555</text:p>
          </table:table-cell>
          <table:table-cell table:style-name="ce25" office:value-type="float" office:value="0.616053" calcext:value-type="float">
            <text:p>0.616053</text:p>
          </table:table-cell>
          <table:table-cell table:style-name="ce25" office:value-type="float" office:value="0.99911" calcext:value-type="float">
            <text:p>0.999110</text:p>
          </table:table-cell>
          <table:table-cell table:style-name="ce29" office:value-type="float" office:value="0.001091" calcext:value-type="float">
            <text:p>0.001091</text:p>
          </table:table-cell>
          <table:table-cell table:number-columns-repeated="1020"/>
        </table:table-row>
        <table:table-row table:style-name="ro1">
          <table:table-cell table:style-name="ce16" office:value-type="float" office:value="560" calcext:value-type="float">
            <text:p>560</text:p>
          </table:table-cell>
          <table:table-cell table:style-name="ce25" office:value-type="float" office:value="0.705224" calcext:value-type="float">
            <text:p>0.705224</text:p>
          </table:table-cell>
          <table:table-cell table:style-name="ce25" office:value-type="float" office:value="0.99734" calcext:value-type="float">
            <text:p>0.99734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565" calcext:value-type="float">
            <text:p>565</text:p>
          </table:table-cell>
          <table:table-cell table:style-name="ce25" office:value-type="float" office:value="0.793832" calcext:value-type="float">
            <text:p>0.793832</text:p>
          </table:table-cell>
          <table:table-cell table:style-name="ce25" office:value-type="float" office:value="0.98238" calcext:value-type="float">
            <text:p>0.98238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570" calcext:value-type="float">
            <text:p>570</text:p>
          </table:table-cell>
          <table:table-cell table:style-name="ce25" office:value-type="float" office:value="0.878655" calcext:value-type="float">
            <text:p>0.878655</text:p>
          </table:table-cell>
          <table:table-cell table:style-name="ce25" office:value-type="float" office:value="0.955552" calcext:value-type="float">
            <text:p>0.955552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575" calcext:value-type="float">
            <text:p>575</text:p>
          </table:table-cell>
          <table:table-cell table:style-name="ce25" office:value-type="float" office:value="0.951162" calcext:value-type="float">
            <text:p>0.951162</text:p>
          </table:table-cell>
          <table:table-cell table:style-name="ce25" office:value-type="float" office:value="0.915175" calcext:value-type="float">
            <text:p>0.915175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580" calcext:value-type="float">
            <text:p>580</text:p>
          </table:table-cell>
          <table:table-cell table:style-name="ce25" office:value-type="float" office:value="1.01416" calcext:value-type="float">
            <text:p>1.014160</text:p>
          </table:table-cell>
          <table:table-cell table:style-name="ce25" office:value-type="float" office:value="0.868934" calcext:value-type="float">
            <text:p>0.868934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585" calcext:value-type="float">
            <text:p>585</text:p>
          </table:table-cell>
          <table:table-cell table:style-name="ce25" office:value-type="float" office:value="1.0743" calcext:value-type="float">
            <text:p>1.074300</text:p>
          </table:table-cell>
          <table:table-cell table:style-name="ce25" office:value-type="float" office:value="0.825623" calcext:value-type="float">
            <text:p>0.825623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590" calcext:value-type="float">
            <text:p>590</text:p>
          </table:table-cell>
          <table:table-cell table:style-name="ce25" office:value-type="float" office:value="1.11852" calcext:value-type="float">
            <text:p>1.118520</text:p>
          </table:table-cell>
          <table:table-cell table:style-name="ce25" office:value-type="float" office:value="0.777405" calcext:value-type="float">
            <text:p>0.777405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595" calcext:value-type="float">
            <text:p>595</text:p>
          </table:table-cell>
          <table:table-cell table:style-name="ce25" office:value-type="float" office:value="1.1343" calcext:value-type="float">
            <text:p>1.134300</text:p>
          </table:table-cell>
          <table:table-cell table:style-name="ce25" office:value-type="float" office:value="0.720353" calcext:value-type="float">
            <text:p>0.720353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00" calcext:value-type="float">
            <text:p>600</text:p>
          </table:table-cell>
          <table:table-cell table:style-name="ce25" office:value-type="float" office:value="1.12399" calcext:value-type="float">
            <text:p>1.123990</text:p>
          </table:table-cell>
          <table:table-cell table:style-name="ce25" office:value-type="float" office:value="0.658341" calcext:value-type="float">
            <text:p>0.658341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05" calcext:value-type="float">
            <text:p>605</text:p>
          </table:table-cell>
          <table:table-cell table:style-name="ce25" office:value-type="float" office:value="1.0891" calcext:value-type="float">
            <text:p>1.089100</text:p>
          </table:table-cell>
          <table:table-cell table:style-name="ce25" office:value-type="float" office:value="0.593878" calcext:value-type="float">
            <text:p>0.593878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10" calcext:value-type="float">
            <text:p>610</text:p>
          </table:table-cell>
          <table:table-cell table:style-name="ce25" office:value-type="float" office:value="1.03048" calcext:value-type="float">
            <text:p>1.030480</text:p>
          </table:table-cell>
          <table:table-cell table:style-name="ce25" office:value-type="float" office:value="0.527963" calcext:value-type="float">
            <text:p>0.527963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15" calcext:value-type="float">
            <text:p>615</text:p>
          </table:table-cell>
          <table:table-cell table:style-name="ce25" office:value-type="float" office:value="0.95074" calcext:value-type="float">
            <text:p>0.950740</text:p>
          </table:table-cell>
          <table:table-cell table:style-name="ce25" office:value-type="float" office:value="0.461834" calcext:value-type="float">
            <text:p>0.461834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20" calcext:value-type="float">
            <text:p>620</text:p>
          </table:table-cell>
          <table:table-cell table:style-name="ce25" office:value-type="float" office:value="0.856297" calcext:value-type="float">
            <text:p>0.856297</text:p>
          </table:table-cell>
          <table:table-cell table:style-name="ce25" office:value-type="float" office:value="0.398057" calcext:value-type="float">
            <text:p>0.398057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25" calcext:value-type="float">
            <text:p>625</text:p>
          </table:table-cell>
          <table:table-cell table:style-name="ce25" office:value-type="float" office:value="0.75493" calcext:value-type="float">
            <text:p>0.754930</text:p>
          </table:table-cell>
          <table:table-cell table:style-name="ce25" office:value-type="float" office:value="0.339554" calcext:value-type="float">
            <text:p>0.339554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30" calcext:value-type="float">
            <text:p>630</text:p>
          </table:table-cell>
          <table:table-cell table:style-name="ce25" office:value-type="float" office:value="0.647467" calcext:value-type="float">
            <text:p>0.647467</text:p>
          </table:table-cell>
          <table:table-cell table:style-name="ce25" office:value-type="float" office:value="0.283493" calcext:value-type="float">
            <text:p>0.283493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35" calcext:value-type="float">
            <text:p>635</text:p>
          </table:table-cell>
          <table:table-cell table:style-name="ce25" office:value-type="float" office:value="0.53511" calcext:value-type="float">
            <text:p>0.535110</text:p>
          </table:table-cell>
          <table:table-cell table:style-name="ce25" office:value-type="float" office:value="0.228254" calcext:value-type="float">
            <text:p>0.228254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40" calcext:value-type="float">
            <text:p>640</text:p>
          </table:table-cell>
          <table:table-cell table:style-name="ce25" office:value-type="float" office:value="0.431567" calcext:value-type="float">
            <text:p>0.431567</text:p>
          </table:table-cell>
          <table:table-cell table:style-name="ce25" office:value-type="float" office:value="0.179828" calcext:value-type="float">
            <text:p>0.179828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45" calcext:value-type="float">
            <text:p>645</text:p>
          </table:table-cell>
          <table:table-cell table:style-name="ce25" office:value-type="float" office:value="0.34369" calcext:value-type="float">
            <text:p>0.343690</text:p>
          </table:table-cell>
          <table:table-cell table:style-name="ce25" office:value-type="float" office:value="0.140211" calcext:value-type="float">
            <text:p>0.140211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50" calcext:value-type="float">
            <text:p>650</text:p>
          </table:table-cell>
          <table:table-cell table:style-name="ce25" office:value-type="float" office:value="0.268329" calcext:value-type="float">
            <text:p>0.268329</text:p>
          </table:table-cell>
          <table:table-cell table:style-name="ce25" office:value-type="float" office:value="0.107633" calcext:value-type="float">
            <text:p>0.107633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55" calcext:value-type="float">
            <text:p>655</text:p>
          </table:table-cell>
          <table:table-cell table:style-name="ce25" office:value-type="float" office:value="0.2043" calcext:value-type="float">
            <text:p>0.204300</text:p>
          </table:table-cell>
          <table:table-cell table:style-name="ce25" office:value-type="float" office:value="0.081187" calcext:value-type="float">
            <text:p>0.081187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60" calcext:value-type="float">
            <text:p>660</text:p>
          </table:table-cell>
          <table:table-cell table:style-name="ce25" office:value-type="float" office:value="0.152568" calcext:value-type="float">
            <text:p>0.152568</text:p>
          </table:table-cell>
          <table:table-cell table:style-name="ce25" office:value-type="float" office:value="0.060281" calcext:value-type="float">
            <text:p>0.060281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65" calcext:value-type="float">
            <text:p>665</text:p>
          </table:table-cell>
          <table:table-cell table:style-name="ce25" office:value-type="float" office:value="0.11221" calcext:value-type="float">
            <text:p>0.112210</text:p>
          </table:table-cell>
          <table:table-cell table:style-name="ce25" office:value-type="float" office:value="0.044096" calcext:value-type="float">
            <text:p>0.044096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70" calcext:value-type="float">
            <text:p>670</text:p>
          </table:table-cell>
          <table:table-cell table:style-name="ce25" office:value-type="float" office:value="0.081261" calcext:value-type="float">
            <text:p>0.081261</text:p>
          </table:table-cell>
          <table:table-cell table:style-name="ce25" office:value-type="float" office:value="0.0318" calcext:value-type="float">
            <text:p>0.03180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25" office:value-type="float" office:value="0.05793" calcext:value-type="float">
            <text:p>0.057930</text:p>
          </table:table-cell>
          <table:table-cell table:style-name="ce25" office:value-type="float" office:value="0.022602" calcext:value-type="float">
            <text:p>0.022602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25" office:value-type="float" office:value="0.040851" calcext:value-type="float">
            <text:p>0.040851</text:p>
          </table:table-cell>
          <table:table-cell table:style-name="ce25" office:value-type="float" office:value="0.015905" calcext:value-type="float">
            <text:p>0.015905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25" office:value-type="float" office:value="0.028623" calcext:value-type="float">
            <text:p>0.028623</text:p>
          </table:table-cell>
          <table:table-cell table:style-name="ce25" office:value-type="float" office:value="0.01113" calcext:value-type="float">
            <text:p>0.01113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90" calcext:value-type="float">
            <text:p>690</text:p>
          </table:table-cell>
          <table:table-cell table:style-name="ce25" office:value-type="float" office:value="0.019941" calcext:value-type="float">
            <text:p>0.019941</text:p>
          </table:table-cell>
          <table:table-cell table:style-name="ce25" office:value-type="float" office:value="0.007749" calcext:value-type="float">
            <text:p>0.007749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695" calcext:value-type="float">
            <text:p>695</text:p>
          </table:table-cell>
          <table:table-cell table:style-name="ce25" office:value-type="float" office:value="0.013842" calcext:value-type="float">
            <text:p>0.013842</text:p>
          </table:table-cell>
          <table:table-cell table:style-name="ce25" office:value-type="float" office:value="0.005375" calcext:value-type="float">
            <text:p>0.005375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00" calcext:value-type="float">
            <text:p>700</text:p>
          </table:table-cell>
          <table:table-cell table:style-name="ce25" office:value-type="float" office:value="0.009577" calcext:value-type="float">
            <text:p>0.009577</text:p>
          </table:table-cell>
          <table:table-cell table:style-name="ce25" office:value-type="float" office:value="0.003718" calcext:value-type="float">
            <text:p>0.003718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05" calcext:value-type="float">
            <text:p>705</text:p>
          </table:table-cell>
          <table:table-cell table:style-name="ce25" office:value-type="float" office:value="0.006605" calcext:value-type="float">
            <text:p>0.006605</text:p>
          </table:table-cell>
          <table:table-cell table:style-name="ce25" office:value-type="float" office:value="0.002565" calcext:value-type="float">
            <text:p>0.002565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10" calcext:value-type="float">
            <text:p>710</text:p>
          </table:table-cell>
          <table:table-cell table:style-name="ce25" office:value-type="float" office:value="0.004553" calcext:value-type="float">
            <text:p>0.004553</text:p>
          </table:table-cell>
          <table:table-cell table:style-name="ce25" office:value-type="float" office:value="0.001768" calcext:value-type="float">
            <text:p>0.001768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15" calcext:value-type="float">
            <text:p>715</text:p>
          </table:table-cell>
          <table:table-cell table:style-name="ce25" office:value-type="float" office:value="0.003145" calcext:value-type="float">
            <text:p>0.003145</text:p>
          </table:table-cell>
          <table:table-cell table:style-name="ce25" office:value-type="float" office:value="0.001222" calcext:value-type="float">
            <text:p>0.001222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20" calcext:value-type="float">
            <text:p>720</text:p>
          </table:table-cell>
          <table:table-cell table:style-name="ce25" office:value-type="float" office:value="0.002175" calcext:value-type="float">
            <text:p>0.002175</text:p>
          </table:table-cell>
          <table:table-cell table:style-name="ce25" office:value-type="float" office:value="0.000846" calcext:value-type="float">
            <text:p>0.000846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25" calcext:value-type="float">
            <text:p>725</text:p>
          </table:table-cell>
          <table:table-cell table:style-name="ce25" office:value-type="float" office:value="0.001506" calcext:value-type="float">
            <text:p>0.001506</text:p>
          </table:table-cell>
          <table:table-cell table:style-name="ce25" office:value-type="float" office:value="0.000586" calcext:value-type="float">
            <text:p>0.000586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30" calcext:value-type="float">
            <text:p>730</text:p>
          </table:table-cell>
          <table:table-cell table:style-name="ce25" office:value-type="float" office:value="0.001045" calcext:value-type="float">
            <text:p>0.001045</text:p>
          </table:table-cell>
          <table:table-cell table:style-name="ce25" office:value-type="float" office:value="0.000407" calcext:value-type="float">
            <text:p>0.000407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35" calcext:value-type="float">
            <text:p>735</text:p>
          </table:table-cell>
          <table:table-cell table:style-name="ce25" office:value-type="float" office:value="0.000727" calcext:value-type="float">
            <text:p>0.000727</text:p>
          </table:table-cell>
          <table:table-cell table:style-name="ce25" office:value-type="float" office:value="0.000284" calcext:value-type="float">
            <text:p>0.000284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40" calcext:value-type="float">
            <text:p>740</text:p>
          </table:table-cell>
          <table:table-cell table:style-name="ce25" office:value-type="float" office:value="0.000508" calcext:value-type="float">
            <text:p>0.000508</text:p>
          </table:table-cell>
          <table:table-cell table:style-name="ce25" office:value-type="float" office:value="0.000199" calcext:value-type="float">
            <text:p>0.000199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45" calcext:value-type="float">
            <text:p>745</text:p>
          </table:table-cell>
          <table:table-cell table:style-name="ce25" office:value-type="float" office:value="0.000356" calcext:value-type="float">
            <text:p>0.000356</text:p>
          </table:table-cell>
          <table:table-cell table:style-name="ce25" office:value-type="float" office:value="0.00014" calcext:value-type="float">
            <text:p>0.00014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50" calcext:value-type="float">
            <text:p>750</text:p>
          </table:table-cell>
          <table:table-cell table:style-name="ce25" office:value-type="float" office:value="0.000251" calcext:value-type="float">
            <text:p>0.000251</text:p>
          </table:table-cell>
          <table:table-cell table:style-name="ce25" office:value-type="float" office:value="0.000098" calcext:value-type="float">
            <text:p>0.000098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55" calcext:value-type="float">
            <text:p>755</text:p>
          </table:table-cell>
          <table:table-cell table:style-name="ce25" office:value-type="float" office:value="0.000178" calcext:value-type="float">
            <text:p>0.000178</text:p>
          </table:table-cell>
          <table:table-cell table:style-name="ce25" office:value-type="float" office:value="0.00007" calcext:value-type="float">
            <text:p>0.00007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60" calcext:value-type="float">
            <text:p>760</text:p>
          </table:table-cell>
          <table:table-cell table:style-name="ce25" office:value-type="float" office:value="0.000126" calcext:value-type="float">
            <text:p>0.000126</text:p>
          </table:table-cell>
          <table:table-cell table:style-name="ce25" office:value-type="float" office:value="0.00005" calcext:value-type="float">
            <text:p>0.000050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65" calcext:value-type="float">
            <text:p>765</text:p>
          </table:table-cell>
          <table:table-cell table:style-name="ce25" office:value-type="float" office:value="0.00009" calcext:value-type="float">
            <text:p>0.000090</text:p>
          </table:table-cell>
          <table:table-cell table:style-name="ce25" office:value-type="float" office:value="0.000036" calcext:value-type="float">
            <text:p>0.000036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70" calcext:value-type="float">
            <text:p>770</text:p>
          </table:table-cell>
          <table:table-cell table:style-name="ce25" office:value-type="float" office:value="0.000065" calcext:value-type="float">
            <text:p>0.000065</text:p>
          </table:table-cell>
          <table:table-cell table:style-name="ce25" office:value-type="float" office:value="0.000025" calcext:value-type="float">
            <text:p>0.000025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1">
          <table:table-cell table:style-name="ce16" office:value-type="float" office:value="775" calcext:value-type="float">
            <text:p>775</text:p>
          </table:table-cell>
          <table:table-cell table:style-name="ce25" office:value-type="float" office:value="0.000046" calcext:value-type="float">
            <text:p>0.000046</text:p>
          </table:table-cell>
          <table:table-cell table:style-name="ce25" office:value-type="float" office:value="0.000018" calcext:value-type="float">
            <text:p>0.000018</text:p>
          </table:table-cell>
          <table:table-cell table:style-name="ce29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2">
          <table:table-cell table:style-name="ce17" office:value-type="float" office:value="780" calcext:value-type="float">
            <text:p>780</text:p>
          </table:table-cell>
          <table:table-cell table:style-name="ce26" office:value-type="float" office:value="0.000033" calcext:value-type="float">
            <text:p>0.000033</text:p>
          </table:table-cell>
          <table:table-cell table:style-name="ce26" office:value-type="float" office:value="0.000013" calcext:value-type="float">
            <text:p>0.000013</text:p>
          </table:table-cell>
          <table:table-cell table:style-name="ce30" office:value-type="float" office:value="0" calcext:value-type="float">
            <text:p>0.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.:</text:p>
          </table:table-cell>
          <table:table-cell table:style-name="ce27" table:formula="of:=SUM([.B6:.B86])" office:value-type="float" office:value="23.329353" calcext:value-type="float">
            <text:p>23.329353</text:p>
          </table:table-cell>
          <table:table-cell table:style-name="ce27" table:formula="of:=SUM([.C6:.C86])" office:value-type="float" office:value="23.332036" calcext:value-type="float">
            <text:p>23.332036</text:p>
          </table:table-cell>
          <table:table-cell table:style-name="ce27" table:formula="of:=SUM([.D6:.D86])" office:value-type="float" office:value="23.334153" calcext:value-type="float">
            <text:p>23.334153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@Arial Unicode MS" svg:font-family="'@Arial Unicode MS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5" loext:min-decimal-places="5" number:min-integer-digits="1" number:grouping="true"/>
    </number:number-style>
    <number:number-style style:name="N134">
      <number:number number:decimal-places="4" loext:min-decimal-places="4" number:min-integer-digits="1" number:grouping="true"/>
    </number:number-style>
    <number:number-style style:name="N135">
      <number:number number:decimal-places="3" loext:min-decimal-places="3" number:min-integer-digits="1" number:grouping="true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6" loext:min-decimal-places="6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ll._20_A" style:display-name="PageStyle_Ill.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65" style:display-name="PageStyle_D6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light_20_comp" style:display-name="PageStyle_Daylight co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31_20_col_20_observer" style:display-name="PageStyle_1931 col ob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_20_col_20_observer" style:display-name="PageStyle_1964 col observ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10-24T13:11:07</meta:creation-date>
    <dc:creator>Janos.P.Makai</dc:creator>
    <dc:date>2007-10-24T15:10:06</dc:date>
    <meta:document-statistic meta:table-count="5" meta:cell-count="1507" meta:object-count="6"/>
    <meta:generator>LibreOffice/5.0.3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over accent="true">
            <mi>x</mi>
            <mo stretchy="false">¯</mo>
          </mover>
          <mo stretchy="false">(</mo>
          <mi>λ</mi>
          <mo stretchy="false">)</mo>
        </mrow>
      </mstyle>
      <mrow/>
    </mrow>
    <annotation encoding="StarMath 5.0"> size 12{ { bar  {x}} \( λ \) } {}</annotation>
  </semantics>
</math>
</file>

<file path=Object 2/content.xml><?xml version="1.0" encoding="utf-8"?>
<math xmlns="http://www.w3.org/1998/Math/MathML" display="block">
  <semantics>
    <mrow>
      <mstyle mathsize="12pt">
        <mrow>
          <mover accent="true">
            <mi>y</mi>
            <mo stretchy="false">¯</mo>
          </mover>
          <mo stretchy="false">(</mo>
          <mi>λ</mi>
          <mo stretchy="false">)</mo>
        </mrow>
      </mstyle>
      <mrow/>
    </mrow>
    <annotation encoding="StarMath 5.0"> size 12{ { bar  {y}} \( λ \) } {}</annotation>
  </semantics>
</math>
</file>

<file path=Object 4/content.xml><?xml version="1.0" encoding="utf-8"?>
<math xmlns="http://www.w3.org/1998/Math/MathML" display="block">
  <semantics>
    <mrow>
      <mstyle mathsize="12pt">
        <mrow>
          <msub>
            <mover accent="true">
              <mi>x</mi>
              <mo stretchy="false">¯</mo>
            </mover>
            <mstyle mathsize="8pt">
              <mtext>10</mtext>
            </mstyle>
          </msub>
          <mo stretchy="false">(</mo>
          <mi>λ</mi>
          <mo stretchy="false">)</mo>
        </mrow>
      </mstyle>
      <mrow/>
    </mrow>
    <annotation encoding="StarMath 5.0"> size 12{ { bar  {x}} rSub { size 8{"10"} }  \( λ \) 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over accent="true">
              <mi>y</mi>
              <mo stretchy="false">¯</mo>
            </mover>
            <mstyle mathsize="8pt">
              <mtext>10</mtext>
            </mstyle>
          </msub>
          <mo stretchy="false">(</mo>
          <mi>λ</mi>
          <mo stretchy="false">)</mo>
        </mrow>
      </mstyle>
      <mrow/>
    </mrow>
    <annotation encoding="StarMath 5.0"> size 12{ { bar  {y}} rSub { size 8{"10"} }  \( λ \) } {}</annotation>
  </semantics>
</math>
</file>

<file path=Object 6/content.xml><?xml version="1.0" encoding="utf-8"?>
<math xmlns="http://www.w3.org/1998/Math/MathML" display="block">
  <semantics>
    <mrow>
      <mstyle mathsize="12pt">
        <mrow>
          <msub>
            <mover accent="true">
              <mi>z</mi>
              <mo stretchy="false">¯</mo>
            </mover>
            <mstyle mathsize="8pt">
              <mtext>10</mtext>
            </mstyle>
          </msub>
          <mo stretchy="false">(</mo>
          <mi>λ</mi>
          <mo stretchy="false">)</mo>
        </mrow>
      </mstyle>
      <mrow/>
    </mrow>
    <annotation encoding="StarMath 5.0"> size 12{ { bar  {z}} rSub { size 8{"10"} }  \( λ \) } {}</annotation>
  </semantics>
</math>
</file>